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8cm"/>
    </style:style>
    <style:style style:name="co3" style:family="table-column">
      <style:table-column-properties fo:break-before="auto" style:column-width="14.212cm"/>
    </style:style>
    <style:style style:name="co4" style:family="table-column">
      <style:table-column-properties fo:break-before="auto" style:column-width="10.3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YPES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1">
            <text:p>31</text:p>
          </table:table-cell>
          <table:table-cell office:value-type="float" office:value="17932">
            <text:p>17932</text:p>
          </table:table-cell>
          <table:table-cell table:style-name="ce2"/>
          <table:table-cell table:formula="of:=CONCATENATE(&quot;private static void fillTyp&quot;;[.A1];&quot;(){ &quot;;&quot;TYP&quot;;[.A1];&quot; = new GemLvl(&quot;&quot;&quot;;[.A1];&quot;&quot;&quot;);&quot;;&quot;List&lt;Integer&gt; intlist = new ArrayList&lt;&gt;();&quot;;&quot;intlist.add(&quot;;[.B1];&quot;);&quot;)" office:value-type="string" office:string-value="private static void fillTyp31(){ TYP31 = new GemLvl(&quot;31&quot;);List&lt;Integer&gt; intlist = new ArrayList&lt;&gt;();intlist.add(17932);">
            <text:p>private static void fillTyp31(){ TYP31 = new GemLvl("31");List&lt;Integer&gt; intlist = new ArrayList&lt;&gt;();intlist.add(17932);</text:p>
          </table:table-cell>
        </table:table-row>
        <table:table-row table:style-name="ro1">
          <table:table-cell/>
          <table:table-cell office:value-type="float" office:value="225766">
            <text:p>225766</text:p>
          </table:table-cell>
          <table:table-cell table:style-name="ce2"/>
          <table:table-cell table:formula="of:=CONCATENATE(&quot;intlist.add(&quot;;[.B2];&quot;);&quot;)" office:value-type="string" office:string-value="intlist.add(225766);">
            <text:p>intlist.add(225766);</text:p>
          </table:table-cell>
        </table:table-row>
        <table:table-row table:style-name="ro1">
          <table:table-cell/>
          <table:table-cell office:value-type="float" office:value="282073">
            <text:p>282073</text:p>
          </table:table-cell>
          <table:table-cell table:style-name="ce2"/>
          <table:table-cell table:formula="of:=CONCATENATE(&quot;intlist.add(&quot;;[.B3];&quot;);&quot;)" office:value-type="string" office:string-value="intlist.add(282073);">
            <text:p>intlist.add(282073);</text:p>
          </table:table-cell>
        </table:table-row>
        <table:table-row table:style-name="ro1">
          <table:table-cell/>
          <table:table-cell office:value-type="float" office:value="349759">
            <text:p>349759</text:p>
          </table:table-cell>
          <table:table-cell table:style-name="ce2"/>
          <table:table-cell table:formula="of:=CONCATENATE(&quot;intlist.add(&quot;;[.B4];&quot;);&quot;)" office:value-type="string" office:string-value="intlist.add(349759);">
            <text:p>intlist.add(349759);</text:p>
          </table:table-cell>
        </table:table-row>
        <table:table-row table:style-name="ro1">
          <table:table-cell/>
          <table:table-cell office:value-type="float" office:value="431204">
            <text:p>431204</text:p>
          </table:table-cell>
          <table:table-cell table:style-name="ce2"/>
          <table:table-cell table:formula="of:=CONCATENATE(&quot;intlist.add(&quot;;[.B5];&quot;);&quot;)" office:value-type="string" office:string-value="intlist.add(431204);">
            <text:p>intlist.add(431204);</text:p>
          </table:table-cell>
        </table:table-row>
        <table:table-row table:style-name="ro1">
          <table:table-cell/>
          <table:table-cell office:value-type="float" office:value="528465">
            <text:p>528465</text:p>
          </table:table-cell>
          <table:table-cell table:style-name="ce2"/>
          <table:table-cell table:formula="of:=CONCATENATE(&quot;intlist.add(&quot;;[.B6];&quot;);&quot;)" office:value-type="string" office:string-value="intlist.add(528465);">
            <text:p>intlist.add(528465);</text:p>
          </table:table-cell>
        </table:table-row>
        <table:table-row table:style-name="ro1">
          <table:table-cell/>
          <table:table-cell office:value-type="float" office:value="644165">
            <text:p>644165</text:p>
          </table:table-cell>
          <table:table-cell table:style-name="ce2"/>
          <table:table-cell table:formula="of:=CONCATENATE(&quot;intlist.add(&quot;;[.B7];&quot;);&quot;)" office:value-type="string" office:string-value="intlist.add(644165);">
            <text:p>intlist.add(644165);</text:p>
          </table:table-cell>
        </table:table-row>
        <table:table-row table:style-name="ro1">
          <table:table-cell/>
          <table:table-cell office:value-type="float" office:value="782325">
            <text:p>782325</text:p>
          </table:table-cell>
          <table:table-cell table:style-name="ce2"/>
          <table:table-cell table:formula="of:=CONCATENATE(&quot;intlist.add(&quot;;[.B8];&quot;);&quot;)" office:value-type="string" office:string-value="intlist.add(782325);">
            <text:p>intlist.add(782325);</text:p>
          </table:table-cell>
        </table:table-row>
        <table:table-row table:style-name="ro1">
          <table:table-cell/>
          <table:table-cell office:value-type="float" office:value="945554">
            <text:p>945554</text:p>
          </table:table-cell>
          <table:table-cell table:style-name="ce2"/>
          <table:table-cell table:formula="of:=CONCATENATE(&quot;intlist.add(&quot;;[.B9];&quot;);&quot;)" office:value-type="string" office:string-value="intlist.add(945554);">
            <text:p>intlist.add(945554);</text:p>
          </table:table-cell>
        </table:table-row>
        <table:table-row table:style-name="ro1">
          <table:table-cell/>
          <table:table-cell office:value-type="float" office:value="1138877">
            <text:p>1138877</text:p>
          </table:table-cell>
          <table:table-cell table:style-name="ce2"/>
          <table:table-cell table:formula="of:=CONCATENATE(&quot;intlist.add(&quot;;[.B10];&quot;);&quot;)" office:value-type="string" office:string-value="intlist.add(1138877);">
            <text:p>intlist.add(1138877);</text:p>
          </table:table-cell>
        </table:table-row>
        <table:table-row table:style-name="ro1">
          <table:table-cell/>
          <table:table-cell office:value-type="float" office:value="1368233">
            <text:p>1368233</text:p>
          </table:table-cell>
          <table:table-cell table:style-name="ce2"/>
          <table:table-cell table:formula="of:=CONCATENATE(&quot;intlist.add(&quot;;[.B11];&quot;);&quot;)" office:value-type="string" office:string-value="intlist.add(1368233);">
            <text:p>intlist.add(1368233);</text:p>
          </table:table-cell>
        </table:table-row>
        <table:table-row table:style-name="ro1">
          <table:table-cell/>
          <table:table-cell office:value-type="float" office:value="1638338">
            <text:p>1638338</text:p>
          </table:table-cell>
          <table:table-cell table:style-name="ce2"/>
          <table:table-cell table:formula="of:=CONCATENATE(&quot;intlist.add(&quot;;[.B12];&quot;);&quot;)" office:value-type="string" office:string-value="intlist.add(1638338);">
            <text:p>intlist.add(1638338);</text:p>
          </table:table-cell>
        </table:table-row>
        <table:table-row table:style-name="ro1">
          <table:table-cell/>
          <table:table-cell office:value-type="float" office:value="1956648">
            <text:p>1956648</text:p>
          </table:table-cell>
          <table:table-cell table:style-name="ce2"/>
          <table:table-cell table:formula="of:=CONCATENATE(&quot;intlist.add(&quot;;[.B13];&quot;);&quot;)" office:value-type="string" office:string-value="intlist.add(1956648);">
            <text:p>intlist.add(1956648);</text:p>
          </table:table-cell>
        </table:table-row>
        <table:table-row table:style-name="ro1">
          <table:table-cell/>
          <table:table-cell office:value-type="float" office:value="2329968">
            <text:p>2329968</text:p>
          </table:table-cell>
          <table:table-cell/>
          <table:table-cell table:formula="of:=CONCATENATE(&quot;intlist.add(&quot;;[.B14];&quot;);&quot;)" office:value-type="string" office:string-value="intlist.add(2329968);">
            <text:p>intlist.add(2329968);</text:p>
          </table:table-cell>
        </table:table-row>
        <table:table-row table:style-name="ro1">
          <table:table-cell/>
          <table:table-cell office:value-type="float" office:value="9826462">
            <text:p>9826462</text:p>
          </table:table-cell>
          <table:table-cell table:style-name="ce2"/>
          <table:table-cell table:formula="of:=CONCATENATE(&quot;intlist.add(&quot;;[.B15];&quot;);&quot;)" office:value-type="string" office:string-value="intlist.add(9826462);">
            <text:p>intlist.add(9826462);</text:p>
          </table:table-cell>
        </table:table-row>
        <table:table-row table:style-name="ro1">
          <table:table-cell/>
          <table:table-cell office:value-type="float" office:value="21126787">
            <text:p>21126787</text:p>
          </table:table-cell>
          <table:table-cell table:style-name="ce2"/>
          <table:table-cell table:formula="of:=CONCATENATE(&quot;intlist.add(&quot;;[.B16];&quot;);&quot;)" office:value-type="string" office:string-value="intlist.add(21126787);">
            <text:p>intlist.add(21126787);</text:p>
          </table:table-cell>
        </table:table-row>
        <table:table-row table:style-name="ro1">
          <table:table-cell/>
          <table:table-cell office:value-type="float" office:value="50254966">
            <text:p>50254966</text:p>
          </table:table-cell>
          <table:table-cell table:style-name="ce2"/>
          <table:table-cell table:formula="of:=CONCATENATE(&quot;intlist.add(&quot;;[.B17];&quot;);&quot;)" office:value-type="string" office:string-value="intlist.add(50254966);">
            <text:p>intlist.add(50254966);</text:p>
          </table:table-cell>
        </table:table-row>
        <table:table-row table:style-name="ro1">
          <table:table-cell/>
          <table:table-cell office:value-type="float" office:value="89391985">
            <text:p>89391985</text:p>
          </table:table-cell>
          <table:table-cell table:style-name="ce2"/>
          <table:table-cell table:formula="of:=CONCATENATE(&quot;intlist.add(&quot;;[.B18];&quot;);&quot;)" office:value-type="string" office:string-value="intlist.add(89391985);">
            <text:p>intlist.add(89391985);</text:p>
          </table:table-cell>
        </table:table-row>
        <table:table-row table:style-name="ro1">
          <table:table-cell/>
          <table:table-cell office:value-type="float" office:value="146266188">
            <text:p>146266188</text:p>
          </table:table-cell>
          <table:table-cell table:style-name="ce2"/>
          <table:table-cell table:formula="of:=CONCATENATE(&quot;intlist.add(&quot;;[.B19];&quot;);&quot;;&quot;TYP&quot;;[.A1];&quot;.setExp(intlist);}&quot;)" office:value-type="string" office:string-value="intlist.add(146266188);TYP31.setExp(intlist);}">
            <text:p>intlist.add(146266188);TYP31.setExp(intlist);}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8383">
            <text:p>118383</text:p>
          </table:table-cell>
          <table:table-cell table:style-name="ce2"/>
          <table:table-cell table:formula="of:=CONCATENATE(&quot;private static void fillTyp&quot;;[.A21];&quot;(){ &quot;;&quot;TYP&quot;;[.A21];&quot; = new GemLvl(&quot;&quot;&quot;;[.A21];&quot;&quot;&quot;);&quot;;&quot;List&lt;Integer&gt; intlist = new ArrayList&lt;&gt;();&quot;;&quot;intlist.add(&quot;;[.B21];&quot;);&quot;)" office:value-type="string" office:string-value="private static void fillTyp24(){ TYP24 = new GemLvl(&quot;24&quot;);List&lt;Integer&gt; intlist = new ArrayList&lt;&gt;();intlist.add(118383);">
            <text:p>private static void fillTyp24(){ TYP24 = new GemLvl("24");List&lt;Integer&gt; intlist = new ArrayList&lt;&gt;();intlist.add(118383);</text:p>
          </table:table-cell>
        </table:table-row>
        <table:table-row table:style-name="ro1">
          <table:table-cell/>
          <table:table-cell office:value-type="float" office:value="175816">
            <text:p>175816</text:p>
          </table:table-cell>
          <table:table-cell table:style-name="ce2"/>
          <table:table-cell table:formula="of:=CONCATENATE(&quot;intlist.add(&quot;;[.B22];&quot;);&quot;)" office:value-type="string" office:string-value="intlist.add(175816);">
            <text:p>intlist.add(175816);</text:p>
          </table:table-cell>
        </table:table-row>
        <table:table-row table:style-name="ro1">
          <table:table-cell/>
          <table:table-cell office:value-type="float" office:value="254061">
            <text:p>254061</text:p>
          </table:table-cell>
          <table:table-cell table:style-name="ce2"/>
          <table:table-cell table:formula="of:=CONCATENATE(&quot;intlist.add(&quot;;[.B23];&quot;);&quot;)" office:value-type="string" office:string-value="intlist.add(254061);">
            <text:p>intlist.add(254061);</text:p>
          </table:table-cell>
        </table:table-row>
        <table:table-row table:style-name="ro1">
          <table:table-cell/>
          <table:table-cell office:value-type="float" office:value="225766">
            <text:p>225766</text:p>
          </table:table-cell>
          <table:table-cell table:style-name="ce2"/>
          <table:table-cell table:formula="of:=CONCATENATE(&quot;intlist.add(&quot;;[.B24];&quot;);&quot;)" office:value-type="string" office:string-value="intlist.add(225766);">
            <text:p>intlist.add(225766);</text:p>
          </table:table-cell>
        </table:table-row>
        <table:table-row table:style-name="ro1">
          <table:table-cell/>
          <table:table-cell office:value-type="float" office:value="447718">
            <text:p>447718</text:p>
          </table:table-cell>
          <table:table-cell table:style-name="ce2"/>
          <table:table-cell table:formula="of:=CONCATENATE(&quot;intlist.add(&quot;;[.B25];&quot;);&quot;)" office:value-type="string" office:string-value="intlist.add(447718);">
            <text:p>intlist.add(447718);</text:p>
          </table:table-cell>
        </table:table-row>
        <table:table-row table:style-name="ro1">
          <table:table-cell/>
          <table:table-cell office:value-type="float" office:value="388734">
            <text:p>388734</text:p>
          </table:table-cell>
          <table:table-cell table:style-name="ce2"/>
          <table:table-cell table:formula="of:=CONCATENATE(&quot;intlist.add(&quot;;[.B26];&quot;);&quot;)" office:value-type="string" office:string-value="intlist.add(388734);">
            <text:p>intlist.add(388734);</text:p>
          </table:table-cell>
        </table:table-row>
        <table:table-row table:style-name="ro1">
          <table:table-cell/>
          <table:table-cell office:value-type="float" office:value="755049">
            <text:p>755049</text:p>
          </table:table-cell>
          <table:table-cell table:style-name="ce2"/>
          <table:table-cell table:formula="of:=CONCATENATE(&quot;intlist.add(&quot;;[.B27];&quot;);&quot;)" office:value-type="string" office:string-value="intlist.add(755049);">
            <text:p>intlist.add(755049);</text:p>
          </table:table-cell>
        </table:table-row>
        <table:table-row table:style-name="ro1">
          <table:table-cell/>
          <table:table-cell office:value-type="float" office:value="1016533">
            <text:p>1016533</text:p>
          </table:table-cell>
          <table:table-cell table:style-name="ce2"/>
          <table:table-cell table:formula="of:=CONCATENATE(&quot;intlist.add(&quot;;[.B28];&quot;);&quot;)" office:value-type="string" office:string-value="intlist.add(1016533);">
            <text:p>intlist.add(1016533);</text:p>
          </table:table-cell>
        </table:table-row>
        <table:table-row table:style-name="ro1">
          <table:table-cell/>
          <table:table-cell office:value-type="float" office:value="860401">
            <text:p>860401</text:p>
          </table:table-cell>
          <table:table-cell table:style-name="ce2"/>
          <table:table-cell table:formula="of:=CONCATENATE(&quot;intlist.add(&quot;;[.B29];&quot;);&quot;)" office:value-type="string" office:string-value="intlist.add(860401);">
            <text:p>intlist.add(860401);</text:p>
          </table:table-cell>
        </table:table-row>
        <table:table-row table:style-name="ro1">
          <table:table-cell/>
          <table:table-cell office:value-type="float" office:value="1038201">
            <text:p>1038201</text:p>
          </table:table-cell>
          <table:table-cell table:style-name="ce2"/>
          <table:table-cell table:formula="of:=CONCATENATE(&quot;intlist.add(&quot;;[.B30];&quot;);&quot;)" office:value-type="string" office:string-value="intlist.add(1038201);">
            <text:p>intlist.add(1038201);</text:p>
          </table:table-cell>
        </table:table-row>
        <table:table-row table:style-name="ro1">
          <table:table-cell/>
          <table:table-cell office:value-type="float" office:value="1248678">
            <text:p>1248678</text:p>
          </table:table-cell>
          <table:table-cell table:style-name="ce2"/>
          <table:table-cell table:formula="of:=CONCATENATE(&quot;intlist.add(&quot;;[.B31];&quot;);&quot;)" office:value-type="string" office:string-value="intlist.add(1248678);">
            <text:p>intlist.add(1248678);</text:p>
          </table:table-cell>
        </table:table-row>
        <table:table-row table:style-name="ro1">
          <table:table-cell/>
          <table:table-cell office:value-type="float" office:value="1498138">
            <text:p>1498138</text:p>
          </table:table-cell>
          <table:table-cell table:style-name="ce2"/>
          <table:table-cell table:formula="of:=CONCATENATE(&quot;intlist.add(&quot;;[.B32];&quot;);&quot;)" office:value-type="string" office:string-value="intlist.add(1498138);">
            <text:p>intlist.add(1498138);</text:p>
          </table:table-cell>
        </table:table-row>
        <table:table-row table:style-name="ro1">
          <table:table-cell/>
          <table:table-cell office:value-type="float" office:value="1790934">
            <text:p>1790934</text:p>
          </table:table-cell>
          <table:table-cell table:style-name="ce2"/>
          <table:table-cell table:formula="of:=CONCATENATE(&quot;intlist.add(&quot;;[.B33];&quot;);&quot;)" office:value-type="string" office:string-value="intlist.add(1790934);">
            <text:p>intlist.add(1790934);</text:p>
          </table:table-cell>
        </table:table-row>
        <table:table-row table:style-name="ro1">
          <table:table-cell/>
          <table:table-cell office:value-type="float" office:value="3351223">
            <text:p>3351223</text:p>
          </table:table-cell>
          <table:table-cell table:style-name="ce2"/>
          <table:table-cell table:formula="of:=CONCATENATE(&quot;intlist.add(&quot;;[.B34];&quot;);&quot;)" office:value-type="string" office:string-value="intlist.add(3351223);">
            <text:p>intlist.add(3351223);</text:p>
          </table:table-cell>
        </table:table-row>
        <table:table-row table:style-name="ro1">
          <table:table-cell/>
          <table:table-cell office:value-type="float" office:value="9900250">
            <text:p>9900250</text:p>
          </table:table-cell>
          <table:table-cell table:style-name="ce2"/>
          <table:table-cell table:formula="of:=CONCATENATE(&quot;intlist.add(&quot;;[.B35];&quot;);&quot;)" office:value-type="string" office:string-value="intlist.add(9900250);">
            <text:p>intlist.add(9900250);</text:p>
          </table:table-cell>
        </table:table-row>
        <table:table-row table:style-name="ro1">
          <table:table-cell/>
          <table:table-cell office:value-type="float" office:value="21274363">
            <text:p>21274363</text:p>
          </table:table-cell>
          <table:table-cell table:style-name="ce2"/>
          <table:table-cell table:formula="of:=CONCATENATE(&quot;intlist.add(&quot;;[.B36];&quot;);&quot;)" office:value-type="string" office:string-value="intlist.add(21274363);">
            <text:p>intlist.add(21274363);</text:p>
          </table:table-cell>
        </table:table-row>
        <table:table-row table:style-name="ro1">
          <table:table-cell/>
          <table:table-cell office:value-type="float" office:value="50550118">
            <text:p>50550118</text:p>
          </table:table-cell>
          <table:table-cell table:style-name="ce2"/>
          <table:table-cell table:formula="of:=CONCATENATE(&quot;intlist.add(&quot;;[.B37];&quot;);&quot;)" office:value-type="string" office:string-value="intlist.add(50550118);">
            <text:p>intlist.add(50550118);</text:p>
          </table:table-cell>
        </table:table-row>
        <table:table-row table:style-name="ro1">
          <table:table-cell/>
          <table:table-cell office:value-type="float" office:value="89834713">
            <text:p>89834713</text:p>
          </table:table-cell>
          <table:table-cell table:style-name="ce2"/>
          <table:table-cell table:formula="of:=CONCATENATE(&quot;intlist.add(&quot;;[.B38];&quot;);&quot;)" office:value-type="string" office:string-value="intlist.add(89834713);">
            <text:p>intlist.add(89834713);</text:p>
          </table:table-cell>
        </table:table-row>
        <table:table-row table:style-name="ro1">
          <table:table-cell/>
          <table:table-cell office:value-type="float" office:value="146782704">
            <text:p>146782704</text:p>
          </table:table-cell>
          <table:table-cell table:style-name="ce2"/>
          <table:table-cell table:formula="of:=CONCATENATE(&quot;intlist.add(&quot;;[.B39];&quot;);&quot;;&quot;TYP&quot;;[.A21];&quot;.setExp(intlist);}&quot;)" office:value-type="string" office:string-value="intlist.add(146782704);TYP24.setExp(intlist);}">
            <text:p>intlist.add(146782704);TYP24.setExp(intlist);}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1983">
            <text:p>81983</text:p>
          </table:table-cell>
          <table:table-cell/>
          <table:table-cell table:formula="of:=CONCATENATE(&quot;private static void fillTyp&quot;;[.A41];&quot;(){ &quot;;&quot;TYP&quot;;[.A41];&quot; = new GemLvl(&quot;&quot;&quot;;[.A41];&quot;&quot;&quot;);&quot;;&quot;List&lt;Integer&gt; intlist = new ArrayList&lt;&gt;();&quot;;&quot;intlist.add(&quot;;[.B41];&quot;);&quot;)" office:value-type="string" office:string-value="private static void fillTyp19(){ TYP19 = new GemLvl(&quot;19&quot;);List&lt;Integer&gt; intlist = new ArrayList&lt;&gt;();intlist.add(81983);">
            <text:p>private static void fillTyp19(){ TYP19 = new GemLvl("19");List&lt;Integer&gt; intlist = new ArrayList&lt;&gt;();intlist.add(81983);</text:p>
          </table:table-cell>
        </table:table-row>
        <table:table-row table:style-name="ro1">
          <table:table-cell/>
          <table:table-cell office:value-type="float" office:value="63765">
            <text:p>63765</text:p>
          </table:table-cell>
          <table:table-cell/>
          <table:table-cell table:formula="of:=CONCATENATE(&quot;intlist.add(&quot;;[.B42];&quot;);&quot;)" office:value-type="string" office:string-value="intlist.add(63765);">
            <text:p>intlist.add(63765);</text:p>
          </table:table-cell>
        </table:table-row>
        <table:table-row table:style-name="ro1">
          <table:table-cell/>
          <table:table-cell office:value-type="float" office:value="135415">
            <text:p>135415</text:p>
          </table:table-cell>
          <table:table-cell/>
          <table:table-cell table:formula="of:=CONCATENATE(&quot;intlist.add(&quot;;[.B43];&quot;);&quot;)" office:value-type="string" office:string-value="intlist.add(135415);">
            <text:p>intlist.add(135415);</text:p>
          </table:table-cell>
        </table:table-row>
        <table:table-row table:style-name="ro1">
          <table:table-cell/>
          <table:table-cell office:value-type="float" office:value="199345">
            <text:p>199345</text:p>
          </table:table-cell>
          <table:table-cell/>
          <table:table-cell table:formula="of:=CONCATENATE(&quot;intlist.add(&quot;;[.B44];&quot;);&quot;)" office:value-type="string" office:string-value="intlist.add(199345);">
            <text:p>intlist.add(199345);</text:p>
          </table:table-cell>
        </table:table-row>
        <table:table-row table:style-name="ro1">
          <table:table-cell/>
          <table:table-cell office:value-type="float" office:value="285815">
            <text:p>285815</text:p>
          </table:table-cell>
          <table:table-cell/>
          <table:table-cell table:formula="of:=CONCATENATE(&quot;intlist.add(&quot;;[.B45];&quot;);&quot;)" office:value-type="string" office:string-value="intlist.add(285815);">
            <text:p>intlist.add(285815);</text:p>
          </table:table-cell>
        </table:table-row>
        <table:table-row table:style-name="ro1">
          <table:table-cell/>
          <table:table-cell office:value-type="float" office:value="401344">
            <text:p>401344</text:p>
          </table:table-cell>
          <table:table-cell/>
          <table:table-cell table:formula="of:=CONCATENATE(&quot;intlist.add(&quot;;[.B46];&quot;);&quot;)" office:value-type="string" office:string-value="intlist.add(401344);">
            <text:p>intlist.add(401344);</text:p>
          </table:table-cell>
        </table:table-row>
        <table:table-row table:style-name="ro1">
          <table:table-cell/>
          <table:table-cell office:value-type="float" office:value="554379">
            <text:p>554379</text:p>
          </table:table-cell>
          <table:table-cell/>
          <table:table-cell table:formula="of:=CONCATENATE(&quot;intlist.add(&quot;;[.B47];&quot;);&quot;)" office:value-type="string" office:string-value="intlist.add(554379);">
            <text:p>intlist.add(554379);</text:p>
          </table:table-cell>
        </table:table-row>
        <table:table-row table:style-name="ro1">
          <table:table-cell/>
          <table:table-cell office:value-type="float" office:value="755049">
            <text:p>755049</text:p>
          </table:table-cell>
          <table:table-cell/>
          <table:table-cell table:formula="of:=CONCATENATE(&quot;intlist.add(&quot;;[.B48];&quot;);&quot;)" office:value-type="string" office:string-value="intlist.add(755049);">
            <text:p>intlist.add(755049);</text:p>
          </table:table-cell>
        </table:table-row>
        <table:table-row table:style-name="ro1">
          <table:table-cell/>
          <table:table-cell office:value-type="float" office:value="1016533">
            <text:p>1016533</text:p>
          </table:table-cell>
          <table:table-cell/>
          <table:table-cell table:formula="of:=CONCATENATE(&quot;intlist.add(&quot;;[.B49];&quot;);&quot;)" office:value-type="string" office:string-value="intlist.add(1016533);">
            <text:p>intlist.add(1016533);</text:p>
          </table:table-cell>
        </table:table-row>
        <table:table-row table:style-name="ro1">
          <table:table-cell/>
          <table:table-cell office:value-type="float" office:value="1355511">
            <text:p>1355511</text:p>
          </table:table-cell>
          <table:table-cell/>
          <table:table-cell table:formula="of:=CONCATENATE(&quot;intlist.add(&quot;;[.B50];&quot;);&quot;)" office:value-type="string" office:string-value="intlist.add(1355511);">
            <text:p>intlist.add(1355511);</text:p>
          </table:table-cell>
        </table:table-row>
        <table:table-row table:style-name="ro1">
          <table:table-cell/>
          <table:table-cell office:value-type="float" office:value="1791769">
            <text:p>1791769</text:p>
          </table:table-cell>
          <table:table-cell/>
          <table:table-cell table:formula="of:=CONCATENATE(&quot;intlist.add(&quot;;[.B51];&quot;);&quot;)" office:value-type="string" office:string-value="intlist.add(1791769);">
            <text:p>intlist.add(1791769);</text:p>
          </table:table-cell>
        </table:table-row>
        <table:table-row table:style-name="ro1">
          <table:table-cell/>
          <table:table-cell office:value-type="float" office:value="1498138">
            <text:p>1498138</text:p>
          </table:table-cell>
          <table:table-cell/>
          <table:table-cell table:formula="of:=CONCATENATE(&quot;intlist.add(&quot;;[.B52];&quot;);&quot;)" office:value-type="string" office:string-value="intlist.add(1498138);">
            <text:p>intlist.add(1498138);</text:p>
          </table:table-cell>
        </table:table-row>
        <table:table-row table:style-name="ro1">
          <table:table-cell/>
          <table:table-cell office:value-type="float" office:value="1790934">
            <text:p>1790934</text:p>
          </table:table-cell>
          <table:table-cell/>
          <table:table-cell table:formula="of:=CONCATENATE(&quot;intlist.add(&quot;;[.B53];&quot;);&quot;)" office:value-type="string" office:string-value="intlist.add(1790934);">
            <text:p>intlist.add(1790934);</text:p>
          </table:table-cell>
        </table:table-row>
        <table:table-row table:style-name="ro1">
          <table:table-cell/>
          <table:table-cell office:value-type="float" office:value="3351223">
            <text:p>3351223</text:p>
          </table:table-cell>
          <table:table-cell/>
          <table:table-cell table:formula="of:=CONCATENATE(&quot;intlist.add(&quot;;[.B54];&quot;);&quot;)" office:value-type="string" office:string-value="intlist.add(3351223);">
            <text:p>intlist.add(3351223);</text:p>
          </table:table-cell>
        </table:table-row>
        <table:table-row table:style-name="ro1">
          <table:table-cell/>
          <table:table-cell office:value-type="float" office:value="9922564">
            <text:p>9922564</text:p>
          </table:table-cell>
          <table:table-cell/>
          <table:table-cell table:formula="of:=CONCATENATE(&quot;intlist.add(&quot;;[.B55];&quot;);&quot;)" office:value-type="string" office:string-value="intlist.add(9922564);">
            <text:p>intlist.add(9922564);</text:p>
          </table:table-cell>
        </table:table-row>
        <table:table-row table:style-name="ro1">
          <table:table-cell/>
          <table:table-cell office:value-type="float" office:value="21318990">
            <text:p>21318990</text:p>
          </table:table-cell>
          <table:table-cell/>
          <table:table-cell table:formula="of:=CONCATENATE(&quot;intlist.add(&quot;;[.B56];&quot;);&quot;)" office:value-type="string" office:string-value="intlist.add(21318990);">
            <text:p>intlist.add(21318990);</text:p>
          </table:table-cell>
        </table:table-row>
        <table:table-row table:style-name="ro1">
          <table:table-cell/>
          <table:table-cell office:value-type="float" office:value="50639372">
            <text:p>50639372</text:p>
          </table:table-cell>
          <table:table-cell/>
          <table:table-cell table:formula="of:=CONCATENATE(&quot;intlist.add(&quot;;[.B57];&quot;);&quot;)" office:value-type="string" office:string-value="intlist.add(50639372);">
            <text:p>intlist.add(50639372);</text:p>
          </table:table-cell>
        </table:table-row>
        <table:table-row table:style-name="ro1">
          <table:table-cell/>
          <table:table-cell office:value-type="float" office:value="89968595">
            <text:p>89968595</text:p>
          </table:table-cell>
          <table:table-cell/>
          <table:table-cell table:formula="of:=CONCATENATE(&quot;intlist.add(&quot;;[.B58];&quot;);&quot;)" office:value-type="string" office:string-value="intlist.add(89968595);">
            <text:p>intlist.add(89968595);</text:p>
          </table:table-cell>
        </table:table-row>
        <table:table-row table:style-name="ro1">
          <table:table-cell/>
          <table:table-cell office:value-type="float" office:value="146938899">
            <text:p>146938899</text:p>
          </table:table-cell>
          <table:table-cell/>
          <table:table-cell table:formula="of:=CONCATENATE(&quot;intlist.add(&quot;;[.B59];&quot;);&quot;;&quot;TYP&quot;;[.A41];&quot;.setExp(intlist);}&quot;)" office:value-type="string" office:string-value="intlist.add(146938899);TYP19.setExp(intlist);}">
            <text:p>intlist.add(146938899);TYP19.setExp(intlist);}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249">
            <text:p>15249</text:p>
          </table:table-cell>
          <table:table-cell/>
          <table:table-cell table:formula="of:=CONCATENATE(&quot;private static void fillTyp&quot;;[.A63];&quot;(){ &quot;;&quot;TYP&quot;;[.A63];&quot; = new GemLvl(&quot;&quot;&quot;;[.A63];&quot;&quot;&quot;);&quot;;&quot;List&lt;Integer&gt; intlist = new ArrayList&lt;&gt;();&quot;;&quot;intlist.add(&quot;;[.B63];&quot;);&quot;)" office:value-type="string" office:string-value="private static void fillTyp12(){ TYP12 = new GemLvl(&quot;12&quot;);List&lt;Integer&gt; intlist = new ArrayList&lt;&gt;();intlist.add(15249);">
            <text:p>private static void fillTyp12(){ TYP12 = new GemLvl("12");List&lt;Integer&gt; intlist = new ArrayList&lt;&gt;();intlist.add(15249);</text:p>
          </table:table-cell>
        </table:table-row>
        <table:table-row table:style-name="ro1">
          <table:table-cell/>
          <table:table-cell office:value-type="float" office:value="2813">
            <text:p>2813</text:p>
          </table:table-cell>
          <table:table-cell/>
          <table:table-cell table:formula="of:=CONCATENATE(&quot;intlist.add(&quot;;[.B64];&quot;);&quot;)" office:value-type="string" office:string-value="intlist.add(2813);">
            <text:p>intlist.add(2813);</text:p>
          </table:table-cell>
        </table:table-row>
        <table:table-row table:style-name="ro1">
          <table:table-cell/>
          <table:table-cell office:value-type="float" office:value="47943">
            <text:p>47943</text:p>
          </table:table-cell>
          <table:table-cell/>
          <table:table-cell table:formula="of:=CONCATENATE(&quot;intlist.add(&quot;;[.B65];&quot;);&quot;)" office:value-type="string" office:string-value="intlist.add(47943);">
            <text:p>intlist.add(47943);</text:p>
          </table:table-cell>
        </table:table-row>
        <table:table-row table:style-name="ro1">
          <table:table-cell/>
          <table:table-cell office:value-type="float" office:value="77012">
            <text:p>77012</text:p>
          </table:table-cell>
          <table:table-cell/>
          <table:table-cell table:formula="of:=CONCATENATE(&quot;intlist.add(&quot;;[.B66];&quot;);&quot;)" office:value-type="string" office:string-value="intlist.add(77012);">
            <text:p>intlist.add(77012);</text:p>
          </table:table-cell>
        </table:table-row>
        <table:table-row table:style-name="ro1">
          <table:table-cell/>
          <table:table-cell office:value-type="float" office:value="118383">
            <text:p>118383</text:p>
          </table:table-cell>
          <table:table-cell/>
          <table:table-cell table:formula="of:=CONCATENATE(&quot;intlist.add(&quot;;[.B67];&quot;);&quot;)" office:value-type="string" office:string-value="intlist.add(118383);">
            <text:p>intlist.add(118383);</text:p>
          </table:table-cell>
        </table:table-row>
        <table:table-row table:style-name="ro1">
          <table:table-cell/>
          <table:table-cell office:value-type="float" office:value="250557">
            <text:p>250557</text:p>
          </table:table-cell>
          <table:table-cell/>
          <table:table-cell table:formula="of:=CONCATENATE(&quot;intlist.add(&quot;;[.B68];&quot;);&quot;)" office:value-type="string" office:string-value="intlist.add(250557);">
            <text:p>intlist.add(250557);</text:p>
          </table:table-cell>
        </table:table-row>
        <table:table-row table:style-name="ro1">
          <table:table-cell/>
          <table:table-cell office:value-type="float" office:value="405086">
            <text:p>405086</text:p>
          </table:table-cell>
          <table:table-cell/>
          <table:table-cell table:formula="of:=CONCATENATE(&quot;intlist.add(&quot;;[.B69];&quot;);&quot;)" office:value-type="string" office:string-value="intlist.add(405086);">
            <text:p>intlist.add(405086);</text:p>
          </table:table-cell>
        </table:table-row>
        <table:table-row table:style-name="ro1">
          <table:table-cell/>
          <table:table-cell office:value-type="float" office:value="447718">
            <text:p>447718</text:p>
          </table:table-cell>
          <table:table-cell/>
          <table:table-cell table:formula="of:=CONCATENATE(&quot;intlist.add(&quot;;[.B70];&quot;);&quot;)" office:value-type="string" office:string-value="intlist.add(447718);">
            <text:p>intlist.add(447718);</text:p>
          </table:table-cell>
        </table:table-row>
        <table:table-row table:style-name="ro1">
          <table:table-cell/>
          <table:table-cell office:value-type="float" office:value="615318">
            <text:p>615318</text:p>
          </table:table-cell>
          <table:table-cell/>
          <table:table-cell table:formula="of:=CONCATENATE(&quot;intlist.add(&quot;;[.B71];&quot;);&quot;)" office:value-type="string" office:string-value="intlist.add(615318);">
            <text:p>intlist.add(615318);</text:p>
          </table:table-cell>
        </table:table-row>
        <table:table-row table:style-name="ro1">
          <table:table-cell/>
          <table:table-cell office:value-type="float" office:value="1172630">
            <text:p>1172630</text:p>
          </table:table-cell>
          <table:table-cell/>
          <table:table-cell table:formula="of:=CONCATENATE(&quot;intlist.add(&quot;;[.B72];&quot;);&quot;)" office:value-type="string" office:string-value="intlist.add(1172630);">
            <text:p>intlist.add(1172630);</text:p>
          </table:table-cell>
        </table:table-row>
        <table:table-row table:style-name="ro1">
          <table:table-cell/>
          <table:table-cell office:value-type="float" office:value="1727879">
            <text:p>1727879</text:p>
          </table:table-cell>
          <table:table-cell/>
          <table:table-cell table:formula="of:=CONCATENATE(&quot;intlist.add(&quot;;[.B73];&quot;);&quot;)" office:value-type="string" office:string-value="intlist.add(1727879);">
            <text:p>intlist.add(1727879);</text:p>
          </table:table-cell>
        </table:table-row>
        <table:table-row table:style-name="ro1">
          <table:table-cell/>
          <table:table-cell office:value-type="float" office:value="2507110">
            <text:p>2507110</text:p>
          </table:table-cell>
          <table:table-cell/>
          <table:table-cell table:formula="of:=CONCATENATE(&quot;intlist.add(&quot;;[.B74];&quot;);&quot;)" office:value-type="string" office:string-value="intlist.add(2507110);">
            <text:p>intlist.add(2507110);</text:p>
          </table:table-cell>
        </table:table-row>
        <table:table-row table:style-name="ro1">
          <table:table-cell/>
          <table:table-cell office:value-type="float" office:value="2573731">
            <text:p>2573731</text:p>
          </table:table-cell>
          <table:table-cell/>
          <table:table-cell table:formula="of:=CONCATENATE(&quot;intlist.add(&quot;;[.B75];&quot;);&quot;)" office:value-type="string" office:string-value="intlist.add(2573731);">
            <text:p>intlist.add(2573731);</text:p>
          </table:table-cell>
        </table:table-row>
        <table:table-row table:style-name="ro1">
          <table:table-cell/>
          <table:table-cell office:value-type="float" office:value="3351223">
            <text:p>3351223</text:p>
          </table:table-cell>
          <table:table-cell/>
          <table:table-cell table:formula="of:=CONCATENATE(&quot;intlist.add(&quot;;[.B76];&quot;);&quot;)" office:value-type="string" office:string-value="intlist.add(3351223);">
            <text:p>intlist.add(3351223);</text:p>
          </table:table-cell>
        </table:table-row>
        <table:table-row table:style-name="ro1">
          <table:table-cell/>
          <table:table-cell office:value-type="float" office:value="9933917">
            <text:p>9933917</text:p>
          </table:table-cell>
          <table:table-cell/>
          <table:table-cell table:formula="of:=CONCATENATE(&quot;intlist.add(&quot;;[.B77];&quot;);&quot;)" office:value-type="string" office:string-value="intlist.add(9933917);">
            <text:p>intlist.add(9933917);</text:p>
          </table:table-cell>
        </table:table-row>
        <table:table-row table:style-name="ro1">
          <table:table-cell/>
          <table:table-cell office:value-type="float" office:value="21341697">
            <text:p>21341697</text:p>
          </table:table-cell>
          <table:table-cell/>
          <table:table-cell table:formula="of:=CONCATENATE(&quot;intlist.add(&quot;;[.B78];&quot;);&quot;)" office:value-type="string" office:string-value="intlist.add(21341697);">
            <text:p>intlist.add(21341697);</text:p>
          </table:table-cell>
        </table:table-row>
        <table:table-row table:style-name="ro1">
          <table:table-cell/>
          <table:table-cell office:value-type="float" office:value="50684785">
            <text:p>50684785</text:p>
          </table:table-cell>
          <table:table-cell/>
          <table:table-cell table:formula="of:=CONCATENATE(&quot;intlist.add(&quot;;[.B79];&quot;);&quot;)" office:value-type="string" office:string-value="intlist.add(50684785);">
            <text:p>intlist.add(50684785);</text:p>
          </table:table-cell>
        </table:table-row>
        <table:table-row table:style-name="ro1">
          <table:table-cell/>
          <table:table-cell office:value-type="float" office:value="90036713">
            <text:p>90036713</text:p>
          </table:table-cell>
          <table:table-cell/>
          <table:table-cell table:formula="of:=CONCATENATE(&quot;intlist.add(&quot;;[.B80];&quot;);&quot;)" office:value-type="string" office:string-value="intlist.add(90036713);">
            <text:p>intlist.add(90036713);</text:p>
          </table:table-cell>
        </table:table-row>
        <table:table-row table:style-name="ro1">
          <table:table-cell/>
          <table:table-cell office:value-type="float" office:value="147018372">
            <text:p>147018372</text:p>
          </table:table-cell>
          <table:table-cell/>
          <table:table-cell table:formula="of:=CONCATENATE(&quot;intlist.add(&quot;;[.B81];&quot;);&quot;;&quot;TYP&quot;;[.A63];&quot;.setExp(intlist);}&quot;)" office:value-type="string" office:string-value="intlist.add(147018372);TYP12.setExp(intlist);}">
            <text:p>intlist.add(147018372);TYP12.setExp(intlist);}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69">
            <text:p>9569</text:p>
          </table:table-cell>
          <table:table-cell/>
          <table:table-cell table:formula="of:=CONCATENATE(&quot;private static void fillTyp&quot;;[.A84];&quot;(){ &quot;;&quot;TYP&quot;;[.A84];&quot; = new GemLvl(&quot;&quot;&quot;;[.A84];&quot;&quot;&quot;);&quot;;&quot;List&lt;Integer&gt; intlist = new ArrayList&lt;&gt;();&quot;;&quot;intlist.add(&quot;;[.B84];&quot;);&quot;)" office:value-type="string" office:string-value="private static void fillTyp10(){ TYP10 = new GemLvl(&quot;10&quot;);List&lt;Integer&gt; intlist = new ArrayList&lt;&gt;();intlist.add(9569);">
            <text:p>private static void fillTyp10(){ TYP10 = new GemLvl("10");List&lt;Integer&gt; intlist = new ArrayList&lt;&gt;();intlist.add(9569);</text:p>
          </table:table-cell>
        </table:table-row>
        <table:table-row table:style-name="ro1">
          <table:table-cell/>
          <table:table-cell office:value-type="float" office:value="18908">
            <text:p>18908</text:p>
          </table:table-cell>
          <table:table-cell/>
          <table:table-cell table:formula="of:=CONCATENATE(&quot;intlist.add(&quot;;[.B85];&quot;);&quot;)" office:value-type="string" office:string-value="intlist.add(18908);">
            <text:p>intlist.add(18908);</text:p>
          </table:table-cell>
        </table:table-row>
        <table:table-row table:style-name="ro1">
          <table:table-cell/>
          <table:table-cell office:value-type="float" office:value="33871">
            <text:p>33871</text:p>
          </table:table-cell>
          <table:table-cell/>
          <table:table-cell table:formula="of:=CONCATENATE(&quot;intlist.add(&quot;;[.B86];&quot;);&quot;)" office:value-type="string" office:string-value="intlist.add(33871);">
            <text:p>intlist.add(33871);</text:p>
          </table:table-cell>
        </table:table-row>
        <table:table-row table:style-name="ro1">
          <table:table-cell/>
          <table:table-cell office:value-type="float" office:value="56446">
            <text:p>56446</text:p>
          </table:table-cell>
          <table:table-cell/>
          <table:table-cell table:formula="of:=CONCATENATE(&quot;intlist.add(&quot;;[.B87];&quot;);&quot;)" office:value-type="string" office:string-value="intlist.add(56446);">
            <text:p>intlist.add(56446);</text:p>
          </table:table-cell>
        </table:table-row>
        <table:table-row table:style-name="ro1">
          <table:table-cell/>
          <table:table-cell office:value-type="float" office:value="89302">
            <text:p>89302</text:p>
          </table:table-cell>
          <table:table-cell/>
          <table:table-cell table:formula="of:=CONCATENATE(&quot;intlist.add(&quot;;[.B88];&quot;);&quot;)" office:value-type="string" office:string-value="intlist.add(89302);">
            <text:p>intlist.add(89302);</text:p>
          </table:table-cell>
        </table:table-row>
        <table:table-row table:style-name="ro1">
          <table:table-cell/>
          <table:table-cell office:value-type="float" office:value="135415">
            <text:p>135415</text:p>
          </table:table-cell>
          <table:table-cell/>
          <table:table-cell table:formula="of:=CONCATENATE(&quot;intlist.add(&quot;;[.B89];&quot;);&quot;)" office:value-type="string" office:string-value="intlist.add(135415);">
            <text:p>intlist.add(135415);</text:p>
          </table:table-cell>
        </table:table-row>
        <table:table-row table:style-name="ro1">
          <table:table-cell/>
          <table:table-cell office:value-type="float" office:value="283759">
            <text:p>283759</text:p>
          </table:table-cell>
          <table:table-cell/>
          <table:table-cell table:formula="of:=CONCATENATE(&quot;intlist.add(&quot;;[.B90];&quot;);&quot;)" office:value-type="string" office:string-value="intlist.add(283759);">
            <text:p>intlist.add(283759);</text:p>
          </table:table-cell>
        </table:table-row>
        <table:table-row table:style-name="ro1">
          <table:table-cell/>
          <table:table-cell office:value-type="float" office:value="453996">
            <text:p>453996</text:p>
          </table:table-cell>
          <table:table-cell/>
          <table:table-cell table:formula="of:=CONCATENATE(&quot;intlist.add(&quot;;[.B91];&quot;);&quot;)" office:value-type="string" office:string-value="intlist.add(453996);">
            <text:p>intlist.add(453996);</text:p>
          </table:table-cell>
        </table:table-row>
        <table:table-row table:style-name="ro1">
          <table:table-cell/>
          <table:table-cell office:value-type="float" office:value="703128">
            <text:p>703128</text:p>
          </table:table-cell>
          <table:table-cell/>
          <table:table-cell table:formula="of:=CONCATENATE(&quot;intlist.add(&quot;;[.B92];&quot;);&quot;)" office:value-type="string" office:string-value="intlist.add(703128);">
            <text:p>intlist.add(703128);</text:p>
          </table:table-cell>
        </table:table-row>
        <table:table-row table:style-name="ro1">
          <table:table-cell/>
          <table:table-cell office:value-type="float" office:value="1061223">
            <text:p>1061223</text:p>
          </table:table-cell>
          <table:table-cell/>
          <table:table-cell table:formula="of:=CONCATENATE(&quot;intlist.add(&quot;;[.B93];&quot;);&quot;)" office:value-type="string" office:string-value="intlist.add(1061223);">
            <text:p>intlist.add(1061223);</text:p>
          </table:table-cell>
        </table:table-row>
        <table:table-row table:style-name="ro1">
          <table:table-cell/>
          <table:table-cell office:value-type="float" office:value="1570760">
            <text:p>1570760</text:p>
          </table:table-cell>
          <table:table-cell/>
          <table:table-cell table:formula="of:=CONCATENATE(&quot;intlist.add(&quot;;[.B94];&quot;);&quot;)" office:value-type="string" office:string-value="intlist.add(1570760);">
            <text:p>intlist.add(1570760);</text:p>
          </table:table-cell>
        </table:table-row>
        <table:table-row table:style-name="ro1">
          <table:table-cell/>
          <table:table-cell office:value-type="float" office:value="2286879">
            <text:p>2286879</text:p>
          </table:table-cell>
          <table:table-cell/>
          <table:table-cell table:formula="of:=CONCATENATE(&quot;intlist.add(&quot;;[.B95];&quot;);&quot;)" office:value-type="string" office:string-value="intlist.add(2286879);">
            <text:p>intlist.add(2286879);</text:p>
          </table:table-cell>
        </table:table-row>
        <table:table-row table:style-name="ro1">
          <table:table-cell/>
          <table:table-cell office:value-type="float" office:value="3289072">
            <text:p>3289072</text:p>
          </table:table-cell>
          <table:table-cell/>
          <table:table-cell table:formula="of:=CONCATENATE(&quot;intlist.add(&quot;;[.B96];&quot;);&quot;)" office:value-type="string" office:string-value="intlist.add(3289072);">
            <text:p>intlist.add(3289072);</text:p>
          </table:table-cell>
        </table:table-row>
        <table:table-row table:style-name="ro1">
          <table:table-cell/>
          <table:table-cell office:value-type="float" office:value="3351223">
            <text:p>3351223</text:p>
          </table:table-cell>
          <table:table-cell/>
          <table:table-cell table:formula="of:=CONCATENATE(&quot;intlist.add(&quot;;[.B97];&quot;);&quot;)" office:value-type="string" office:string-value="intlist.add(3351223);">
            <text:p>intlist.add(3351223);</text:p>
          </table:table-cell>
        </table:table-row>
        <table:table-row table:style-name="ro1">
          <table:table-cell/>
          <table:table-cell office:value-type="float" office:value="9935033">
            <text:p>9935033</text:p>
          </table:table-cell>
          <table:table-cell/>
          <table:table-cell table:formula="of:=CONCATENATE(&quot;intlist.add(&quot;;[.B98];&quot;);&quot;)" office:value-type="string" office:string-value="intlist.add(9935033);">
            <text:p>intlist.add(9935033);</text:p>
          </table:table-cell>
        </table:table-row>
        <table:table-row table:style-name="ro1">
          <table:table-cell/>
          <table:table-cell office:value-type="float" office:value="21343930">
            <text:p>21343930</text:p>
          </table:table-cell>
          <table:table-cell/>
          <table:table-cell table:formula="of:=CONCATENATE(&quot;intlist.add(&quot;;[.B99];&quot;);&quot;)" office:value-type="string" office:string-value="intlist.add(21343930);">
            <text:p>intlist.add(21343930);</text:p>
          </table:table-cell>
        </table:table-row>
        <table:table-row table:style-name="ro1">
          <table:table-cell/>
          <table:table-cell office:value-type="float" office:value="50689250">
            <text:p>50689250</text:p>
          </table:table-cell>
          <table:table-cell/>
          <table:table-cell table:formula="of:=CONCATENATE(&quot;intlist.add(&quot;;[.B100];&quot;);&quot;)" office:value-type="string" office:string-value="intlist.add(50689250);">
            <text:p>intlist.add(50689250);</text:p>
          </table:table-cell>
        </table:table-row>
        <table:table-row table:style-name="ro1">
          <table:table-cell/>
          <table:table-cell office:value-type="float" office:value="90043412">
            <text:p>90043412</text:p>
          </table:table-cell>
          <table:table-cell/>
          <table:table-cell table:formula="of:=CONCATENATE(&quot;intlist.add(&quot;;[.B101];&quot;);&quot;)" office:value-type="string" office:string-value="intlist.add(90043412);">
            <text:p>intlist.add(90043412);</text:p>
          </table:table-cell>
        </table:table-row>
        <table:table-row table:style-name="ro1">
          <table:table-cell/>
          <table:table-cell office:value-type="float" office:value="147026187">
            <text:p>147026187</text:p>
          </table:table-cell>
          <table:table-cell/>
          <table:table-cell table:formula="of:=CONCATENATE(&quot;intlist.add(&quot;;[.B102];&quot;);&quot;;&quot;TYP&quot;;[.A84];&quot;.setExp(intlist);}&quot;)" office:value-type="string" office:string-value="intlist.add(147026187);TYP10.setExp(intlist);}">
            <text:p>intlist.add(147026187);TYP10.setExp(intlist);}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41">
            <text:p>841</text:p>
          </table:table-cell>
          <table:table-cell table:style-name="ce2"/>
          <table:table-cell table:formula="of:=CONCATENATE(&quot;private static void fillTyp&quot;;[.A104];&quot;(){ &quot;;&quot;TYP&quot;;[.A104];&quot; = new GemLvl(&quot;&quot;&quot;;[.A104];&quot;&quot;&quot;);&quot;;&quot;List&lt;Integer&gt; intlist = new ArrayList&lt;&gt;();&quot;;&quot;intlist.add(&quot;;[.B104];&quot;);&quot;)" office:value-type="string" office:string-value="private static void fillTyp4(){ TYP4 = new GemLvl(&quot;4&quot;);List&lt;Integer&gt; intlist = new ArrayList&lt;&gt;();intlist.add(841);">
            <text:p>private static void fillTyp4(){ TYP4 = new GemLvl("4");List&lt;Integer&gt; intlist = new ArrayList&lt;&gt;();intlist.add(841);</text:p>
          </table:table-cell>
        </table:table-row>
        <table:table-row table:style-name="ro1">
          <table:table-cell/>
          <table:table-cell office:value-type="float" office:value="3099">
            <text:p>3099</text:p>
          </table:table-cell>
          <table:table-cell table:style-name="ce2"/>
          <table:table-cell table:formula="of:=CONCATENATE(&quot;intlist.add(&quot;;[.B105];&quot;);&quot;)" office:value-type="string" office:string-value="intlist.add(3099);">
            <text:p>intlist.add(3099);</text:p>
          </table:table-cell>
        </table:table-row>
        <table:table-row table:style-name="ro1">
          <table:table-cell/>
          <table:table-cell office:value-type="float" office:value="7433">
            <text:p>7433</text:p>
          </table:table-cell>
          <table:table-cell table:style-name="ce2"/>
          <table:table-cell table:formula="of:=CONCATENATE(&quot;intlist.add(&quot;;[.B106];&quot;);&quot;)" office:value-type="string" office:string-value="intlist.add(7433);">
            <text:p>intlist.add(7433);</text:p>
          </table:table-cell>
        </table:table-row>
        <table:table-row table:style-name="ro1">
          <table:table-cell/>
          <table:table-cell office:value-type="float" office:value="15249">
            <text:p>15249</text:p>
          </table:table-cell>
          <table:table-cell table:style-name="ce2"/>
          <table:table-cell table:formula="of:=CONCATENATE(&quot;intlist.add(&quot;;[.B107];&quot;);&quot;)" office:value-type="string" office:string-value="intlist.add(15249);">
            <text:p>intlist.add(15249);</text:p>
          </table:table-cell>
        </table:table-row>
        <table:table-row table:style-name="ro1">
          <table:table-cell/>
          <table:table-cell office:value-type="float" office:value="41517">
            <text:p>41517</text:p>
          </table:table-cell>
          <table:table-cell table:style-name="ce2"/>
          <table:table-cell table:formula="of:=CONCATENATE(&quot;intlist.add(&quot;;[.B108];&quot;);&quot;)" office:value-type="string" office:string-value="intlist.add(41517);">
            <text:p>intlist.add(41517);</text:p>
          </table:table-cell>
        </table:table-row>
        <table:table-row table:style-name="ro1">
          <table:table-cell/>
          <table:table-cell office:value-type="float" office:value="81983">
            <text:p>81983</text:p>
          </table:table-cell>
          <table:table-cell table:style-name="ce2"/>
          <table:table-cell table:formula="of:=CONCATENATE(&quot;intlist.add(&quot;;[.B109];&quot;);&quot;)" office:value-type="string" office:string-value="intlist.add(81983);">
            <text:p>intlist.add(81983);</text:p>
          </table:table-cell>
        </table:table-row>
        <table:table-row table:style-name="ro1">
          <table:table-cell/>
          <table:table-cell office:value-type="float" office:value="19918">
            <text:p>19918</text:p>
          </table:table-cell>
          <table:table-cell table:style-name="ce2"/>
          <table:table-cell table:formula="of:=CONCATENATE(&quot;intlist.add(&quot;;[.B110];&quot;);&quot;)" office:value-type="string" office:string-value="intlist.add(19918);">
            <text:p>intlist.add(19918);</text:p>
          </table:table-cell>
        </table:table-row>
        <table:table-row table:style-name="ro1">
          <table:table-cell/>
          <table:table-cell office:value-type="float" office:value="604431">
            <text:p>604431</text:p>
          </table:table-cell>
          <table:table-cell table:style-name="ce2"/>
          <table:table-cell table:formula="of:=CONCATENATE(&quot;intlist.add(&quot;;[.B111];&quot;);&quot;)" office:value-type="string" office:string-value="intlist.add(604431);">
            <text:p>intlist.add(604431);</text:p>
          </table:table-cell>
        </table:table-row>
        <table:table-row table:style-name="ro1">
          <table:table-cell/>
          <table:table-cell office:value-type="float" office:value="631832">
            <text:p>631832</text:p>
          </table:table-cell>
          <table:table-cell table:style-name="ce2"/>
          <table:table-cell table:formula="of:=CONCATENATE(&quot;intlist.add(&quot;;[.B112];&quot;);&quot;)" office:value-type="string" office:string-value="intlist.add(631832);">
            <text:p>intlist.add(631832);</text:p>
          </table:table-cell>
        </table:table-row>
        <table:table-row table:style-name="ro1">
          <table:table-cell/>
          <table:table-cell office:value-type="float" office:value="959669">
            <text:p>959669</text:p>
          </table:table-cell>
          <table:table-cell table:style-name="ce2"/>
          <table:table-cell table:formula="of:=CONCATENATE(&quot;intlist.add(&quot;;[.B113];&quot;);&quot;)" office:value-type="string" office:string-value="intlist.add(959669);">
            <text:p>intlist.add(959669);</text:p>
          </table:table-cell>
        </table:table-row>
        <table:table-row table:style-name="ro1">
          <table:table-cell/>
          <table:table-cell office:value-type="float" office:value="1426490">
            <text:p>1426490</text:p>
          </table:table-cell>
          <table:table-cell table:style-name="ce2"/>
          <table:table-cell table:formula="of:=CONCATENATE(&quot;intlist.add(&quot;;[.B114];&quot;);&quot;)" office:value-type="string" office:string-value="intlist.add(1426490);">
            <text:p>intlist.add(1426490);</text:p>
          </table:table-cell>
        </table:table-row>
        <table:table-row table:style-name="ro1">
          <table:table-cell/>
          <table:table-cell office:value-type="float" office:value="2737323">
            <text:p>2737323</text:p>
          </table:table-cell>
          <table:table-cell table:style-name="ce2"/>
          <table:table-cell table:formula="of:=CONCATENATE(&quot;intlist.add(&quot;;[.B115];&quot;);&quot;)" office:value-type="string" office:string-value="intlist.add(2737323);">
            <text:p>intlist.add(2737323);</text:p>
          </table:table-cell>
        </table:table-row>
        <table:table-row table:style-name="ro1">
          <table:table-cell/>
          <table:table-cell office:value-type="float" office:value="3289072">
            <text:p>3289072</text:p>
          </table:table-cell>
          <table:table-cell table:style-name="ce2"/>
          <table:table-cell table:formula="of:=CONCATENATE(&quot;intlist.add(&quot;;[.B116];&quot;);&quot;)" office:value-type="string" office:string-value="intlist.add(3289072);">
            <text:p>intlist.add(3289072);</text:p>
          </table:table-cell>
        </table:table-row>
        <table:table-row table:style-name="ro1">
          <table:table-cell/>
          <table:table-cell office:value-type="float" office:value="3351223">
            <text:p>3351223</text:p>
          </table:table-cell>
          <table:table-cell table:style-name="ce2"/>
          <table:table-cell table:formula="of:=CONCATENATE(&quot;intlist.add(&quot;;[.B117];&quot;);&quot;)" office:value-type="string" office:string-value="intlist.add(3351223);">
            <text:p>intlist.add(3351223);</text:p>
          </table:table-cell>
        </table:table-row>
        <table:table-row table:style-name="ro1">
          <table:table-cell/>
          <table:table-cell office:value-type="float" office:value="9936192">
            <text:p>9936192</text:p>
          </table:table-cell>
          <table:table-cell table:style-name="ce2"/>
          <table:table-cell table:formula="of:=CONCATENATE(&quot;intlist.add(&quot;;[.B118];&quot;);&quot;)" office:value-type="string" office:string-value="intlist.add(9936192);">
            <text:p>intlist.add(9936192);</text:p>
          </table:table-cell>
        </table:table-row>
        <table:table-row table:style-name="ro1">
          <table:table-cell/>
          <table:table-cell office:value-type="float" office:value="21346246">
            <text:p>21346246</text:p>
          </table:table-cell>
          <table:table-cell table:style-name="ce2"/>
          <table:table-cell table:formula="of:=CONCATENATE(&quot;intlist.add(&quot;;[.B119];&quot;);&quot;)" office:value-type="string" office:string-value="intlist.add(21346246);">
            <text:p>intlist.add(21346246);</text:p>
          </table:table-cell>
        </table:table-row>
        <table:table-row table:style-name="ro1">
          <table:table-cell/>
          <table:table-cell office:value-type="float" office:value="50693883">
            <text:p>50693883</text:p>
          </table:table-cell>
          <table:table-cell table:style-name="ce2"/>
          <table:table-cell table:formula="of:=CONCATENATE(&quot;intlist.add(&quot;;[.B120];&quot;);&quot;)" office:value-type="string" office:string-value="intlist.add(50693883);">
            <text:p>intlist.add(50693883);</text:p>
          </table:table-cell>
        </table:table-row>
        <table:table-row table:style-name="ro1">
          <table:table-cell/>
          <table:table-cell office:value-type="float" office:value="90050361">
            <text:p>90050361</text:p>
          </table:table-cell>
          <table:table-cell table:style-name="ce2"/>
          <table:table-cell table:formula="of:=CONCATENATE(&quot;intlist.add(&quot;;[.B121];&quot;);&quot;)" office:value-type="string" office:string-value="intlist.add(90050361);">
            <text:p>intlist.add(90050361);</text:p>
          </table:table-cell>
        </table:table-row>
        <table:table-row table:style-name="ro1">
          <table:table-cell/>
          <table:table-cell office:value-type="float" office:value="147034294">
            <text:p>147034294</text:p>
          </table:table-cell>
          <table:table-cell table:style-name="ce2"/>
          <table:table-cell table:formula="of:=CONCATENATE(&quot;intlist.add(&quot;;[.B122];&quot;);&quot;;&quot;TYP&quot;;[.A104];&quot;.setExp(intlist);}&quot;)" office:value-type="string" office:string-value="intlist.add(147034294);TYP4.setExp(intlist);}">
            <text:p>intlist.add(147034294);TYP4.setExp(intlist);}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style-name="ce2"/>
          <table:table-cell table:formula="of:=CONCATENATE(&quot;private static void fillTyp&quot;;[.A124];&quot;(){ &quot;;&quot;TYP&quot;;[.A124];&quot; = new GemLvl(&quot;&quot;&quot;;[.A124];&quot;&quot;&quot;);&quot;;&quot;List&lt;Integer&gt; intlist = new ArrayList&lt;&gt;();&quot;;&quot;intlist.add(&quot;;[.B124];&quot;);&quot;)" office:value-type="string" office:string-value="private static void fillTyp2(){ TYP2 = new GemLvl(&quot;2&quot;);List&lt;Integer&gt; intlist = new ArrayList&lt;&gt;();intlist.add(123);">
            <text:p>private static void fillTyp2(){ TYP2 = new GemLvl("2");List&lt;Integer&gt; intlist = new ArrayList&lt;&gt;();intlist.add(123);</text:p>
          </table:table-cell>
        </table:table-row>
        <table:table-row table:style-name="ro1">
          <table:table-cell/>
          <table:table-cell office:value-type="float" office:value="542">
            <text:p>542</text:p>
          </table:table-cell>
          <table:table-cell table:style-name="ce2"/>
          <table:table-cell table:formula="of:=CONCATENATE(&quot;intlist.add(&quot;;[.B125];&quot;);&quot;)" office:value-type="string" office:string-value="intlist.add(542);">
            <text:p>intlist.add(542);</text:p>
          </table:table-cell>
        </table:table-row>
        <table:table-row table:style-name="ro1">
          <table:table-cell/>
          <table:table-cell office:value-type="float" office:value="222">
            <text:p>222</text:p>
          </table:table-cell>
          <table:table-cell table:style-name="ce2"/>
          <table:table-cell table:formula="of:=CONCATENATE(&quot;intlist.add(&quot;;[.B126];&quot;);&quot;)" office:value-type="string" office:string-value="intlist.add(222);">
            <text:p>intlist.add(222);</text:p>
          </table:table-cell>
        </table:table-row>
        <table:table-row table:style-name="ro1">
          <table:table-cell/>
          <table:table-cell office:value-type="float" office:value="8813">
            <text:p>8813</text:p>
          </table:table-cell>
          <table:table-cell table:style-name="ce2"/>
          <table:table-cell table:formula="of:=CONCATENATE(&quot;intlist.add(&quot;;[.B127];&quot;);&quot;)" office:value-type="string" office:string-value="intlist.add(8813);">
            <text:p>intlist.add(8813);</text:p>
          </table:table-cell>
        </table:table-row>
        <table:table-row table:style-name="ro1">
          <table:table-cell/>
          <table:table-cell office:value-type="float" office:value="22895">
            <text:p>22895</text:p>
          </table:table-cell>
          <table:table-cell table:style-name="ce2"/>
          <table:table-cell table:formula="of:=CONCATENATE(&quot;intlist.add(&quot;;[.B128];&quot;);&quot;)" office:value-type="string" office:string-value="intlist.add(22895);">
            <text:p>intlist.add(22895);</text:p>
          </table:table-cell>
        </table:table-row>
        <table:table-row table:style-name="ro1">
          <table:table-cell/>
          <table:table-cell office:value-type="float" office:value="68427">
            <text:p>68427</text:p>
          </table:table-cell>
          <table:table-cell table:style-name="ce2"/>
          <table:table-cell table:formula="of:=CONCATENATE(&quot;intlist.add(&quot;;[.B129];&quot;);&quot;)" office:value-type="string" office:string-value="intlist.add(68427);">
            <text:p>intlist.add(68427);</text:p>
          </table:table-cell>
        </table:table-row>
        <table:table-row table:style-name="ro1">
          <table:table-cell/>
          <table:table-cell office:value-type="float" office:value="150439">
            <text:p>150439</text:p>
          </table:table-cell>
          <table:table-cell table:style-name="ce2"/>
          <table:table-cell table:formula="of:=CONCATENATE(&quot;intlist.add(&quot;;[.B130];&quot;);&quot;)" office:value-type="string" office:string-value="intlist.add(150439);">
            <text:p>intlist.add(150439);</text:p>
          </table:table-cell>
        </table:table-row>
        <table:table-row table:style-name="ro1">
          <table:table-cell/>
          <table:table-cell office:value-type="float" office:value="581328">
            <text:p>581328</text:p>
          </table:table-cell>
          <table:table-cell table:style-name="ce2"/>
          <table:table-cell table:formula="of:=CONCATENATE(&quot;intlist.add(&quot;;[.B131];&quot;);&quot;)" office:value-type="string" office:string-value="intlist.add(581328);">
            <text:p>intlist.add(581328);</text:p>
          </table:table-cell>
        </table:table-row>
        <table:table-row table:style-name="ro1">
          <table:table-cell/>
          <table:table-cell office:value-type="float" office:value="566989">
            <text:p>566989</text:p>
          </table:table-cell>
          <table:table-cell table:style-name="ce2"/>
          <table:table-cell table:formula="of:=CONCATENATE(&quot;intlist.add(&quot;;[.B132];&quot;);&quot;)" office:value-type="string" office:string-value="intlist.add(566989);">
            <text:p>intlist.add(566989);</text:p>
          </table:table-cell>
        </table:table-row>
        <table:table-row table:style-name="ro1">
          <table:table-cell/>
          <table:table-cell office:value-type="float" office:value="1143783">
            <text:p>1143783</text:p>
          </table:table-cell>
          <table:table-cell table:style-name="ce2"/>
          <table:table-cell table:formula="of:=CONCATENATE(&quot;intlist.add(&quot;;[.B133];&quot;);&quot;)" office:value-type="string" office:string-value="intlist.add(1143783);">
            <text:p>intlist.add(1143783);</text:p>
          </table:table-cell>
        </table:table-row>
        <table:table-row table:style-name="ro1">
          <table:table-cell/>
          <table:table-cell office:value-type="float" office:value="1426490">
            <text:p>1426490</text:p>
          </table:table-cell>
          <table:table-cell table:style-name="ce2"/>
          <table:table-cell table:formula="of:=CONCATENATE(&quot;intlist.add(&quot;;[.B134];&quot;);&quot;)" office:value-type="string" office:string-value="intlist.add(1426490);">
            <text:p>intlist.add(1426490);</text:p>
          </table:table-cell>
        </table:table-row>
        <table:table-row table:style-name="ro1">
          <table:table-cell/>
          <table:table-cell office:value-type="float" office:value="2737323">
            <text:p>2737323</text:p>
          </table:table-cell>
          <table:table-cell table:style-name="ce2"/>
          <table:table-cell table:formula="of:=CONCATENATE(&quot;intlist.add(&quot;;[.B135];&quot;);&quot;)" office:value-type="string" office:string-value="intlist.add(2737323);">
            <text:p>intlist.add(2737323);</text:p>
          </table:table-cell>
        </table:table-row>
        <table:table-row table:style-name="ro1">
          <table:table-cell/>
          <table:table-cell office:value-type="float" office:value="3289072">
            <text:p>3289072</text:p>
          </table:table-cell>
          <table:table-cell table:style-name="ce2"/>
          <table:table-cell table:formula="of:=CONCATENATE(&quot;intlist.add(&quot;;[.B136];&quot;);&quot;)" office:value-type="string" office:string-value="intlist.add(3289072);">
            <text:p>intlist.add(3289072);</text:p>
          </table:table-cell>
        </table:table-row>
        <table:table-row table:style-name="ro1">
          <table:table-cell/>
          <table:table-cell office:value-type="float" office:value="3351223">
            <text:p>3351223</text:p>
          </table:table-cell>
          <table:table-cell table:style-name="ce2"/>
          <table:table-cell table:formula="of:=CONCATENATE(&quot;intlist.add(&quot;;[.B137];&quot;);&quot;)" office:value-type="string" office:string-value="intlist.add(3351223);">
            <text:p>intlist.add(3351223);</text:p>
          </table:table-cell>
        </table:table-row>
        <table:table-row table:style-name="ro1">
          <table:table-cell/>
          <table:table-cell office:value-type="float" office:value="9936257">
            <text:p>9936257</text:p>
          </table:table-cell>
          <table:table-cell table:style-name="ce2"/>
          <table:table-cell table:formula="of:=CONCATENATE(&quot;intlist.add(&quot;;[.B138];&quot;);&quot;)" office:value-type="string" office:string-value="intlist.add(9936257);">
            <text:p>intlist.add(9936257);</text:p>
          </table:table-cell>
        </table:table-row>
        <table:table-row table:style-name="ro1">
          <table:table-cell/>
          <table:table-cell office:value-type="float" office:value="21346376">
            <text:p>21346376</text:p>
          </table:table-cell>
          <table:table-cell table:style-name="ce2"/>
          <table:table-cell table:formula="of:=CONCATENATE(&quot;intlist.add(&quot;;[.B139];&quot;);&quot;)" office:value-type="string" office:string-value="intlist.add(21346376);">
            <text:p>intlist.add(21346376);</text:p>
          </table:table-cell>
        </table:table-row>
        <table:table-row table:style-name="ro1">
          <table:table-cell/>
          <table:table-cell office:value-type="float" office:value="50694143">
            <text:p>50694143</text:p>
          </table:table-cell>
          <table:table-cell table:style-name="ce2"/>
          <table:table-cell table:formula="of:=CONCATENATE(&quot;intlist.add(&quot;;[.B140];&quot;);&quot;)" office:value-type="string" office:string-value="intlist.add(50694143);">
            <text:p>intlist.add(50694143);</text:p>
          </table:table-cell>
        </table:table-row>
        <table:table-row table:style-name="ro1">
          <table:table-cell/>
          <table:table-cell office:value-type="float" office:value="90050751">
            <text:p>90050751</text:p>
          </table:table-cell>
          <table:table-cell table:style-name="ce2"/>
          <table:table-cell table:formula="of:=CONCATENATE(&quot;intlist.add(&quot;;[.B141];&quot;);&quot;)" office:value-type="string" office:string-value="intlist.add(90050751);">
            <text:p>intlist.add(90050751);</text:p>
          </table:table-cell>
        </table:table-row>
        <table:table-row table:style-name="ro1">
          <table:table-cell/>
          <table:table-cell office:value-type="float" office:value="147034749">
            <text:p>147034749</text:p>
          </table:table-cell>
          <table:table-cell table:style-name="ce2"/>
          <table:table-cell table:formula="of:=CONCATENATE(&quot;intlist.add(&quot;;[.B142];&quot;);&quot;;&quot;TYP&quot;;[.A124];&quot;.setExp(intlist);}&quot;)" office:value-type="string" office:string-value="intlist.add(147034749);TYP2.setExp(intlist);}">
            <text:p>intlist.add(147034749);TYP2.setExp(intlist);}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table:formula="of:=CONCATENATE(&quot;private static void fillTyp&quot;;[.A144];&quot;(){ &quot;;&quot;TYP&quot;;[.A144];&quot; = new GemLvl(&quot;&quot;&quot;;[.A144];&quot;&quot;&quot;);&quot;;&quot;List&lt;Integer&gt; intlist = new ArrayList&lt;&gt;();&quot;;&quot;intlist.add(&quot;;[.B144];&quot;);&quot;)" office:value-type="string" office:string-value="private static void fillTyp1(){ TYP1 = new GemLvl(&quot;1&quot;);List&lt;Integer&gt; intlist = new ArrayList&lt;&gt;();intlist.add(70);">
            <text:p>private static void fillTyp1(){ TYP1 = new GemLvl("1");List&lt;Integer&gt; intlist = new ArrayList&lt;&gt;();intlist.add(70);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/>
          <table:table-cell table:formula="of:=CONCATENATE(&quot;intlist.add(&quot;;[.B145];&quot;);&quot;)" office:value-type="string" office:string-value="intlist.add(308);">
            <text:p>intlist.add(308);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table:formula="of:=CONCATENATE(&quot;intlist.add(&quot;;[.B146];&quot;);&quot;)" office:value-type="string" office:string-value="intlist.add(256);">
            <text:p>intlist.add(256);</text:p>
          </table:table-cell>
        </table:table-row>
        <table:table-row table:style-name="ro1">
          <table:table-cell/>
          <table:table-cell office:value-type="float" office:value="8813">
            <text:p>8813</text:p>
          </table:table-cell>
          <table:table-cell/>
          <table:table-cell table:formula="of:=CONCATENATE(&quot;intlist.add(&quot;;[.B147];&quot;);&quot;)" office:value-type="string" office:string-value="intlist.add(8813);">
            <text:p>intlist.add(8813);</text:p>
          </table:table-cell>
        </table:table-row>
        <table:table-row table:style-name="ro1">
          <table:table-cell/>
          <table:table-cell office:value-type="float" office:value="22895">
            <text:p>22895</text:p>
          </table:table-cell>
          <table:table-cell/>
          <table:table-cell table:formula="of:=CONCATENATE(&quot;intlist.add(&quot;;[.B148];&quot;);&quot;)" office:value-type="string" office:string-value="intlist.add(22895);">
            <text:p>intlist.add(22895);</text:p>
          </table:table-cell>
        </table:table-row>
        <table:table-row table:style-name="ro1">
          <table:table-cell/>
          <table:table-cell office:value-type="float" office:value="68427">
            <text:p>68427</text:p>
          </table:table-cell>
          <table:table-cell/>
          <table:table-cell table:formula="of:=CONCATENATE(&quot;intlist.add(&quot;;[.B149];&quot;);&quot;)" office:value-type="string" office:string-value="intlist.add(68427);">
            <text:p>intlist.add(68427);</text:p>
          </table:table-cell>
        </table:table-row>
        <table:table-row table:style-name="ro1">
          <table:table-cell/>
          <table:table-cell office:value-type="float" office:value="150439">
            <text:p>150439</text:p>
          </table:table-cell>
          <table:table-cell/>
          <table:table-cell table:formula="of:=CONCATENATE(&quot;intlist.add(&quot;;[.B150];&quot;);&quot;)" office:value-type="string" office:string-value="intlist.add(150439);">
            <text:p>intlist.add(150439);</text:p>
          </table:table-cell>
        </table:table-row>
        <table:table-row table:style-name="ro1">
          <table:table-cell/>
          <table:table-cell office:value-type="float" office:value="581328">
            <text:p>581328</text:p>
          </table:table-cell>
          <table:table-cell/>
          <table:table-cell table:formula="of:=CONCATENATE(&quot;intlist.add(&quot;;[.B151];&quot;);&quot;)" office:value-type="string" office:string-value="intlist.add(581328);">
            <text:p>intlist.add(581328);</text:p>
          </table:table-cell>
        </table:table-row>
        <table:table-row table:style-name="ro1">
          <table:table-cell/>
          <table:table-cell office:value-type="float" office:value="566989">
            <text:p>566989</text:p>
          </table:table-cell>
          <table:table-cell/>
          <table:table-cell table:formula="of:=CONCATENATE(&quot;intlist.add(&quot;;[.B152];&quot;);&quot;)" office:value-type="string" office:string-value="intlist.add(566989);">
            <text:p>intlist.add(566989);</text:p>
          </table:table-cell>
        </table:table-row>
        <table:table-row table:style-name="ro1">
          <table:table-cell/>
          <table:table-cell office:value-type="float" office:value="1143783">
            <text:p>1143783</text:p>
          </table:table-cell>
          <table:table-cell/>
          <table:table-cell table:formula="of:=CONCATENATE(&quot;intlist.add(&quot;;[.B153];&quot;);&quot;)" office:value-type="string" office:string-value="intlist.add(1143783);">
            <text:p>intlist.add(1143783);</text:p>
          </table:table-cell>
        </table:table-row>
        <table:table-row table:style-name="ro1">
          <table:table-cell/>
          <table:table-cell office:value-type="float" office:value="1426490">
            <text:p>1426490</text:p>
          </table:table-cell>
          <table:table-cell/>
          <table:table-cell table:formula="of:=CONCATENATE(&quot;intlist.add(&quot;;[.B154];&quot;);&quot;)" office:value-type="string" office:string-value="intlist.add(1426490);">
            <text:p>intlist.add(1426490);</text:p>
          </table:table-cell>
        </table:table-row>
        <table:table-row table:style-name="ro1">
          <table:table-cell/>
          <table:table-cell office:value-type="float" office:value="2737323">
            <text:p>2737323</text:p>
          </table:table-cell>
          <table:table-cell/>
          <table:table-cell table:formula="of:=CONCATENATE(&quot;intlist.add(&quot;;[.B155];&quot;);&quot;)" office:value-type="string" office:string-value="intlist.add(2737323);">
            <text:p>intlist.add(2737323);</text:p>
          </table:table-cell>
        </table:table-row>
        <table:table-row table:style-name="ro1">
          <table:table-cell/>
          <table:table-cell office:value-type="float" office:value="3289072">
            <text:p>3289072</text:p>
          </table:table-cell>
          <table:table-cell/>
          <table:table-cell table:formula="of:=CONCATENATE(&quot;intlist.add(&quot;;[.B156];&quot;);&quot;)" office:value-type="string" office:string-value="intlist.add(3289072);">
            <text:p>intlist.add(3289072);</text:p>
          </table:table-cell>
        </table:table-row>
        <table:table-row table:style-name="ro1">
          <table:table-cell/>
          <table:table-cell office:value-type="float" office:value="3351223">
            <text:p>3351223</text:p>
          </table:table-cell>
          <table:table-cell/>
          <table:table-cell table:formula="of:=CONCATENATE(&quot;intlist.add(&quot;;[.B157];&quot;);&quot;)" office:value-type="string" office:string-value="intlist.add(3351223);">
            <text:p>intlist.add(3351223);</text:p>
          </table:table-cell>
        </table:table-row>
        <table:table-row table:style-name="ro1">
          <table:table-cell/>
          <table:table-cell office:value-type="float" office:value="9936267">
            <text:p>9936267</text:p>
          </table:table-cell>
          <table:table-cell/>
          <table:table-cell table:formula="of:=CONCATENATE(&quot;intlist.add(&quot;;[.B158];&quot;);&quot;)" office:value-type="string" office:string-value="intlist.add(9936267);">
            <text:p>intlist.add(9936267);</text:p>
          </table:table-cell>
        </table:table-row>
        <table:table-row table:style-name="ro1">
          <table:table-cell/>
          <table:table-cell office:value-type="float" office:value="21346397">
            <text:p>21346397</text:p>
          </table:table-cell>
          <table:table-cell/>
          <table:table-cell table:formula="of:=CONCATENATE(&quot;intlist.add(&quot;;[.B159];&quot;);&quot;)" office:value-type="string" office:string-value="intlist.add(21346397);">
            <text:p>intlist.add(21346397);</text:p>
          </table:table-cell>
        </table:table-row>
        <table:table-row table:style-name="ro1">
          <table:table-cell/>
          <table:table-cell office:value-type="float" office:value="50694186">
            <text:p>50694186</text:p>
          </table:table-cell>
          <table:table-cell/>
          <table:table-cell table:formula="of:=CONCATENATE(&quot;intlist.add(&quot;;[.B160];&quot;);&quot;)" office:value-type="string" office:string-value="intlist.add(50694186);">
            <text:p>intlist.add(50694186);</text:p>
          </table:table-cell>
        </table:table-row>
        <table:table-row table:style-name="ro1">
          <table:table-cell/>
          <table:table-cell office:value-type="float" office:value="90050815">
            <text:p>90050815</text:p>
          </table:table-cell>
          <table:table-cell/>
          <table:table-cell table:formula="of:=CONCATENATE(&quot;intlist.add(&quot;;[.B161];&quot;);&quot;)" office:value-type="string" office:string-value="intlist.add(90050815);">
            <text:p>intlist.add(90050815);</text:p>
          </table:table-cell>
        </table:table-row>
        <table:table-row table:style-name="ro1">
          <table:table-cell/>
          <table:table-cell office:value-type="float" office:value="147034823">
            <text:p>147034823</text:p>
          </table:table-cell>
          <table:table-cell/>
          <table:table-cell table:formula="of:=CONCATENATE(&quot;intlist.add(&quot;;[.B162];&quot;);&quot;;&quot;TYP&quot;;[.A144];&quot;.setExp(intlist);}&quot;)" office:value-type="string" office:string-value="intlist.add(147034823);TYP1.setExp(intlist);}">
            <text:p>intlist.add(147034823);TYP1.setExp(intlist);}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>
            <text:p>Special</text:p>
          </table:table-cell>
          <table:table-cell office:value-type="float" office:value="226854909">
            <text:p>226854909</text:p>
          </table:table-cell>
          <table:table-cell/>
          <table:table-cell table:formula="of:=CONCATENATE(&quot;private static void fillTyp&quot;;[.A164];&quot;(){ &quot;;&quot;TYP&quot;;[.A164];&quot; = new GemLvl(&quot;&quot;&quot;;[.A164];&quot;&quot;&quot;);&quot;;&quot;List&lt;Integer&gt; intlist = new ArrayList&lt;&gt;();&quot;;&quot;intlist.add(&quot;;[.B164];&quot;);&quot;)" office:value-type="string" office:string-value="private static void fillTypSpecial(){ TYPSpecial = new GemLvl(&quot;Special&quot;);List&lt;Integer&gt; intlist = new ArrayList&lt;&gt;();intlist.add(226854909);">
            <text:p>private static void fillTypSpecial(){ TYPSpecial = new GemLvl("Special");List&lt;Integer&gt; intlist = new ArrayList&lt;&gt;();intlist.add(226854909);</text:p>
          </table:table-cell>
        </table:table-row>
        <table:table-row table:style-name="ro1">
          <table:table-cell table:style-name="Default"/>
          <table:table-cell office:value-type="float" office:value="1439190228">
            <text:p>1439190228</text:p>
          </table:table-cell>
          <table:table-cell/>
          <table:table-cell table:formula="of:=CONCATENATE(&quot;intlist.add(&quot;;[.B165];&quot;);&quot;;&quot;TYP&quot;;[.A147];&quot;.setExp(intlist);}&quot;)" office:value-type="string" office:string-value="intlist.add(1439190228);TYP.setExp(intlist);}">
            <text:p>intlist.add(1439190228);TYP.setExp(intlist);}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2"/>
          <table:table-cell office:value-type="string">
            <text:p>Special</text:p>
          </table:table-cell>
          <table:table-cell table:formula="of:=CONCATENATE(&quot;fillTyp&quot;;[.C169];&quot;();&quot;)" office:value-type="string" office:string-value="fillTypSpecial();">
            <text:p>fillTypSpecial();</text:p>
          </table:table-cell>
        </table:table-row>
        <table:table-row table:style-name="ro1">
          <table:table-cell table:style-name="Default" table:number-columns-repeated="2"/>
          <table:table-cell office:value-type="float" office:value="1">
            <text:p>1</text:p>
          </table:table-cell>
          <table:table-cell table:formula="of:=CONCATENATE(&quot;fillTyp&quot;;[.C170];&quot;();&quot;)" office:value-type="string" office:string-value="fillTyp1();">
            <text:p>fillTyp1();</text:p>
          </table:table-cell>
        </table:table-row>
        <table:table-row table:style-name="ro1">
          <table:table-cell table:style-name="Default" table:number-columns-repeated="2"/>
          <table:table-cell office:value-type="float" office:value="2">
            <text:p>2</text:p>
          </table:table-cell>
          <table:table-cell table:formula="of:=CONCATENATE(&quot;fillTyp&quot;;[.C171];&quot;();&quot;)" office:value-type="string" office:string-value="fillTyp2();">
            <text:p>fillTyp2();</text:p>
          </table:table-cell>
        </table:table-row>
        <table:table-row table:style-name="ro1">
          <table:table-cell table:style-name="Default" table:number-columns-repeated="2"/>
          <table:table-cell office:value-type="float" office:value="4">
            <text:p>4</text:p>
          </table:table-cell>
          <table:table-cell table:formula="of:=CONCATENATE(&quot;fillTyp&quot;;[.C172];&quot;();&quot;)" office:value-type="string" office:string-value="fillTyp4();">
            <text:p>fillTyp4();</text:p>
          </table:table-cell>
        </table:table-row>
        <table:table-row table:style-name="ro1">
          <table:table-cell table:style-name="Default" table:number-columns-repeated="2"/>
          <table:table-cell office:value-type="float" office:value="10">
            <text:p>10</text:p>
          </table:table-cell>
          <table:table-cell table:formula="of:=CONCATENATE(&quot;fillTyp&quot;;[.C173];&quot;();&quot;)" office:value-type="string" office:string-value="fillTyp10();">
            <text:p>fillTyp10();</text:p>
          </table:table-cell>
        </table:table-row>
        <table:table-row table:style-name="ro1">
          <table:table-cell table:style-name="Default" table:number-columns-repeated="2"/>
          <table:table-cell office:value-type="float" office:value="12">
            <text:p>12</text:p>
          </table:table-cell>
          <table:table-cell table:formula="of:=CONCATENATE(&quot;fillTyp&quot;;[.C174];&quot;();&quot;)" office:value-type="string" office:string-value="fillTyp12();">
            <text:p>fillTyp12();</text:p>
          </table:table-cell>
        </table:table-row>
        <table:table-row table:style-name="ro1">
          <table:table-cell table:style-name="Default" table:number-columns-repeated="2"/>
          <table:table-cell office:value-type="float" office:value="19">
            <text:p>19</text:p>
          </table:table-cell>
          <table:table-cell table:formula="of:=CONCATENATE(&quot;fillTyp&quot;;[.C175];&quot;();&quot;)" office:value-type="string" office:string-value="fillTyp19();">
            <text:p>fillTyp19();</text:p>
          </table:table-cell>
        </table:table-row>
        <table:table-row table:style-name="ro1">
          <table:table-cell table:style-name="Default" table:number-columns-repeated="2"/>
          <table:table-cell office:value-type="float" office:value="24">
            <text:p>24</text:p>
          </table:table-cell>
          <table:table-cell table:formula="of:=CONCATENATE(&quot;fillTyp&quot;;[.C176];&quot;();&quot;)" office:value-type="string" office:string-value="fillTyp24();">
            <text:p>fillTyp24();</text:p>
          </table:table-cell>
        </table:table-row>
        <table:table-row table:style-name="ro1">
          <table:table-cell table:style-name="Default" table:number-columns-repeated="2"/>
          <table:table-cell office:value-type="float" office:value="31">
            <text:p>31</text:p>
          </table:table-cell>
          <table:table-cell table:formula="of:=CONCATENATE(&quot;fillTyp&quot;;[.C177];&quot;();&quot;)" office:value-type="string" office:string-value="fillTyp31();">
            <text:p>fillTyp31();</text:p>
          </table:table-cell>
        </table:table-row>
      </table:table>
      <table:table table:name="GEMS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a xlink:href="http://pathofexile.gamepedia.com/Fireball">Fireball</text:a> </text:p>
          </table:table-cell>
          <table:table-cell office:value-type="float" office:value="1">
            <text:p>1</text:p>
          </table:table-cell>
          <table:table-cell table:formula="of:=CONCATENATE(&quot;Gem gem&quot;;[.A1];&quot; = new Gem(&quot;&quot;&quot;;[.B1];&quot;&quot;&quot;.trim());&quot;;&quot;gem&quot;;[.A1];&quot;.setGemlvl(TYP&quot;;[.C1];&quot;);&quot;;&quot;GEMS.add(gem&quot;;[.A1];&quot;);&quot;)" office:value-type="string" office:string-value="Gem gem1 = new Gem(&quot;Fireball &quot;.trim());gem1.setGemlvl(TYP1);GEMS.add(gem1);">
            <text:p>Gem gem1 = new Gem("Fireball ".trim());gem1.setGemlvl(TYP1);GEMS.add(gem1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a xlink:href="http://pathofexile.gamepedia.com/Freezing_Pulse">Freezing Pulse</text:a> </text:p>
          </table:table-cell>
          <table:table-cell office:value-type="float" office:value="1">
            <text:p>1</text:p>
          </table:table-cell>
          <table:table-cell table:formula="of:=CONCATENATE(&quot;Gem gem&quot;;[.A2];&quot; = new Gem(&quot;&quot;&quot;;[.B2];&quot;&quot;&quot;.trim());&quot;;&quot;gem&quot;;[.A2];&quot;.setGemlvl(TYP&quot;;[.C2];&quot;);&quot;;&quot;GEMS.add(gem&quot;;[.A2];&quot;);&quot;)" office:value-type="string" office:string-value="Gem gem2 = new Gem(&quot;Freezing Pulse &quot;.trim());gem2.setGemlvl(TYP1);GEMS.add(gem2);">
            <text:p>Gem gem2 = new Gem("Freezing Pulse ".trim());gem2.setGemlvl(TYP1);GEMS.add(gem2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http://pathofexile.gamepedia.com/Ice_Nova">Ice Nova</text:a> </text:p>
          </table:table-cell>
          <table:table-cell office:value-type="float" office:value="1">
            <text:p>1</text:p>
          </table:table-cell>
          <table:table-cell table:formula="of:=CONCATENATE(&quot;Gem gem&quot;;[.A3];&quot; = new Gem(&quot;&quot;&quot;;[.B3];&quot;&quot;&quot;.trim());&quot;;&quot;gem&quot;;[.A3];&quot;.setGemlvl(TYP&quot;;[.C3];&quot;);&quot;;&quot;GEMS.add(gem&quot;;[.A3];&quot;);&quot;)" office:value-type="string" office:string-value="Gem gem3 = new Gem(&quot;Ice Nova &quot;.trim());gem3.setGemlvl(TYP1);GEMS.add(gem3);">
            <text:p>Gem gem3 = new Gem("Ice Nova ".trim());gem3.setGemlvl(TYP1);GEMS.add(gem3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a xlink:href="http://pathofexile.gamepedia.com/Raise_Zombie">Raise Zombie</text:a> </text:p>
          </table:table-cell>
          <table:table-cell office:value-type="float" office:value="1">
            <text:p>1</text:p>
          </table:table-cell>
          <table:table-cell table:formula="of:=CONCATENATE(&quot;Gem gem&quot;;[.A4];&quot; = new Gem(&quot;&quot;&quot;;[.B4];&quot;&quot;&quot;.trim());&quot;;&quot;gem&quot;;[.A4];&quot;.setGemlvl(TYP&quot;;[.C4];&quot;);&quot;;&quot;GEMS.add(gem&quot;;[.A4];&quot;);&quot;)" office:value-type="string" office:string-value="Gem gem4 = new Gem(&quot;Raise Zombie &quot;.trim());gem4.setGemlvl(TYP1);GEMS.add(gem4);">
            <text:p>Gem gem4 = new Gem("Raise Zombie ".trim());gem4.setGemlvl(TYP1);GEMS.add(gem4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://pathofexile.gamepedia.com/Spark">Spark</text:a> </text:p>
          </table:table-cell>
          <table:table-cell office:value-type="float" office:value="1">
            <text:p>1</text:p>
          </table:table-cell>
          <table:table-cell table:formula="of:=CONCATENATE(&quot;Gem gem&quot;;[.A5];&quot; = new Gem(&quot;&quot;&quot;;[.B5];&quot;&quot;&quot;.trim());&quot;;&quot;gem&quot;;[.A5];&quot;.setGemlvl(TYP&quot;;[.C5];&quot;);&quot;;&quot;GEMS.add(gem&quot;;[.A5];&quot;);&quot;)" office:value-type="string" office:string-value="Gem gem5 = new Gem(&quot;Spark &quot;.trim());gem5.setGemlvl(TYP1);GEMS.add(gem5);">
            <text:p>Gem gem5 = new Gem("Spark ".trim());gem5.setGemlvl(TYP1);GEMS.add(gem5);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<text:a xlink:href="http://pathofexile.gamepedia.com/Animate_Weapon">Animate Weapon</text:a> </text:p>
          </table:table-cell>
          <table:table-cell office:value-type="float" office:value="1">
            <text:p>1</text:p>
          </table:table-cell>
          <table:table-cell table:formula="of:=CONCATENATE(&quot;Gem gem&quot;;[.A6];&quot; = new Gem(&quot;&quot;&quot;;[.B6];&quot;&quot;&quot;.trim());&quot;;&quot;gem&quot;;[.A6];&quot;.setGemlvl(TYP&quot;;[.C6];&quot;);&quot;;&quot;GEMS.add(gem&quot;;[.A6];&quot;);&quot;)" office:value-type="string" office:string-value="Gem gem6 = new Gem(&quot;Animate Weapon &quot;.trim());gem6.setGemlvl(TYP1);GEMS.add(gem6);">
            <text:p>Gem gem6 = new Gem("Animate Weapon ".trim());gem6.setGemlvl(TYP1);GEMS.add(gem6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a xlink:href="http://pathofexile.gamepedia.com/Burning_Arrow">Burning Arrow</text:a></text:p>
          </table:table-cell>
          <table:table-cell office:value-type="float" office:value="1">
            <text:p>1</text:p>
          </table:table-cell>
          <table:table-cell table:formula="of:=CONCATENATE(&quot;Gem gem&quot;;[.A7];&quot; = new Gem(&quot;&quot;&quot;;[.B7];&quot;&quot;&quot;.trim());&quot;;&quot;gem&quot;;[.A7];&quot;.setGemlvl(TYP&quot;;[.C7];&quot;);&quot;;&quot;GEMS.add(gem&quot;;[.A7];&quot;);&quot;)" office:value-type="string" office:string-value="Gem gem7 = new Gem(&quot;Burning Arrow&quot;.trim());gem7.setGemlvl(TYP1);GEMS.add(gem7);">
            <text:p>Gem gem7 = new Gem("Burning Arrow".trim());gem7.setGemlvl(TYP1);GEMS.add(gem7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http://pathofexile.gamepedia.com/Double_Strike">Double Strike</text:a> </text:p>
          </table:table-cell>
          <table:table-cell office:value-type="float" office:value="1">
            <text:p>1</text:p>
          </table:table-cell>
          <table:table-cell table:formula="of:=CONCATENATE(&quot;Gem gem&quot;;[.A8];&quot; = new Gem(&quot;&quot;&quot;;[.B8];&quot;&quot;&quot;.trim());&quot;;&quot;gem&quot;;[.A8];&quot;.setGemlvl(TYP&quot;;[.C8];&quot;);&quot;;&quot;GEMS.add(gem&quot;;[.A8];&quot;);&quot;)" office:value-type="string" office:string-value="Gem gem8 = new Gem(&quot;Double Strike &quot;.trim());gem8.setGemlvl(TYP1);GEMS.add(gem8);">
            <text:p>Gem gem8 = new Gem("Double Strike ".trim());gem8.setGemlvl(TYP1);GEMS.add(gem8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http://pathofexile.gamepedia.com/Dual_Strike">Dual Strike</text:a> </text:p>
          </table:table-cell>
          <table:table-cell office:value-type="float" office:value="1">
            <text:p>1</text:p>
          </table:table-cell>
          <table:table-cell table:formula="of:=CONCATENATE(&quot;Gem gem&quot;;[.A9];&quot; = new Gem(&quot;&quot;&quot;;[.B9];&quot;&quot;&quot;.trim());&quot;;&quot;gem&quot;;[.A9];&quot;.setGemlvl(TYP&quot;;[.C9];&quot;);&quot;;&quot;GEMS.add(gem&quot;;[.A9];&quot;);&quot;)" office:value-type="string" office:string-value="Gem gem9 = new Gem(&quot;Dual Strike &quot;.trim());gem9.setGemlvl(TYP1);GEMS.add(gem9);">
            <text:p>Gem gem9 = new Gem("Dual Strike ".trim());gem9.setGemlvl(TYP1);GEMS.add(gem9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a xlink:href="http://pathofexile.gamepedia.com/Fire_Trap">Fire Trap</text:a> </text:p>
          </table:table-cell>
          <table:table-cell office:value-type="float" office:value="1">
            <text:p>1</text:p>
          </table:table-cell>
          <table:table-cell table:formula="of:=CONCATENATE(&quot;Gem gem&quot;;[.A10];&quot; = new Gem(&quot;&quot;&quot;;[.B10];&quot;&quot;&quot;.trim());&quot;;&quot;gem&quot;;[.A10];&quot;.setGemlvl(TYP&quot;;[.C10];&quot;);&quot;;&quot;GEMS.add(gem&quot;;[.A10];&quot;);&quot;)" office:value-type="string" office:string-value="Gem gem10 = new Gem(&quot;Fire Trap &quot;.trim());gem10.setGemlvl(TYP1);GEMS.add(gem10);">
            <text:p>Gem gem10 = new Gem("Fire Trap ".trim());gem10.setGemlvl(TYP1);GEMS.add(gem10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a xlink:href="http://pathofexile.gamepedia.com/Reave">Reave</text:a> </text:p>
          </table:table-cell>
          <table:table-cell office:value-type="float" office:value="1">
            <text:p>1</text:p>
          </table:table-cell>
          <table:table-cell table:formula="of:=CONCATENATE(&quot;Gem gem&quot;;[.A11];&quot; = new Gem(&quot;&quot;&quot;;[.B11];&quot;&quot;&quot;.trim());&quot;;&quot;gem&quot;;[.A11];&quot;.setGemlvl(TYP&quot;;[.C11];&quot;);&quot;;&quot;GEMS.add(gem&quot;;[.A11];&quot;);&quot;)" office:value-type="string" office:string-value="Gem gem11 = new Gem(&quot;Reave &quot;.trim());gem11.setGemlvl(TYP1);GEMS.add(gem11);">
            <text:p>Gem gem11 = new Gem("Reave ".trim());gem11.setGemlvl(TYP1);GEMS.add(gem11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a xlink:href="http://pathofexile.gamepedia.com/Split_Arrow">Split Arrow</text:a> </text:p>
          </table:table-cell>
          <table:table-cell office:value-type="float" office:value="1">
            <text:p>1</text:p>
          </table:table-cell>
          <table:table-cell table:formula="of:=CONCATENATE(&quot;Gem gem&quot;;[.A12];&quot; = new Gem(&quot;&quot;&quot;;[.B12];&quot;&quot;&quot;.trim());&quot;;&quot;gem&quot;;[.A12];&quot;.setGemlvl(TYP&quot;;[.C12];&quot;);&quot;;&quot;GEMS.add(gem&quot;;[.A12];&quot;);&quot;)" office:value-type="string" office:string-value="Gem gem12 = new Gem(&quot;Split Arrow &quot;.trim());gem12.setGemlvl(TYP1);GEMS.add(gem12);">
            <text:p>Gem gem12 = new Gem("Split Arrow ".trim());gem12.setGemlvl(TYP1);GEMS.add(gem12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a xlink:href="http://pathofexile.gamepedia.com/Cleave">Cleave</text:a> </text:p>
          </table:table-cell>
          <table:table-cell office:value-type="float" office:value="1">
            <text:p>1</text:p>
          </table:table-cell>
          <table:table-cell table:formula="of:=CONCATENATE(&quot;Gem gem&quot;;[.A13];&quot; = new Gem(&quot;&quot;&quot;;[.B13];&quot;&quot;&quot;.trim());&quot;;&quot;gem&quot;;[.A13];&quot;.setGemlvl(TYP&quot;;[.C13];&quot;);&quot;;&quot;GEMS.add(gem&quot;;[.A13];&quot;);&quot;)" office:value-type="string" office:string-value="Gem gem13 = new Gem(&quot;Cleave &quot;.trim());gem13.setGemlvl(TYP1);GEMS.add(gem13);">
            <text:p>Gem gem13 = new Gem("Cleave ".trim());gem13.setGemlvl(TYP1);GEMS.add(gem13);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<text:a xlink:href="http://pathofexile.gamepedia.com/Glacial_Hammer">Glacial Hammer</text:a> </text:p>
          </table:table-cell>
          <table:table-cell office:value-type="float" office:value="1">
            <text:p>1</text:p>
          </table:table-cell>
          <table:table-cell table:formula="of:=CONCATENATE(&quot;Gem gem&quot;;[.A14];&quot; = new Gem(&quot;&quot;&quot;;[.B14];&quot;&quot;&quot;.trim());&quot;;&quot;gem&quot;;[.A14];&quot;.setGemlvl(TYP&quot;;[.C14];&quot;);&quot;;&quot;GEMS.add(gem&quot;;[.A14];&quot;);&quot;)" office:value-type="string" office:string-value="Gem gem14 = new Gem(&quot;Glacial Hammer &quot;.trim());gem14.setGemlvl(TYP1);GEMS.add(gem14);">
            <text:p>Gem gem14 = new Gem("Glacial Hammer ".trim());gem14.setGemlvl(TYP1);GEMS.add(gem14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a xlink:href="http://pathofexile.gamepedia.com/Ground_Slam">Ground Slam</text:a> </text:p>
          </table:table-cell>
          <table:table-cell office:value-type="float" office:value="1">
            <text:p>1</text:p>
          </table:table-cell>
          <table:table-cell table:formula="of:=CONCATENATE(&quot;Gem gem&quot;;[.A15];&quot; = new Gem(&quot;&quot;&quot;;[.B15];&quot;&quot;&quot;.trim());&quot;;&quot;gem&quot;;[.A15];&quot;.setGemlvl(TYP&quot;;[.C15];&quot;);&quot;;&quot;GEMS.add(gem&quot;;[.A15];&quot;);&quot;)" office:value-type="string" office:string-value="Gem gem15 = new Gem(&quot;Ground Slam &quot;.trim());gem15.setGemlvl(TYP1);GEMS.add(gem15);">
            <text:p>Gem gem15 = new Gem("Ground Slam ".trim());gem15.setGemlvl(TYP1);GEMS.add(gem15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a xlink:href="http://pathofexile.gamepedia.com/Heavy_Strike">Heavy Strike</text:a> </text:p>
          </table:table-cell>
          <table:table-cell office:value-type="float" office:value="1">
            <text:p>1</text:p>
          </table:table-cell>
          <table:table-cell table:formula="of:=CONCATENATE(&quot;Gem gem&quot;;[.A16];&quot; = new Gem(&quot;&quot;&quot;;[.B16];&quot;&quot;&quot;.trim());&quot;;&quot;gem&quot;;[.A16];&quot;.setGemlvl(TYP&quot;;[.C16];&quot;);&quot;;&quot;GEMS.add(gem&quot;;[.A16];&quot;);&quot;)" office:value-type="string" office:string-value="Gem gem16 = new Gem(&quot;Heavy Strike &quot;.trim());gem16.setGemlvl(TYP1);GEMS.add(gem16);">
            <text:p>Gem gem16 = new Gem("Heavy Strike ".trim());gem16.setGemlvl(TYP1);GEMS.add(gem16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a xlink:href="http://pathofexile.gamepedia.com/Enhance">Enhance</text:a> </text:p>
          </table:table-cell>
          <table:table-cell office:value-type="string">
            <text:p>Special</text:p>
          </table:table-cell>
          <table:table-cell table:formula="of:=CONCATENATE(&quot;Gem gem&quot;;[.A17];&quot; = new Gem(&quot;&quot;&quot;;[.B17];&quot;&quot;&quot;.trim());&quot;;&quot;gem&quot;;[.A17];&quot;.setGemlvl(TYP&quot;;[.C17];&quot;);&quot;;&quot;GEMS.add(gem&quot;;[.A17];&quot;);&quot;)" office:value-type="string" office:string-value="Gem gem17 = new Gem(&quot;Enhance &quot;.trim());gem17.setGemlvl(TYPSpecial);GEMS.add(gem17);">
            <text:p>Gem gem17 = new Gem("Enhance ".trim());gem17.setGemlvl(TYPSpecial);GEMS.add(gem17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a xlink:href="http://pathofexile.gamepedia.com/Poison_Arrow">Poison Arrow</text:a> </text:p>
          </table:table-cell>
          <table:table-cell office:value-type="float" office:value="2">
            <text:p>2</text:p>
          </table:table-cell>
          <table:table-cell table:formula="of:=CONCATENATE(&quot;Gem gem&quot;;[.A18];&quot; = new Gem(&quot;&quot;&quot;;[.B18];&quot;&quot;&quot;.trim());&quot;;&quot;gem&quot;;[.A18];&quot;.setGemlvl(TYP&quot;;[.C18];&quot;);&quot;;&quot;GEMS.add(gem&quot;;[.A18];&quot;);&quot;)" office:value-type="string" office:string-value="Gem gem18 = new Gem(&quot;Poison Arrow &quot;.trim());gem18.setGemlvl(TYP2);GEMS.add(gem18);">
            <text:p>Gem gem18 = new Gem("Poison Arrow ".trim());gem18.setGemlvl(TYP2);GEMS.add(gem18);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<text:a xlink:href="http://pathofexile.gamepedia.com/Detonate_Dead">Detonate Dead</text:a> </text:p>
          </table:table-cell>
          <table:table-cell office:value-type="float" office:value="2">
            <text:p>2</text:p>
          </table:table-cell>
          <table:table-cell table:formula="of:=CONCATENATE(&quot;Gem gem&quot;;[.A19];&quot; = new Gem(&quot;&quot;&quot;;[.B19];&quot;&quot;&quot;.trim());&quot;;&quot;gem&quot;;[.A19];&quot;.setGemlvl(TYP&quot;;[.C19];&quot;);&quot;;&quot;GEMS.add(gem&quot;;[.A19];&quot;);&quot;)" office:value-type="string" office:string-value="Gem gem19 = new Gem(&quot;Detonate Dead &quot;.trim());gem19.setGemlvl(TYP2);GEMS.add(gem19);">
            <text:p>Gem gem19 = new Gem("Detonate Dead ".trim());gem19.setGemlvl(TYP2);GEMS.add(gem19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a xlink:href="http://pathofexile.gamepedia.com/Sweep">Sweep</text:a> </text:p>
          </table:table-cell>
          <table:table-cell office:value-type="float" office:value="2">
            <text:p>2</text:p>
          </table:table-cell>
          <table:table-cell table:formula="of:=CONCATENATE(&quot;Gem gem&quot;;[.A20];&quot; = new Gem(&quot;&quot;&quot;;[.B20];&quot;&quot;&quot;.trim());&quot;;&quot;gem&quot;;[.A20];&quot;.setGemlvl(TYP&quot;;[.C20];&quot;);&quot;;&quot;GEMS.add(gem&quot;;[.A20];&quot;);&quot;)" office:value-type="string" office:string-value="Gem gem20 = new Gem(&quot;Sweep &quot;.trim());gem20.setGemlvl(TYP2);GEMS.add(gem20);">
            <text:p>Gem gem20 = new Gem("Sweep ".trim());gem20.setGemlvl(TYP2);GEMS.add(gem20)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orm Call</text:p>
          </table:table-cell>
          <table:table-cell office:value-type="float" office:value="4">
            <text:p>4</text:p>
          </table:table-cell>
          <table:table-cell table:formula="of:=CONCATENATE(&quot;Gem gem&quot;;[.A21];&quot; = new Gem(&quot;&quot;&quot;;[.B21];&quot;&quot;&quot;.trim());&quot;;&quot;gem&quot;;[.A21];&quot;.setGemlvl(TYP&quot;;[.C21];&quot;);&quot;;&quot;GEMS.add(gem&quot;;[.A21];&quot;);&quot;)" office:value-type="string" office:string-value="Gem gem21 = new Gem(&quot;Storm Call&quot;.trim());gem21.setGemlvl(TYP4);GEMS.add(gem21);">
            <text:p>Gem gem21 = new Gem("Storm Call".trim());gem21.setGemlvl(TYP4);GEMS.add(gem21);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<text:a xlink:href="http://pathofexile.gamepedia.com/Ethereal_Knives">Ethereal Knives</text:a> </text:p>
          </table:table-cell>
          <table:table-cell office:value-type="float" office:value="4">
            <text:p>4</text:p>
          </table:table-cell>
          <table:table-cell table:formula="of:=CONCATENATE(&quot;Gem gem&quot;;[.A22];&quot; = new Gem(&quot;&quot;&quot;;[.B22];&quot;&quot;&quot;.trim());&quot;;&quot;gem&quot;;[.A22];&quot;.setGemlvl(TYP&quot;;[.C22];&quot;);&quot;;&quot;GEMS.add(gem&quot;;[.A22];&quot;);&quot;)" office:value-type="string" office:string-value="Gem gem22 = new Gem(&quot;Ethereal Knives &quot;.trim());gem22.setGemlvl(TYP4);GEMS.add(gem22);">
            <text:p>Gem gem22 = new Gem("Ethereal Knives ".trim());gem22.setGemlvl(TYP4);GEMS.add(gem22);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<text:a xlink:href="http://pathofexile.gamepedia.com/Rain_of_Arrows">Rain of Arrows</text:a> </text:p>
          </table:table-cell>
          <table:table-cell office:value-type="float" office:value="4">
            <text:p>4</text:p>
          </table:table-cell>
          <table:table-cell table:formula="of:=CONCATENATE(&quot;Gem gem&quot;;[.A23];&quot; = new Gem(&quot;&quot;&quot;;[.B23];&quot;&quot;&quot;.trim());&quot;;&quot;gem&quot;;[.A23];&quot;.setGemlvl(TYP&quot;;[.C23];&quot;);&quot;;&quot;GEMS.add(gem&quot;;[.A23];&quot;);&quot;)" office:value-type="string" office:string-value="Gem gem23 = new Gem(&quot;Rain of Arrows &quot;.trim());gem23.setGemlvl(TYP4);GEMS.add(gem23);">
            <text:p>Gem gem23 = new Gem("Rain of Arrows ".trim());gem23.setGemlvl(TYP4);GEMS.add(gem23)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a xlink:href="http://pathofexile.gamepedia.com/Viper_Strike">Viper Strike</text:a> </text:p>
          </table:table-cell>
          <table:table-cell office:value-type="float" office:value="4">
            <text:p>4</text:p>
          </table:table-cell>
          <table:table-cell table:formula="of:=CONCATENATE(&quot;Gem gem&quot;;[.A24];&quot; = new Gem(&quot;&quot;&quot;;[.B24];&quot;&quot;&quot;.trim());&quot;;&quot;gem&quot;;[.A24];&quot;.setGemlvl(TYP&quot;;[.C24];&quot;);&quot;;&quot;GEMS.add(gem&quot;;[.A24];&quot;);&quot;)" office:value-type="string" office:string-value="Gem gem24 = new Gem(&quot;Viper Strike &quot;.trim());gem24.setGemlvl(TYP4);GEMS.add(gem24);">
            <text:p>Gem gem24 = new Gem("Viper Strike ".trim());gem24.setGemlvl(TYP4);GEMS.add(gem24)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a xlink:href="http://pathofexile.gamepedia.com/Phase_Run">Phase Run</text:a> </text:p>
          </table:table-cell>
          <table:table-cell office:value-type="float" office:value="4">
            <text:p>4</text:p>
          </table:table-cell>
          <table:table-cell table:formula="of:=CONCATENATE(&quot;Gem gem&quot;;[.A25];&quot; = new Gem(&quot;&quot;&quot;;[.B25];&quot;&quot;&quot;.trim());&quot;;&quot;gem&quot;;[.A25];&quot;.setGemlvl(TYP&quot;;[.C25];&quot;);&quot;;&quot;GEMS.add(gem&quot;;[.A25];&quot;);&quot;)" office:value-type="string" office:string-value="Gem gem25 = new Gem(&quot;Phase Run &quot;.trim());gem25.setGemlvl(TYP4);GEMS.add(gem25);">
            <text:p>Gem gem25 = new Gem("Phase Run ".trim());gem25.setGemlvl(TYP4);GEMS.add(gem25);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<text:a xlink:href="http://pathofexile.gamepedia.com/Whirling_Blades">Whirling Blades</text:a> </text:p>
          </table:table-cell>
          <table:table-cell office:value-type="float" office:value="4">
            <text:p>4</text:p>
          </table:table-cell>
          <table:table-cell table:formula="of:=CONCATENATE(&quot;Gem gem&quot;;[.A26];&quot; = new Gem(&quot;&quot;&quot;;[.B26];&quot;&quot;&quot;.trim());&quot;;&quot;gem&quot;;[.A26];&quot;.setGemlvl(TYP&quot;;[.C26];&quot;);&quot;;&quot;GEMS.add(gem&quot;;[.A26];&quot;);&quot;)" office:value-type="string" office:string-value="Gem gem26 = new Gem(&quot;Whirling Blades &quot;.trim());gem26.setGemlvl(TYP4);GEMS.add(gem26);">
            <text:p>Gem gem26 = new Gem("Whirling Blades ".trim());gem26.setGemlvl(TYP4);GEMS.add(gem26)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a xlink:href="http://pathofexile.gamepedia.com/Decoy_Totem">Decoy Totem</text:a> </text:p>
          </table:table-cell>
          <table:table-cell office:value-type="float" office:value="4">
            <text:p>4</text:p>
          </table:table-cell>
          <table:table-cell table:formula="of:=CONCATENATE(&quot;Gem gem&quot;;[.A27];&quot; = new Gem(&quot;&quot;&quot;;[.B27];&quot;&quot;&quot;.trim());&quot;;&quot;gem&quot;;[.A27];&quot;.setGemlvl(TYP&quot;;[.C27];&quot;);&quot;;&quot;GEMS.add(gem&quot;;[.A27];&quot;);&quot;)" office:value-type="string" office:string-value="Gem gem27 = new Gem(&quot;Decoy Totem &quot;.trim());gem27.setGemlvl(TYP4);GEMS.add(gem27);">
            <text:p>Gem gem27 = new Gem("Decoy Totem ".trim());gem27.setGemlvl(TYP4);GEMS.add(gem27)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a xlink:href="http://pathofexile.gamepedia.com/Ice_Shot">Ice Shot</text:a> </text:p>
          </table:table-cell>
          <table:table-cell office:value-type="float" office:value="4">
            <text:p>4</text:p>
          </table:table-cell>
          <table:table-cell table:formula="of:=CONCATENATE(&quot;Gem gem&quot;;[.A28];&quot; = new Gem(&quot;&quot;&quot;;[.B28];&quot;&quot;&quot;.trim());&quot;;&quot;gem&quot;;[.A28];&quot;.setGemlvl(TYP&quot;;[.C28];&quot;);&quot;;&quot;GEMS.add(gem&quot;;[.A28];&quot;);&quot;)" office:value-type="string" office:string-value="Gem gem28 = new Gem(&quot;Ice Shot &quot;.trim());gem28.setGemlvl(TYP4);GEMS.add(gem28);">
            <text:p>Gem gem28 = new Gem("Ice Shot ".trim());gem28.setGemlvl(TYP4);GEMS.add(gem28)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a xlink:href="http://pathofexile.gamepedia.com/Firestorm">Firestorm</text:a> </text:p>
          </table:table-cell>
          <table:table-cell office:value-type="float" office:value="4">
            <text:p>4</text:p>
          </table:table-cell>
          <table:table-cell table:formula="of:=CONCATENATE(&quot;Gem gem&quot;;[.A29];&quot; = new Gem(&quot;&quot;&quot;;[.B29];&quot;&quot;&quot;.trim());&quot;;&quot;gem&quot;;[.A29];&quot;.setGemlvl(TYP&quot;;[.C29];&quot;);&quot;;&quot;GEMS.add(gem&quot;;[.A29];&quot;);&quot;)" office:value-type="string" office:string-value="Gem gem29 = new Gem(&quot;Firestorm &quot;.trim());gem29.setGemlvl(TYP4);GEMS.add(gem29);">
            <text:p>Gem gem29 = new Gem("Firestorm ".trim());gem29.setGemlvl(TYP4);GEMS.add(gem29)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a xlink:href="http://pathofexile.gamepedia.com/Cold_Snap">Cold Snap</text:a> </text:p>
          </table:table-cell>
          <table:table-cell office:value-type="float" office:value="4">
            <text:p>4</text:p>
          </table:table-cell>
          <table:table-cell table:formula="of:=CONCATENATE(&quot;Gem gem&quot;;[.A30];&quot; = new Gem(&quot;&quot;&quot;;[.B30];&quot;&quot;&quot;.trim());&quot;;&quot;gem&quot;;[.A30];&quot;.setGemlvl(TYP&quot;;[.C30];&quot;);&quot;;&quot;GEMS.add(gem&quot;;[.A30];&quot;);&quot;)" office:value-type="string" office:string-value="Gem gem30 = new Gem(&quot;Cold Snap &quot;.trim());gem30.setGemlvl(TYP4);GEMS.add(gem30);">
            <text:p>Gem gem30 = new Gem("Cold Snap ".trim());gem30.setGemlvl(TYP4);GEMS.add(gem30)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a xlink:href="http://pathofexile.gamepedia.com/Ice_Spear">Ice Spear</text:a> </text:p>
          </table:table-cell>
          <table:table-cell office:value-type="float" office:value="4">
            <text:p>4</text:p>
          </table:table-cell>
          <table:table-cell table:formula="of:=CONCATENATE(&quot;Gem gem&quot;;[.A31];&quot; = new Gem(&quot;&quot;&quot;;[.B31];&quot;&quot;&quot;.trim());&quot;;&quot;gem&quot;;[.A31];&quot;.setGemlvl(TYP&quot;;[.C31];&quot;);&quot;;&quot;GEMS.add(gem&quot;;[.A31];&quot;);&quot;)" office:value-type="string" office:string-value="Gem gem31 = new Gem(&quot;Ice Spear &quot;.trim());gem31.setGemlvl(TYP4);GEMS.add(gem31);">
            <text:p>Gem gem31 = new Gem("Ice Spear ".trim());gem31.setGemlvl(TYP4);GEMS.add(gem31)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a xlink:href="http://pathofexile.gamepedia.com/Bear_Trap">Bear Trap</text:a> </text:p>
          </table:table-cell>
          <table:table-cell office:value-type="float" office:value="4">
            <text:p>4</text:p>
          </table:table-cell>
          <table:table-cell table:formula="of:=CONCATENATE(&quot;Gem gem&quot;;[.A32];&quot; = new Gem(&quot;&quot;&quot;;[.B32];&quot;&quot;&quot;.trim());&quot;;&quot;gem&quot;;[.A32];&quot;.setGemlvl(TYP&quot;;[.C32];&quot;);&quot;;&quot;GEMS.add(gem&quot;;[.A32];&quot;);&quot;)" office:value-type="string" office:string-value="Gem gem32 = new Gem(&quot;Bear Trap &quot;.trim());gem32.setGemlvl(TYP4);GEMS.add(gem32);">
            <text:p>Gem gem32 = new Gem("Bear Trap ".trim());gem32.setGemlvl(TYP4);GEMS.add(gem32)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a xlink:href="http://pathofexile.gamepedia.com/Shield_Charge">Shield Charge</text:a> </text:p>
          </table:table-cell>
          <table:table-cell office:value-type="float" office:value="4">
            <text:p>4</text:p>
          </table:table-cell>
          <table:table-cell table:formula="of:=CONCATENATE(&quot;Gem gem&quot;;[.A33];&quot; = new Gem(&quot;&quot;&quot;;[.B33];&quot;&quot;&quot;.trim());&quot;;&quot;gem&quot;;[.A33];&quot;.setGemlvl(TYP&quot;;[.C33];&quot;);&quot;;&quot;GEMS.add(gem&quot;;[.A33];&quot;);&quot;)" office:value-type="string" office:string-value="Gem gem33 = new Gem(&quot;Shield Charge &quot;.trim());gem33.setGemlvl(TYP4);GEMS.add(gem33);">
            <text:p>Gem gem33 = new Gem("Shield Charge ".trim());gem33.setGemlvl(TYP4);GEMS.add(gem33)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a xlink:href="http://pathofexile.gamepedia.com/Infernal_Blow">Infernal Blow</text:a> </text:p>
          </table:table-cell>
          <table:table-cell office:value-type="float" office:value="4">
            <text:p>4</text:p>
          </table:table-cell>
          <table:table-cell table:formula="of:=CONCATENATE(&quot;Gem gem&quot;;[.A34];&quot; = new Gem(&quot;&quot;&quot;;[.B34];&quot;&quot;&quot;.trim());&quot;;&quot;gem&quot;;[.A34];&quot;.setGemlvl(TYP&quot;;[.C34];&quot;);&quot;;&quot;GEMS.add(gem&quot;;[.A34];&quot;);&quot;)" office:value-type="string" office:string-value="Gem gem34 = new Gem(&quot;Infernal Blow &quot;.trim());gem34.setGemlvl(TYP4);GEMS.add(gem34);">
            <text:p>Gem gem34 = new Gem("Infernal Blow ".trim());gem34.setGemlvl(TYP4);GEMS.add(gem34)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a xlink:href="http://pathofexile.gamepedia.com/Power_Siphon">Power Siphon</text:a> </text:p>
          </table:table-cell>
          <table:table-cell office:value-type="float" office:value="10">
            <text:p>10</text:p>
          </table:table-cell>
          <table:table-cell table:formula="of:=CONCATENATE(&quot;Gem gem&quot;;[.A35];&quot; = new Gem(&quot;&quot;&quot;;[.B35];&quot;&quot;&quot;.trim());&quot;;&quot;gem&quot;;[.A35];&quot;.setGemlvl(TYP&quot;;[.C35];&quot;);&quot;;&quot;GEMS.add(gem&quot;;[.A35];&quot;);&quot;)" office:value-type="string" office:string-value="Gem gem35 = new Gem(&quot;Power Siphon &quot;.trim());gem35.setGemlvl(TYP10);GEMS.add(gem35);">
            <text:p>Gem gem35 = new Gem("Power Siphon ".trim());gem35.setGemlvl(TYP10);GEMS.add(gem35)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a xlink:href="http://pathofexile.gamepedia.com/Clarity">Clarity</text:a> </text:p>
          </table:table-cell>
          <table:table-cell office:value-type="float" office:value="10">
            <text:p>10</text:p>
          </table:table-cell>
          <table:table-cell table:formula="of:=CONCATENATE(&quot;Gem gem&quot;;[.A36];&quot; = new Gem(&quot;&quot;&quot;;[.B36];&quot;&quot;&quot;.trim());&quot;;&quot;gem&quot;;[.A36];&quot;.setGemlvl(TYP&quot;;[.C36];&quot;);&quot;;&quot;GEMS.add(gem&quot;;[.A36];&quot;);&quot;)" office:value-type="string" office:string-value="Gem gem36 = new Gem(&quot;Clarity &quot;.trim());gem36.setGemlvl(TYP10);GEMS.add(gem36);">
            <text:p>Gem gem36 = new Gem("Clarity ".trim());gem36.setGemlvl(TYP10);GEMS.add(gem36);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<text:a xlink:href="http://pathofexile.gamepedia.com/Lightning_Arrow">Lightning Arrow</text:a> </text:p>
          </table:table-cell>
          <table:table-cell office:value-type="float" office:value="10">
            <text:p>10</text:p>
          </table:table-cell>
          <table:table-cell table:formula="of:=CONCATENATE(&quot;Gem gem&quot;;[.A37];&quot; = new Gem(&quot;&quot;&quot;;[.B37];&quot;&quot;&quot;.trim());&quot;;&quot;gem&quot;;[.A37];&quot;.setGemlvl(TYP&quot;;[.C37];&quot;);&quot;;&quot;GEMS.add(gem&quot;;[.A37];&quot;);&quot;)" office:value-type="string" office:string-value="Gem gem37 = new Gem(&quot;Lightning Arrow &quot;.trim());gem37.setGemlvl(TYP10);GEMS.add(gem37);">
            <text:p>Gem gem37 = new Gem("Lightning Arrow ".trim());gem37.setGemlvl(TYP10);GEMS.add(gem37)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a xlink:href="http://pathofexile.gamepedia.com/Hatred">Hatred</text:a> </text:p>
          </table:table-cell>
          <table:table-cell office:value-type="float" office:value="10">
            <text:p>10</text:p>
          </table:table-cell>
          <table:table-cell table:formula="of:=CONCATENATE(&quot;Gem gem&quot;;[.A38];&quot; = new Gem(&quot;&quot;&quot;;[.B38];&quot;&quot;&quot;.trim());&quot;;&quot;gem&quot;;[.A38];&quot;.setGemlvl(TYP&quot;;[.C38];&quot;);&quot;;&quot;GEMS.add(gem&quot;;[.A38];&quot;);&quot;)" office:value-type="string" office:string-value="Gem gem38 = new Gem(&quot;Hatred &quot;.trim());gem38.setGemlvl(TYP10);GEMS.add(gem38);">
            <text:p>Gem gem38 = new Gem("Hatred ".trim());gem38.setGemlvl(TYP10);GEMS.add(gem38)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a xlink:href="http://pathofexile.gamepedia.com/Flicker_Strike">Flicker Strike</text:a> </text:p>
          </table:table-cell>
          <table:table-cell office:value-type="float" office:value="10">
            <text:p>10</text:p>
          </table:table-cell>
          <table:table-cell table:formula="of:=CONCATENATE(&quot;Gem gem&quot;;[.A39];&quot; = new Gem(&quot;&quot;&quot;;[.B39];&quot;&quot;&quot;.trim());&quot;;&quot;gem&quot;;[.A39];&quot;.setGemlvl(TYP&quot;;[.C39];&quot;);&quot;;&quot;GEMS.add(gem&quot;;[.A39];&quot;);&quot;)" office:value-type="string" office:string-value="Gem gem39 = new Gem(&quot;Flicker Strike &quot;.trim());gem39.setGemlvl(TYP10);GEMS.add(gem39);">
            <text:p>Gem gem39 = new Gem("Flicker Strike ".trim());gem39.setGemlvl(TYP10);GEMS.add(gem39)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a xlink:href="http://pathofexile.gamepedia.com/Freeze_Mine">Freeze Mine</text:a> </text:p>
          </table:table-cell>
          <table:table-cell office:value-type="float" office:value="10">
            <text:p>10</text:p>
          </table:table-cell>
          <table:table-cell table:formula="of:=CONCATENATE(&quot;Gem gem&quot;;[.A40];&quot; = new Gem(&quot;&quot;&quot;;[.B40];&quot;&quot;&quot;.trim());&quot;;&quot;gem&quot;;[.A40];&quot;.setGemlvl(TYP&quot;;[.C40];&quot;);&quot;;&quot;GEMS.add(gem&quot;;[.A40];&quot;);&quot;)" office:value-type="string" office:string-value="Gem gem40 = new Gem(&quot;Freeze Mine &quot;.trim());gem40.setGemlvl(TYP10);GEMS.add(gem40);">
            <text:p>Gem gem40 = new Gem("Freeze Mine ".trim());gem40.setGemlvl(TYP10);GEMS.add(gem40)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a xlink:href="http://pathofexile.gamepedia.com/Puncture">Puncture</text:a> </text:p>
          </table:table-cell>
          <table:table-cell office:value-type="float" office:value="10">
            <text:p>10</text:p>
          </table:table-cell>
          <table:table-cell table:formula="of:=CONCATENATE(&quot;Gem gem&quot;;[.A41];&quot; = new Gem(&quot;&quot;&quot;;[.B41];&quot;&quot;&quot;.trim());&quot;;&quot;gem&quot;;[.A41];&quot;.setGemlvl(TYP&quot;;[.C41];&quot;);&quot;;&quot;GEMS.add(gem&quot;;[.A41];&quot;);&quot;)" office:value-type="string" office:string-value="Gem gem41 = new Gem(&quot;Puncture &quot;.trim());gem41.setGemlvl(TYP10);GEMS.add(gem41);">
            <text:p>Gem gem41 = new Gem("Puncture ".trim());gem41.setGemlvl(TYP10);GEMS.add(gem41)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a xlink:href="http://pathofexile.gamepedia.com/Anger">Anger</text:a> </text:p>
          </table:table-cell>
          <table:table-cell office:value-type="float" office:value="10">
            <text:p>10</text:p>
          </table:table-cell>
          <table:table-cell table:formula="of:=CONCATENATE(&quot;Gem gem&quot;;[.A42];&quot; = new Gem(&quot;&quot;&quot;;[.B42];&quot;&quot;&quot;.trim());&quot;;&quot;gem&quot;;[.A42];&quot;.setGemlvl(TYP&quot;;[.C42];&quot;);&quot;;&quot;GEMS.add(gem&quot;;[.A42];&quot;);&quot;)" office:value-type="string" office:string-value="Gem gem42 = new Gem(&quot;Anger &quot;.trim());gem42.setGemlvl(TYP10);GEMS.add(gem42);">
            <text:p>Gem gem42 = new Gem("Anger ".trim());gem42.setGemlvl(TYP10);GEMS.add(gem42);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<text:a xlink:href="http://pathofexile.gamepedia.com/Animate_Guardian">Animate Guardian</text:a> </text:p>
          </table:table-cell>
          <table:table-cell office:value-type="float" office:value="10">
            <text:p>10</text:p>
          </table:table-cell>
          <table:table-cell table:formula="of:=CONCATENATE(&quot;Gem gem&quot;;[.A43];&quot; = new Gem(&quot;&quot;&quot;;[.B43];&quot;&quot;&quot;.trim());&quot;;&quot;gem&quot;;[.A43];&quot;.setGemlvl(TYP&quot;;[.C43];&quot;);&quot;;&quot;GEMS.add(gem&quot;;[.A43];&quot;);&quot;)" office:value-type="string" office:string-value="Gem gem43 = new Gem(&quot;Animate Guardian &quot;.trim());gem43.setGemlvl(TYP10);GEMS.add(gem43);">
            <text:p>Gem gem43 = new Gem("Animate Guardian ".trim());gem43.setGemlvl(TYP10);GEMS.add(gem43)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a xlink:href="http://pathofexile.gamepedia.com/Incinerate">Incinerate</text:a> </text:p>
          </table:table-cell>
          <table:table-cell office:value-type="float" office:value="10">
            <text:p>10</text:p>
          </table:table-cell>
          <table:table-cell table:formula="of:=CONCATENATE(&quot;Gem gem&quot;;[.A44];&quot; = new Gem(&quot;&quot;&quot;;[.B44];&quot;&quot;&quot;.trim());&quot;;&quot;gem&quot;;[.A44];&quot;.setGemlvl(TYP&quot;;[.C44];&quot;);&quot;;&quot;GEMS.add(gem&quot;;[.A44];&quot;);&quot;)" office:value-type="string" office:string-value="Gem gem44 = new Gem(&quot;Incinerate &quot;.trim());gem44.setGemlvl(TYP10);GEMS.add(gem44);">
            <text:p>Gem gem44 = new Gem("Incinerate ".trim());gem44.setGemlvl(TYP10);GEMS.add(gem44);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<text:a xlink:href="http://pathofexile.gamepedia.com/Lightning_Trap">Lightning Trap</text:a> </text:p>
          </table:table-cell>
          <table:table-cell office:value-type="float" office:value="10">
            <text:p>10</text:p>
          </table:table-cell>
          <table:table-cell table:formula="of:=CONCATENATE(&quot;Gem gem&quot;;[.A45];&quot; = new Gem(&quot;&quot;&quot;;[.B45];&quot;&quot;&quot;.trim());&quot;;&quot;gem&quot;;[.A45];&quot;.setGemlvl(TYP&quot;;[.C45];&quot;);&quot;;&quot;GEMS.add(gem&quot;;[.A45];&quot;);&quot;)" office:value-type="string" office:string-value="Gem gem45 = new Gem(&quot;Lightning Trap &quot;.trim());gem45.setGemlvl(TYP10);GEMS.add(gem45);">
            <text:p>Gem gem45 = new Gem("Lightning Trap ".trim());gem45.setGemlvl(TYP10);GEMS.add(gem45);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<text:a xlink:href="http://pathofexile.gamepedia.com/Tempest_Shield">Tempest Shield</text:a> </text:p>
          </table:table-cell>
          <table:table-cell office:value-type="float" office:value="10">
            <text:p>10</text:p>
          </table:table-cell>
          <table:table-cell table:formula="of:=CONCATENATE(&quot;Gem gem&quot;;[.A46];&quot; = new Gem(&quot;&quot;&quot;;[.B46];&quot;&quot;&quot;.trim());&quot;;&quot;gem&quot;;[.A46];&quot;.setGemlvl(TYP&quot;;[.C46];&quot;);&quot;;&quot;GEMS.add(gem&quot;;[.A46];&quot;);&quot;)" office:value-type="string" office:string-value="Gem gem46 = new Gem(&quot;Tempest Shield &quot;.trim());gem46.setGemlvl(TYP10);GEMS.add(gem46);">
            <text:p>Gem gem46 = new Gem("Tempest Shield ".trim());gem46.setGemlvl(TYP10);GEMS.add(gem46);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<text:a xlink:href="http://pathofexile.gamepedia.com/Summon_Skeletons">Summon Skeletons</text:a> </text:p>
          </table:table-cell>
          <table:table-cell office:value-type="float" office:value="10">
            <text:p>10</text:p>
          </table:table-cell>
          <table:table-cell table:formula="of:=CONCATENATE(&quot;Gem gem&quot;;[.A47];&quot; = new Gem(&quot;&quot;&quot;;[.B47];&quot;&quot;&quot;.trim());&quot;;&quot;gem&quot;;[.A47];&quot;.setGemlvl(TYP&quot;;[.C47];&quot;);&quot;;&quot;GEMS.add(gem&quot;;[.A47];&quot;);&quot;)" office:value-type="string" office:string-value="Gem gem47 = new Gem(&quot;Summon Skeletons &quot;.trim());gem47.setGemlvl(TYP10);GEMS.add(gem47);">
            <text:p>Gem gem47 = new Gem("Summon Skeletons ".trim());gem47.setGemlvl(TYP10);GEMS.add(gem47)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a xlink:href="http://pathofexile.gamepedia.com/Shock_Nova">Shock Nova</text:a> </text:p>
          </table:table-cell>
          <table:table-cell office:value-type="float" office:value="10">
            <text:p>10</text:p>
          </table:table-cell>
          <table:table-cell table:formula="of:=CONCATENATE(&quot;Gem gem&quot;;[.A48];&quot; = new Gem(&quot;&quot;&quot;;[.B48];&quot;&quot;&quot;.trim());&quot;;&quot;gem&quot;;[.A48];&quot;.setGemlvl(TYP&quot;;[.C48];&quot;);&quot;;&quot;GEMS.add(gem&quot;;[.A48];&quot;);&quot;)" office:value-type="string" office:string-value="Gem gem48 = new Gem(&quot;Shock Nova &quot;.trim());gem48.setGemlvl(TYP10);GEMS.add(gem48);">
            <text:p>Gem gem48 = new Gem("Shock Nova ".trim());gem48.setGemlvl(TYP10);GEMS.add(gem48)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a xlink:href="http://pathofexile.gamepedia.com/Wrath">Wrath</text:a> </text:p>
          </table:table-cell>
          <table:table-cell office:value-type="float" office:value="10">
            <text:p>10</text:p>
          </table:table-cell>
          <table:table-cell table:formula="of:=CONCATENATE(&quot;Gem gem&quot;;[.A49];&quot; = new Gem(&quot;&quot;&quot;;[.B49];&quot;&quot;&quot;.trim());&quot;;&quot;gem&quot;;[.A49];&quot;.setGemlvl(TYP&quot;;[.C49];&quot;);&quot;;&quot;GEMS.add(gem&quot;;[.A49];&quot;);&quot;)" office:value-type="string" office:string-value="Gem gem49 = new Gem(&quot;Wrath &quot;.trim());gem49.setGemlvl(TYP10);GEMS.add(gem49);">
            <text:p>Gem gem49 = new Gem("Wrath ".trim());gem49.setGemlvl(TYP10);GEMS.add(gem49)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a xlink:href="http://pathofexile.gamepedia.com/Arctic_Armour">Arctic Armour</text:a> </text:p>
          </table:table-cell>
          <table:table-cell office:value-type="float" office:value="10">
            <text:p>10</text:p>
          </table:table-cell>
          <table:table-cell table:formula="of:=CONCATENATE(&quot;Gem gem&quot;;[.A50];&quot; = new Gem(&quot;&quot;&quot;;[.B50];&quot;&quot;&quot;.trim());&quot;;&quot;gem&quot;;[.A50];&quot;.setGemlvl(TYP&quot;;[.C50];&quot;);&quot;;&quot;GEMS.add(gem&quot;;[.A50];&quot;);&quot;)" office:value-type="string" office:string-value="Gem gem50 = new Gem(&quot;Arctic Armour &quot;.trim());gem50.setGemlvl(TYP10);GEMS.add(gem50);">
            <text:p>Gem gem50 = new Gem("Arctic Armour ".trim());gem50.setGemlvl(TYP10);GEMS.add(gem50);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<text:a xlink:href="http://pathofexile.gamepedia.com/Lightning_Strike">Lightning Strike</text:a> </text:p>
          </table:table-cell>
          <table:table-cell office:value-type="float" office:value="10">
            <text:p>10</text:p>
          </table:table-cell>
          <table:table-cell table:formula="of:=CONCATENATE(&quot;Gem gem&quot;;[.A51];&quot; = new Gem(&quot;&quot;&quot;;[.B51];&quot;&quot;&quot;.trim());&quot;;&quot;gem&quot;;[.A51];&quot;.setGemlvl(TYP&quot;;[.C51];&quot;);&quot;;&quot;GEMS.add(gem&quot;;[.A51];&quot;);&quot;)" office:value-type="string" office:string-value="Gem gem51 = new Gem(&quot;Lightning Strike &quot;.trim());gem51.setGemlvl(TYP10);GEMS.add(gem51);">
            <text:p>Gem gem51 = new Gem("Lightning Strike ".trim());gem51.setGemlvl(TYP10);GEMS.add(gem51)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a xlink:href="http://pathofexile.gamepedia.com/Leap_Slam">Leap Slam</text:a> </text:p>
          </table:table-cell>
          <table:table-cell office:value-type="float" office:value="10">
            <text:p>10</text:p>
          </table:table-cell>
          <table:table-cell table:formula="of:=CONCATENATE(&quot;Gem gem&quot;;[.A52];&quot; = new Gem(&quot;&quot;&quot;;[.B52];&quot;&quot;&quot;.trim());&quot;;&quot;gem&quot;;[.A52];&quot;.setGemlvl(TYP&quot;;[.C52];&quot;);&quot;;&quot;GEMS.add(gem&quot;;[.A52];&quot;);&quot;)" office:value-type="string" office:string-value="Gem gem52 = new Gem(&quot;Leap Slam &quot;.trim());gem52.setGemlvl(TYP10);GEMS.add(gem52);">
            <text:p>Gem gem52 = new Gem("Leap Slam ".trim());gem52.setGemlvl(TYP10);GEMS.add(gem52);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<text:a xlink:href="http://pathofexile.gamepedia.com/Shockwave_Totem">Shockwave Totem</text:a> </text:p>
          </table:table-cell>
          <table:table-cell office:value-type="float" office:value="10">
            <text:p>10</text:p>
          </table:table-cell>
          <table:table-cell table:formula="of:=CONCATENATE(&quot;Gem gem&quot;;[.A53];&quot; = new Gem(&quot;&quot;&quot;;[.B53];&quot;&quot;&quot;.trim());&quot;;&quot;gem&quot;;[.A53];&quot;.setGemlvl(TYP&quot;;[.C53];&quot;);&quot;;&quot;GEMS.add(gem&quot;;[.A53];&quot;);&quot;)" office:value-type="string" office:string-value="Gem gem53 = new Gem(&quot;Shockwave Totem &quot;.trim());gem53.setGemlvl(TYP10);GEMS.add(gem53);">
            <text:p>Gem gem53 = new Gem("Shockwave Totem ".trim());gem53.setGemlvl(TYP10);GEMS.add(gem53)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a xlink:href="http://pathofexile.gamepedia.com/Portal">Portal</text:a> </text:p>
          </table:table-cell>
          <table:table-cell office:value-type="float" office:value="10">
            <text:p>10</text:p>
          </table:table-cell>
          <table:table-cell table:formula="of:=CONCATENATE(&quot;Gem gem&quot;;[.A54];&quot; = new Gem(&quot;&quot;&quot;;[.B54];&quot;&quot;&quot;.trim());&quot;;&quot;gem&quot;;[.A54];&quot;.setGemlvl(TYP&quot;;[.C54];&quot;);&quot;;&quot;GEMS.add(gem&quot;;[.A54];&quot;);&quot;)" office:value-type="string" office:string-value="Gem gem54 = new Gem(&quot;Portal &quot;.trim());gem54.setGemlvl(TYP10);GEMS.add(gem54);">
            <text:p>Gem gem54 = new Gem("Portal ".trim());gem54.setGemlvl(TYP10);GEMS.add(gem54)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a xlink:href="http://pathofexile.gamepedia.com/Molten_Shell">Molten Shell</text:a> </text:p>
          </table:table-cell>
          <table:table-cell office:value-type="float" office:value="10">
            <text:p>10</text:p>
          </table:table-cell>
          <table:table-cell table:formula="of:=CONCATENATE(&quot;Gem gem&quot;;[.A55];&quot; = new Gem(&quot;&quot;&quot;;[.B55];&quot;&quot;&quot;.trim());&quot;;&quot;gem&quot;;[.A55];&quot;.setGemlvl(TYP&quot;;[.C55];&quot;);&quot;;&quot;GEMS.add(gem&quot;;[.A55];&quot;);&quot;)" office:value-type="string" office:string-value="Gem gem55 = new Gem(&quot;Molten Shell &quot;.trim());gem55.setGemlvl(TYP10);GEMS.add(gem55);">
            <text:p>Gem gem55 = new Gem("Molten Shell ".trim());gem55.setGemlvl(TYP10);GEMS.add(gem55);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<text:a xlink:href="http://pathofexile.gamepedia.com/Increased_Critical_Damage">Increased Critical Damage</text:a> </text:p>
          </table:table-cell>
          <table:table-cell office:value-type="float" office:value="12">
            <text:p>12</text:p>
          </table:table-cell>
          <table:table-cell table:formula="of:=CONCATENATE(&quot;Gem gem&quot;;[.A56];&quot; = new Gem(&quot;&quot;&quot;;[.B56];&quot;&quot;&quot;.trim());&quot;;&quot;gem&quot;;[.A56];&quot;.setGemlvl(TYP&quot;;[.C56];&quot;);&quot;;&quot;GEMS.add(gem&quot;;[.A56];&quot;);&quot;)" office:value-type="string" office:string-value="Gem gem56 = new Gem(&quot;Increased Critical Damage &quot;.trim());gem56.setGemlvl(TYP12);GEMS.add(gem56);">
            <text:p>Gem gem56 = new Gem("Increased Critical Damage ".trim());gem56.setGemlvl(TYP12);GEMS.add(gem56)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a xlink:href="http://pathofexile.gamepedia.com/Minion_Life">Minion Life</text:a> </text:p>
          </table:table-cell>
          <table:table-cell office:value-type="float" office:value="12">
            <text:p>12</text:p>
          </table:table-cell>
          <table:table-cell table:formula="of:=CONCATENATE(&quot;Gem gem&quot;;[.A57];&quot; = new Gem(&quot;&quot;&quot;;[.B57];&quot;&quot;&quot;.trim());&quot;;&quot;gem&quot;;[.A57];&quot;.setGemlvl(TYP&quot;;[.C57];&quot;);&quot;;&quot;GEMS.add(gem&quot;;[.A57];&quot;);&quot;)" office:value-type="string" office:string-value="Gem gem57 = new Gem(&quot;Minion Life &quot;.trim());gem57.setGemlvl(TYP12);GEMS.add(gem57);">
            <text:p>Gem gem57 = new Gem("Minion Life ".trim());gem57.setGemlvl(TYP12);GEMS.add(gem57);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<text:a xlink:href="http://pathofexile.gamepedia.com/Added_Cold_Damage">Added Cold Damage</text:a> </text:p>
          </table:table-cell>
          <table:table-cell office:value-type="float" office:value="12">
            <text:p>12</text:p>
          </table:table-cell>
          <table:table-cell table:formula="of:=CONCATENATE(&quot;Gem gem&quot;;[.A58];&quot; = new Gem(&quot;&quot;&quot;;[.B58];&quot;&quot;&quot;.trim());&quot;;&quot;gem&quot;;[.A58];&quot;.setGemlvl(TYP&quot;;[.C58];&quot;);&quot;;&quot;GEMS.add(gem&quot;;[.A58];&quot;);&quot;)" office:value-type="string" office:string-value="Gem gem58 = new Gem(&quot;Added Cold Damage &quot;.trim());gem58.setGemlvl(TYP12);GEMS.add(gem58);">
            <text:p>Gem gem58 = new Gem("Added Cold Damage ".trim());gem58.setGemlvl(TYP12);GEMS.add(gem58);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<text:a xlink:href="http://pathofexile.gamepedia.com/Added_Lightning_Damage">Added Lightning Damage</text:a> </text:p>
          </table:table-cell>
          <table:table-cell office:value-type="float" office:value="12">
            <text:p>12</text:p>
          </table:table-cell>
          <table:table-cell table:formula="of:=CONCATENATE(&quot;Gem gem&quot;;[.A59];&quot; = new Gem(&quot;&quot;&quot;;[.B59];&quot;&quot;&quot;.trim());&quot;;&quot;gem&quot;;[.A59];&quot;.setGemlvl(TYP&quot;;[.C59];&quot;);&quot;;&quot;GEMS.add(gem&quot;;[.A59];&quot;);&quot;)" office:value-type="string" office:string-value="Gem gem59 = new Gem(&quot;Added Lightning Damage &quot;.trim());gem59.setGemlvl(TYP12);GEMS.add(gem59);">
            <text:p>Gem gem59 = new Gem("Added Lightning Damage ".trim());gem59.setGemlvl(TYP12);GEMS.add(gem59);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<text:a xlink:href="http://pathofexile.gamepedia.com/Additional_Accuracy">Additional Accuracy</text:a> </text:p>
          </table:table-cell>
          <table:table-cell office:value-type="float" office:value="12">
            <text:p>12</text:p>
          </table:table-cell>
          <table:table-cell table:formula="of:=CONCATENATE(&quot;Gem gem&quot;;[.A60];&quot; = new Gem(&quot;&quot;&quot;;[.B60];&quot;&quot;&quot;.trim());&quot;;&quot;gem&quot;;[.A60];&quot;.setGemlvl(TYP&quot;;[.C60];&quot;);&quot;;&quot;GEMS.add(gem&quot;;[.A60];&quot;);&quot;)" office:value-type="string" office:string-value="Gem gem60 = new Gem(&quot;Additional Accuracy &quot;.trim());gem60.setGemlvl(TYP12);GEMS.add(gem60);">
            <text:p>Gem gem60 = new Gem("Additional Accuracy ".trim());gem60.setGemlvl(TYP12);GEMS.add(gem60);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<text:a xlink:href="http://pathofexile.gamepedia.com/Faster_Projectiles">Faster Projectiles</text:a> </text:p>
          </table:table-cell>
          <table:table-cell office:value-type="float" office:value="12">
            <text:p>12</text:p>
          </table:table-cell>
          <table:table-cell table:formula="of:=CONCATENATE(&quot;Gem gem&quot;;[.A61];&quot; = new Gem(&quot;&quot;&quot;;[.B61];&quot;&quot;&quot;.trim());&quot;;&quot;gem&quot;;[.A61];&quot;.setGemlvl(TYP&quot;;[.C61];&quot;);&quot;;&quot;GEMS.add(gem&quot;;[.A61];&quot;);&quot;)" office:value-type="string" office:string-value="Gem gem61 = new Gem(&quot;Faster Projectiles &quot;.trim());gem61.setGemlvl(TYP12);GEMS.add(gem61);">
            <text:p>Gem gem61 = new Gem("Faster Projectiles ".trim());gem61.setGemlvl(TYP12);GEMS.add(gem61)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a xlink:href="http://pathofexile.gamepedia.com/Fork">Fork</text:a> </text:p>
          </table:table-cell>
          <table:table-cell office:value-type="float" office:value="12">
            <text:p>12</text:p>
          </table:table-cell>
          <table:table-cell table:formula="of:=CONCATENATE(&quot;Gem gem&quot;;[.A62];&quot; = new Gem(&quot;&quot;&quot;;[.B62];&quot;&quot;&quot;.trim());&quot;;&quot;gem&quot;;[.A62];&quot;.setGemlvl(TYP&quot;;[.C62];&quot;);&quot;;&quot;GEMS.add(gem&quot;;[.A62];&quot;);&quot;)" office:value-type="string" office:string-value="Gem gem62 = new Gem(&quot;Fork &quot;.trim());gem62.setGemlvl(TYP12);GEMS.add(gem62);">
            <text:p>Gem gem62 = new Gem("Fork ".trim());gem62.setGemlvl(TYP12);GEMS.add(gem62);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<text:a xlink:href="http://pathofexile.gamepedia.com/Added_Fire_Damage">Added Fire Damage</text:a> </text:p>
          </table:table-cell>
          <table:table-cell office:value-type="float" office:value="12">
            <text:p>12</text:p>
          </table:table-cell>
          <table:table-cell table:formula="of:=CONCATENATE(&quot;Gem gem&quot;;[.A63];&quot; = new Gem(&quot;&quot;&quot;;[.B63];&quot;&quot;&quot;.trim());&quot;;&quot;gem&quot;;[.A63];&quot;.setGemlvl(TYP&quot;;[.C63];&quot;);&quot;;&quot;GEMS.add(gem&quot;;[.A63];&quot;);&quot;)" office:value-type="string" office:string-value="Gem gem63 = new Gem(&quot;Added Fire Damage &quot;.trim());gem63.setGemlvl(TYP12);GEMS.add(gem63);">
            <text:p>Gem gem63 = new Gem("Added Fire Damage ".trim());gem63.setGemlvl(TYP12);GEMS.add(gem63);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<text:a xlink:href="http://pathofexile.gamepedia.com/Life_Gain_on_Hit">Life Gain on Hit</text:a> </text:p>
          </table:table-cell>
          <table:table-cell office:value-type="float" office:value="12">
            <text:p>12</text:p>
          </table:table-cell>
          <table:table-cell table:formula="of:=CONCATENATE(&quot;Gem gem&quot;;[.A64];&quot; = new Gem(&quot;&quot;&quot;;[.B64];&quot;&quot;&quot;.trim());&quot;;&quot;gem&quot;;[.A64];&quot;.setGemlvl(TYP&quot;;[.C64];&quot;);&quot;;&quot;GEMS.add(gem&quot;;[.A64];&quot;);&quot;)" office:value-type="string" office:string-value="Gem gem64 = new Gem(&quot;Life Gain on Hit &quot;.trim());gem64.setGemlvl(TYP12);GEMS.add(gem64);">
            <text:p>Gem gem64 = new Gem("Life Gain on Hit ".trim());gem64.setGemlvl(TYP12);GEMS.add(gem64);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<text:a xlink:href="http://pathofexile.gamepedia.com/Weapon_Elemental_Damage">Weapon Elemental Damage</text:a> </text:p>
          </table:table-cell>
          <table:table-cell office:value-type="float" office:value="12">
            <text:p>12</text:p>
          </table:table-cell>
          <table:table-cell table:formula="of:=CONCATENATE(&quot;Gem gem&quot;;[.A65];&quot; = new Gem(&quot;&quot;&quot;;[.B65];&quot;&quot;&quot;.trim());&quot;;&quot;gem&quot;;[.A65];&quot;.setGemlvl(TYP&quot;;[.C65];&quot;);&quot;;&quot;GEMS.add(gem&quot;;[.A65];&quot;);&quot;)" office:value-type="string" office:string-value="Gem gem65 = new Gem(&quot;Weapon Elemental Damage &quot;.trim());gem65.setGemlvl(TYP12);GEMS.add(gem65);">
            <text:p>Gem gem65 = new Gem("Weapon Elemental Damage ".trim());gem65.setGemlvl(TYP12);GEMS.add(gem65);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<text:a xlink:href="http://pathofexile.gamepedia.com/Chance_to_Flee">Chance to Flee</text:a> </text:p>
          </table:table-cell>
          <table:table-cell office:value-type="float" office:value="12">
            <text:p>12</text:p>
          </table:table-cell>
          <table:table-cell table:formula="of:=CONCATENATE(&quot;Gem gem&quot;;[.A66];&quot; = new Gem(&quot;&quot;&quot;;[.B66];&quot;&quot;&quot;.trim());&quot;;&quot;gem&quot;;[.A66];&quot;.setGemlvl(TYP&quot;;[.C66];&quot;);&quot;;&quot;GEMS.add(gem&quot;;[.A66];&quot;);&quot;)" office:value-type="string" office:string-value="Gem gem66 = new Gem(&quot;Chance to Flee &quot;.trim());gem66.setGemlvl(TYP12);GEMS.add(gem66);">
            <text:p>Gem gem66 = new Gem("Chance to Flee ".trim());gem66.setGemlvl(TYP12);GEMS.add(gem66)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a xlink:href="http://pathofexile.gamepedia.com/Iron_Will">Iron Will</text:a> </text:p>
          </table:table-cell>
          <table:table-cell office:value-type="float" office:value="12">
            <text:p>12</text:p>
          </table:table-cell>
          <table:table-cell table:formula="of:=CONCATENATE(&quot;Gem gem&quot;;[.A67];&quot; = new Gem(&quot;&quot;&quot;;[.B67];&quot;&quot;&quot;.trim());&quot;;&quot;gem&quot;;[.A67];&quot;.setGemlvl(TYP&quot;;[.C67];&quot;);&quot;;&quot;GEMS.add(gem&quot;;[.A67];&quot;);&quot;)" office:value-type="string" office:string-value="Gem gem67 = new Gem(&quot;Iron Will &quot;.trim());gem67.setGemlvl(TYP12);GEMS.add(gem67);">
            <text:p>Gem gem67 = new Gem("Iron Will ".trim());gem67.setGemlvl(TYP12);GEMS.add(gem67)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a xlink:href="http://pathofexile.gamepedia.com/Enduring_Cry">Enduring Cry</text:a> </text:p>
          </table:table-cell>
          <table:table-cell office:value-type="float" office:value="19">
            <text:p>19</text:p>
          </table:table-cell>
          <table:table-cell table:formula="of:=CONCATENATE(&quot;Gem gem&quot;;[.A68];&quot; = new Gem(&quot;&quot;&quot;;[.B68];&quot;&quot;&quot;.trim());&quot;;&quot;gem&quot;;[.A68];&quot;.setGemlvl(TYP&quot;;[.C68];&quot;);&quot;;&quot;GEMS.add(gem&quot;;[.A68];&quot;);&quot;)" office:value-type="string" office:string-value="Gem gem68 = new Gem(&quot;Enduring Cry &quot;.trim());gem68.setGemlvl(TYP19);GEMS.add(gem68);">
            <text:p>Gem gem68 = new Gem("Enduring Cry ".trim());gem68.setGemlvl(TYP19);GEMS.add(gem68);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<text:a xlink:href="http://pathofexile.gamepedia.com/Projectile_Weakness">Projectile Weakness</text:a> </text:p>
          </table:table-cell>
          <table:table-cell office:value-type="float" office:value="19">
            <text:p>19</text:p>
          </table:table-cell>
          <table:table-cell table:formula="of:=CONCATENATE(&quot;Gem gem&quot;;[.A69];&quot; = new Gem(&quot;&quot;&quot;;[.B69];&quot;&quot;&quot;.trim());&quot;;&quot;gem&quot;;[.A69];&quot;.setGemlvl(TYP&quot;;[.C69];&quot;);&quot;;&quot;GEMS.add(gem&quot;;[.A69];&quot;);&quot;)" office:value-type="string" office:string-value="Gem gem69 = new Gem(&quot;Projectile Weakness &quot;.trim());gem69.setGemlvl(TYP19);GEMS.add(gem69);">
            <text:p>Gem gem69 = new Gem("Projectile Weakness ".trim());gem69.setGemlvl(TYP19);GEMS.add(gem69);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<text:a xlink:href="http://pathofexile.gamepedia.com/Temporal_Chains">Temporal Chains</text:a> </text:p>
          </table:table-cell>
          <table:table-cell office:value-type="float" office:value="19">
            <text:p>19</text:p>
          </table:table-cell>
          <table:table-cell table:formula="of:=CONCATENATE(&quot;Gem gem&quot;;[.A70];&quot; = new Gem(&quot;&quot;&quot;;[.B70];&quot;&quot;&quot;.trim());&quot;;&quot;gem&quot;;[.A70];&quot;.setGemlvl(TYP&quot;;[.C70];&quot;);&quot;;&quot;GEMS.add(gem&quot;;[.A70];&quot;);&quot;)" office:value-type="string" office:string-value="Gem gem70 = new Gem(&quot;Temporal Chains &quot;.trim());gem70.setGemlvl(TYP19);GEMS.add(gem70);">
            <text:p>Gem gem70 = new Gem("Temporal Chains ".trim());gem70.setGemlvl(TYP19);GEMS.add(gem70);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<text:a xlink:href="http://pathofexile.gamepedia.com/Explosive_Arrow">Explosive Arrow</text:a> </text:p>
          </table:table-cell>
          <table:table-cell office:value-type="float" office:value="19">
            <text:p>19</text:p>
          </table:table-cell>
          <table:table-cell table:formula="of:=CONCATENATE(&quot;Gem gem&quot;;[.A71];&quot; = new Gem(&quot;&quot;&quot;;[.B71];&quot;&quot;&quot;.trim());&quot;;&quot;gem&quot;;[.A71];&quot;.setGemlvl(TYP&quot;;[.C71];&quot;);&quot;;&quot;GEMS.add(gem&quot;;[.A71];&quot;);&quot;)" office:value-type="string" office:string-value="Gem gem71 = new Gem(&quot;Explosive Arrow &quot;.trim());gem71.setGemlvl(TYP19);GEMS.add(gem71);">
            <text:p>Gem gem71 = new Gem("Explosive Arrow ".trim());gem71.setGemlvl(TYP19);GEMS.add(gem71)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a xlink:href="http://pathofexile.gamepedia.com/Elemental_Hit">Elemental Hit</text:a> </text:p>
          </table:table-cell>
          <table:table-cell office:value-type="float" office:value="19">
            <text:p>19</text:p>
          </table:table-cell>
          <table:table-cell table:formula="of:=CONCATENATE(&quot;Gem gem&quot;;[.A72];&quot; = new Gem(&quot;&quot;&quot;;[.B72];&quot;&quot;&quot;.trim());&quot;;&quot;gem&quot;;[.A72];&quot;.setGemlvl(TYP&quot;;[.C72];&quot;);&quot;;&quot;GEMS.add(gem&quot;;[.A72];&quot;);&quot;)" office:value-type="string" office:string-value="Gem gem72 = new Gem(&quot;Elemental Hit &quot;.trim());gem72.setGemlvl(TYP19);GEMS.add(gem72);">
            <text:p>Gem gem72 = new Gem("Elemental Hit ".trim());gem72.setGemlvl(TYP19);GEMS.add(gem72)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a xlink:href="http://pathofexile.gamepedia.com/Blood_Rage">Blood Rage</text:a> </text:p>
          </table:table-cell>
          <table:table-cell office:value-type="float" office:value="19">
            <text:p>19</text:p>
          </table:table-cell>
          <table:table-cell table:formula="of:=CONCATENATE(&quot;Gem gem&quot;;[.A73];&quot; = new Gem(&quot;&quot;&quot;;[.B73];&quot;&quot;&quot;.trim());&quot;;&quot;gem&quot;;[.A73];&quot;.setGemlvl(TYP&quot;;[.C73];&quot;);&quot;;&quot;GEMS.add(gem&quot;;[.A73];&quot;);&quot;)" office:value-type="string" office:string-value="Gem gem73 = new Gem(&quot;Blood Rage &quot;.trim());gem73.setGemlvl(TYP19);GEMS.add(gem73);">
            <text:p>Gem gem73 = new Gem("Blood Rage ".trim());gem73.setGemlvl(TYP19);GEMS.add(gem73)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a xlink:href="http://pathofexile.gamepedia.com/Frenzy">Frenzy</text:a> </text:p>
          </table:table-cell>
          <table:table-cell office:value-type="float" office:value="19">
            <text:p>19</text:p>
          </table:table-cell>
          <table:table-cell table:formula="of:=CONCATENATE(&quot;Gem gem&quot;;[.A74];&quot; = new Gem(&quot;&quot;&quot;;[.B74];&quot;&quot;&quot;.trim());&quot;;&quot;gem&quot;;[.A74];&quot;.setGemlvl(TYP&quot;;[.C74];&quot;);&quot;;&quot;GEMS.add(gem&quot;;[.A74];&quot;);&quot;)" office:value-type="string" office:string-value="Gem gem74 = new Gem(&quot;Frenzy &quot;.trim());gem74.setGemlvl(TYP19);GEMS.add(gem74);">
            <text:p>Gem gem74 = new Gem("Frenzy ".trim());gem74.setGemlvl(TYP19);GEMS.add(gem74)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a xlink:href="http://pathofexile.gamepedia.com/Frost_Wall">Frost Wall</text:a> </text:p>
          </table:table-cell>
          <table:table-cell office:value-type="float" office:value="19">
            <text:p>19</text:p>
          </table:table-cell>
          <table:table-cell table:formula="of:=CONCATENATE(&quot;Gem gem&quot;;[.A75];&quot; = new Gem(&quot;&quot;&quot;;[.B75];&quot;&quot;&quot;.trim());&quot;;&quot;gem&quot;;[.A75];&quot;.setGemlvl(TYP&quot;;[.C75];&quot;);&quot;;&quot;GEMS.add(gem&quot;;[.A75];&quot;);&quot;)" office:value-type="string" office:string-value="Gem gem75 = new Gem(&quot;Frost Wall &quot;.trim());gem75.setGemlvl(TYP19);GEMS.add(gem75);">
            <text:p>Gem gem75 = new Gem("Frost Wall ".trim());gem75.setGemlvl(TYP19);GEMS.add(gem75)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a xlink:href="http://pathofexile.gamepedia.com/Frostbite">Frostbite</text:a> </text:p>
          </table:table-cell>
          <table:table-cell office:value-type="float" office:value="19">
            <text:p>19</text:p>
          </table:table-cell>
          <table:table-cell table:formula="of:=CONCATENATE(&quot;Gem gem&quot;;[.A76];&quot; = new Gem(&quot;&quot;&quot;;[.B76];&quot;&quot;&quot;.trim());&quot;;&quot;gem&quot;;[.A76];&quot;.setGemlvl(TYP&quot;;[.C76];&quot;);&quot;;&quot;GEMS.add(gem&quot;;[.A76];&quot;);&quot;)" office:value-type="string" office:string-value="Gem gem76 = new Gem(&quot;Frostbite &quot;.trim());gem76.setGemlvl(TYP19);GEMS.add(gem76);">
            <text:p>Gem gem76 = new Gem("Frostbite ".trim());gem76.setGemlvl(TYP19);GEMS.add(gem76)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a xlink:href="http://pathofexile.gamepedia.com/Flammability">Flammability</text:a> </text:p>
          </table:table-cell>
          <table:table-cell office:value-type="float" office:value="19">
            <text:p>19</text:p>
          </table:table-cell>
          <table:table-cell table:formula="of:=CONCATENATE(&quot;Gem gem&quot;;[.A77];&quot; = new Gem(&quot;&quot;&quot;;[.B77];&quot;&quot;&quot;.trim());&quot;;&quot;gem&quot;;[.A77];&quot;.setGemlvl(TYP&quot;;[.C77];&quot;);&quot;;&quot;GEMS.add(gem&quot;;[.A77];&quot;);&quot;)" office:value-type="string" office:string-value="Gem gem77 = new Gem(&quot;Flammability &quot;.trim());gem77.setGemlvl(TYP19);GEMS.add(gem77);">
            <text:p>Gem gem77 = new Gem("Flammability ".trim());gem77.setGemlvl(TYP19);GEMS.add(gem77)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a xlink:href="http://pathofexile.gamepedia.com/Enfeeble">Enfeeble</text:a> </text:p>
          </table:table-cell>
          <table:table-cell office:value-type="float" office:value="19">
            <text:p>19</text:p>
          </table:table-cell>
          <table:table-cell table:formula="of:=CONCATENATE(&quot;Gem gem&quot;;[.A78];&quot; = new Gem(&quot;&quot;&quot;;[.B78];&quot;&quot;&quot;.trim());&quot;;&quot;gem&quot;;[.A78];&quot;.setGemlvl(TYP&quot;;[.C78];&quot;);&quot;;&quot;GEMS.add(gem&quot;;[.A78];&quot;);&quot;)" office:value-type="string" office:string-value="Gem gem78 = new Gem(&quot;Enfeeble &quot;.trim());gem78.setGemlvl(TYP19);GEMS.add(gem78);">
            <text:p>Gem gem78 = new Gem("Enfeeble ".trim());gem78.setGemlvl(TYP19);GEMS.add(gem78);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<text:a xlink:href="http://pathofexile.gamepedia.com/Elemental_Weakness">Elemental Weakness</text:a> </text:p>
          </table:table-cell>
          <table:table-cell office:value-type="float" office:value="19">
            <text:p>19</text:p>
          </table:table-cell>
          <table:table-cell table:formula="of:=CONCATENATE(&quot;Gem gem&quot;;[.A79];&quot; = new Gem(&quot;&quot;&quot;;[.B79];&quot;&quot;&quot;.trim());&quot;;&quot;gem&quot;;[.A79];&quot;.setGemlvl(TYP&quot;;[.C79];&quot;);&quot;;&quot;GEMS.add(gem&quot;;[.A79];&quot;);&quot;)" office:value-type="string" office:string-value="Gem gem79 = new Gem(&quot;Elemental Weakness &quot;.trim());gem79.setGemlvl(TYP19);GEMS.add(gem79);">
            <text:p>Gem gem79 = new Gem("Elemental Weakness ".trim());gem79.setGemlvl(TYP19);GEMS.add(gem79)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a xlink:href="http://pathofexile.gamepedia.com/Arc">Arc</text:a> </text:p>
          </table:table-cell>
          <table:table-cell office:value-type="float" office:value="19">
            <text:p>19</text:p>
          </table:table-cell>
          <table:table-cell table:formula="of:=CONCATENATE(&quot;Gem gem&quot;;[.A80];&quot; = new Gem(&quot;&quot;&quot;;[.B80];&quot;&quot;&quot;.trim());&quot;;&quot;gem&quot;;[.A80];&quot;.setGemlvl(TYP&quot;;[.C80];&quot;);&quot;;&quot;GEMS.add(gem&quot;;[.A80];&quot;);&quot;)" office:value-type="string" office:string-value="Gem gem80 = new Gem(&quot;Arc &quot;.trim());gem80.setGemlvl(TYP19);GEMS.add(gem80);">
            <text:p>Gem gem80 = new Gem("Arc ".trim());gem80.setGemlvl(TYP19);GEMS.add(gem80)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a xlink:href="http://pathofexile.gamepedia.com/Conductivity">Conductivity</text:a> </text:p>
          </table:table-cell>
          <table:table-cell office:value-type="float" office:value="19">
            <text:p>19</text:p>
          </table:table-cell>
          <table:table-cell table:formula="of:=CONCATENATE(&quot;Gem gem&quot;;[.A81];&quot; = new Gem(&quot;&quot;&quot;;[.B81];&quot;&quot;&quot;.trim());&quot;;&quot;gem&quot;;[.A81];&quot;.setGemlvl(TYP&quot;;[.C81];&quot;);&quot;;&quot;GEMS.add(gem&quot;;[.A81];&quot;);&quot;)" office:value-type="string" office:string-value="Gem gem81 = new Gem(&quot;Conductivity &quot;.trim());gem81.setGemlvl(TYP19);GEMS.add(gem81);">
            <text:p>Gem gem81 = new Gem("Conductivity ".trim());gem81.setGemlvl(TYP19);GEMS.add(gem81);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<text:a xlink:href="http://pathofexile.gamepedia.com/Critical_Weakness">Critical Weakness</text:a> </text:p>
          </table:table-cell>
          <table:table-cell office:value-type="float" office:value="19">
            <text:p>19</text:p>
          </table:table-cell>
          <table:table-cell table:formula="of:=CONCATENATE(&quot;Gem gem&quot;;[.A82];&quot; = new Gem(&quot;&quot;&quot;;[.B82];&quot;&quot;&quot;.trim());&quot;;&quot;gem&quot;;[.A82];&quot;.setGemlvl(TYP&quot;;[.C82];&quot;);&quot;;&quot;GEMS.add(gem&quot;;[.A82];&quot;);&quot;)" office:value-type="string" office:string-value="Gem gem82 = new Gem(&quot;Critical Weakness &quot;.trim());gem82.setGemlvl(TYP19);GEMS.add(gem82);">
            <text:p>Gem gem82 = new Gem("Critical Weakness ".trim());gem82.setGemlvl(TYP19);GEMS.add(gem82);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<text:a xlink:href="http://pathofexile.gamepedia.com/Righteous_Fire">Righteous Fire</text:a> </text:p>
          </table:table-cell>
          <table:table-cell office:value-type="float" office:value="19">
            <text:p>19</text:p>
          </table:table-cell>
          <table:table-cell table:formula="of:=CONCATENATE(&quot;Gem gem&quot;;[.A83];&quot; = new Gem(&quot;&quot;&quot;;[.B83];&quot;&quot;&quot;.trim());&quot;;&quot;gem&quot;;[.A83];&quot;.setGemlvl(TYP&quot;;[.C83];&quot;);&quot;;&quot;GEMS.add(gem&quot;;[.A83];&quot;);&quot;)" office:value-type="string" office:string-value="Gem gem83 = new Gem(&quot;Righteous Fire &quot;.trim());gem83.setGemlvl(TYP19);GEMS.add(gem83);">
            <text:p>Gem gem83 = new Gem("Righteous Fire ".trim());gem83.setGemlvl(TYP19);GEMS.add(gem83)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a xlink:href="http://pathofexile.gamepedia.com/Raise_Spectre">Raise Spectre</text:a> </text:p>
          </table:table-cell>
          <table:table-cell office:value-type="float" office:value="19">
            <text:p>19</text:p>
          </table:table-cell>
          <table:table-cell table:formula="of:=CONCATENATE(&quot;Gem gem&quot;;[.A84];&quot; = new Gem(&quot;&quot;&quot;;[.B84];&quot;&quot;&quot;.trim());&quot;;&quot;gem&quot;;[.A84];&quot;.setGemlvl(TYP&quot;;[.C84];&quot;);&quot;;&quot;GEMS.add(gem&quot;;[.A84];&quot;);&quot;)" office:value-type="string" office:string-value="Gem gem84 = new Gem(&quot;Raise Spectre &quot;.trim());gem84.setGemlvl(TYP19);GEMS.add(gem84);">
            <text:p>Gem gem84 = new Gem("Raise Spectre ".trim());gem84.setGemlvl(TYP19);GEMS.add(gem84);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<text:a xlink:href="http://pathofexile.gamepedia.com/Power_Charge_On_Critical">Power Charge On Critical</text:a> </text:p>
          </table:table-cell>
          <table:table-cell office:value-type="float" office:value="19">
            <text:p>19</text:p>
          </table:table-cell>
          <table:table-cell table:formula="of:=CONCATENATE(&quot;Gem gem&quot;;[.A85];&quot; = new Gem(&quot;&quot;&quot;;[.B85];&quot;&quot;&quot;.trim());&quot;;&quot;gem&quot;;[.A85];&quot;.setGemlvl(TYP&quot;;[.C85];&quot;);&quot;;&quot;GEMS.add(gem&quot;;[.A85];&quot;);&quot;)" office:value-type="string" office:string-value="Gem gem85 = new Gem(&quot;Power Charge On Critical &quot;.trim());gem85.setGemlvl(TYP19);GEMS.add(gem85);">
            <text:p>Gem gem85 = new Gem("Power Charge On Critical ".trim());gem85.setGemlvl(TYP19);GEMS.add(gem85);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<text:a xlink:href="http://pathofexile.gamepedia.com/Minion_and_Totem_Elemental_Resistance">Minion and Totem Elemental Resistance</text:a> </text:p>
          </table:table-cell>
          <table:table-cell office:value-type="float" office:value="19">
            <text:p>19</text:p>
          </table:table-cell>
          <table:table-cell table:formula="of:=CONCATENATE(&quot;Gem gem&quot;;[.A86];&quot; = new Gem(&quot;&quot;&quot;;[.B86];&quot;&quot;&quot;.trim());&quot;;&quot;gem&quot;;[.A86];&quot;.setGemlvl(TYP&quot;;[.C86];&quot;);&quot;;&quot;GEMS.add(gem&quot;;[.A86];&quot;);&quot;)" office:value-type="string" office:string-value="Gem gem86 = new Gem(&quot;Minion and Totem Elemental Resistance &quot;.trim());gem86.setGemlvl(TYP19);GEMS.add(gem86);">
            <text:p>Gem gem86 = new Gem("Minion and Totem Elemental Resistance ".trim());gem86.setGemlvl(TYP19);GEMS.add(gem86);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<text:a xlink:href="http://pathofexile.gamepedia.com/Minion_Damage">Minion Damage</text:a> </text:p>
          </table:table-cell>
          <table:table-cell office:value-type="float" office:value="19">
            <text:p>19</text:p>
          </table:table-cell>
          <table:table-cell table:formula="of:=CONCATENATE(&quot;Gem gem&quot;;[.A87];&quot; = new Gem(&quot;&quot;&quot;;[.B87];&quot;&quot;&quot;.trim());&quot;;&quot;gem&quot;;[.A87];&quot;.setGemlvl(TYP&quot;;[.C87];&quot;);&quot;;&quot;GEMS.add(gem&quot;;[.A87];&quot;);&quot;)" office:value-type="string" office:string-value="Gem gem87 = new Gem(&quot;Minion Damage &quot;.trim());gem87.setGemlvl(TYP19);GEMS.add(gem87);">
            <text:p>Gem gem87 = new Gem("Minion Damage ".trim());gem87.setGemlvl(TYP19);GEMS.add(gem87);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<text:a xlink:href="http://pathofexile.gamepedia.com/Chance_to_Ignite">Chance to Ignite</text:a> </text:p>
          </table:table-cell>
          <table:table-cell office:value-type="float" office:value="19">
            <text:p>19</text:p>
          </table:table-cell>
          <table:table-cell table:formula="of:=CONCATENATE(&quot;Gem gem&quot;;[.A88];&quot; = new Gem(&quot;&quot;&quot;;[.B88];&quot;&quot;&quot;.trim());&quot;;&quot;gem&quot;;[.A88];&quot;.setGemlvl(TYP&quot;;[.C88];&quot;);&quot;;&quot;GEMS.add(gem&quot;;[.A88];&quot;);&quot;)" office:value-type="string" office:string-value="Gem gem88 = new Gem(&quot;Chance to Ignite &quot;.trim());gem88.setGemlvl(TYP19);GEMS.add(gem88);">
            <text:p>Gem gem88 = new Gem("Chance to Ignite ".trim());gem88.setGemlvl(TYP19);GEMS.add(gem88);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a xlink:href="http://pathofexile.gamepedia.com/Punishment">Punishment</text:a> </text:p>
          </table:table-cell>
          <table:table-cell office:value-type="float" office:value="19">
            <text:p>19</text:p>
          </table:table-cell>
          <table:table-cell table:formula="of:=CONCATENATE(&quot;Gem gem&quot;;[.A89];&quot; = new Gem(&quot;&quot;&quot;;[.B89];&quot;&quot;&quot;.trim());&quot;;&quot;gem&quot;;[.A89];&quot;.setGemlvl(TYP&quot;;[.C89];&quot;);&quot;;&quot;GEMS.add(gem&quot;;[.A89];&quot;);&quot;)" office:value-type="string" office:string-value="Gem gem89 = new Gem(&quot;Punishment &quot;.trim());gem89.setGemlvl(TYP19);GEMS.add(gem89);">
            <text:p>Gem gem89 = new Gem("Punishment ".trim());gem89.setGemlvl(TYP19);GEMS.add(gem89);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<text:a xlink:href="http://pathofexile.gamepedia.com/Rejuvenation_Totem">Rejuvenation Totem</text:a> </text:p>
          </table:table-cell>
          <table:table-cell office:value-type="float" office:value="19">
            <text:p>19</text:p>
          </table:table-cell>
          <table:table-cell table:formula="of:=CONCATENATE(&quot;Gem gem&quot;;[.A90];&quot; = new Gem(&quot;&quot;&quot;;[.B90];&quot;&quot;&quot;.trim());&quot;;&quot;gem&quot;;[.A90];&quot;.setGemlvl(TYP&quot;;[.C90];&quot;);&quot;;&quot;GEMS.add(gem&quot;;[.A90];&quot;);&quot;)" office:value-type="string" office:string-value="Gem gem90 = new Gem(&quot;Rejuvenation Totem &quot;.trim());gem90.setGemlvl(TYP19);GEMS.add(gem90);">
            <text:p>Gem gem90 = new Gem("Rejuvenation Totem ".trim());gem90.setGemlvl(TYP19);GEMS.add(gem90);</text:p>
          </table:table-cell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<text:a xlink:href="http://pathofexile.gamepedia.com/Warlord%27s_Mark">Warlord's Mark</text:a> </text:p>
          </table:table-cell>
          <table:table-cell office:value-type="float" office:value="19">
            <text:p>19</text:p>
          </table:table-cell>
          <table:table-cell table:formula="of:=CONCATENATE(&quot;Gem gem&quot;;[.A91];&quot; = new Gem(&quot;&quot;&quot;;[.B91];&quot;&quot;&quot;.trim());&quot;;&quot;gem&quot;;[.A91];&quot;.setGemlvl(TYP&quot;;[.C91];&quot;);&quot;;&quot;GEMS.add(gem&quot;;[.A91];&quot;);&quot;)" office:value-type="string" office:string-value="Gem gem91 = new Gem(&quot;Warlord's Mark &quot;.trim());gem91.setGemlvl(TYP19);GEMS.add(gem91);">
            <text:p>Gem gem91 = new Gem("Warlord's Mark ".trim());gem91.setGemlvl(TYP19);GEMS.add(gem91);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a xlink:href="http://pathofexile.gamepedia.com/Pierce">Pierce</text:a> </text:p>
          </table:table-cell>
          <table:table-cell office:value-type="float" office:value="19">
            <text:p>19</text:p>
          </table:table-cell>
          <table:table-cell table:formula="of:=CONCATENATE(&quot;Gem gem&quot;;[.A92];&quot; = new Gem(&quot;&quot;&quot;;[.B92];&quot;&quot;&quot;.trim());&quot;;&quot;gem&quot;;[.A92];&quot;.setGemlvl(TYP&quot;;[.C92];&quot;);&quot;;&quot;GEMS.add(gem&quot;;[.A92];&quot;);&quot;)" office:value-type="string" office:string-value="Gem gem92 = new Gem(&quot;Pierce &quot;.trim());gem92.setGemlvl(TYP19);GEMS.add(gem92);">
            <text:p>Gem gem92 = new Gem("Pierce ".trim());gem92.setGemlvl(TYP19);GEMS.add(gem92);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<text:a xlink:href="http://pathofexile.gamepedia.com/Lesser_Multiple_Projectiles">Lesser Multiple Projectiles</text:a> </text:p>
          </table:table-cell>
          <table:table-cell office:value-type="float" office:value="19">
            <text:p>19</text:p>
          </table:table-cell>
          <table:table-cell table:formula="of:=CONCATENATE(&quot;Gem gem&quot;;[.A93];&quot; = new Gem(&quot;&quot;&quot;;[.B93];&quot;&quot;&quot;.trim());&quot;;&quot;gem&quot;;[.A93];&quot;.setGemlvl(TYP&quot;;[.C93];&quot;);&quot;;&quot;GEMS.add(gem&quot;;[.A93];&quot;);&quot;)" office:value-type="string" office:string-value="Gem gem93 = new Gem(&quot;Lesser Multiple Projectiles &quot;.trim());gem93.setGemlvl(TYP19);GEMS.add(gem93);">
            <text:p>Gem gem93 = new Gem("Lesser Multiple Projectiles ".trim());gem93.setGemlvl(TYP19);GEMS.add(gem93);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a xlink:href="http://pathofexile.gamepedia.com/Cold_to_Fire">Cold to Fire</text:a> </text:p>
          </table:table-cell>
          <table:table-cell office:value-type="float" office:value="19">
            <text:p>19</text:p>
          </table:table-cell>
          <table:table-cell table:formula="of:=CONCATENATE(&quot;Gem gem&quot;;[.A94];&quot; = new Gem(&quot;&quot;&quot;;[.B94];&quot;&quot;&quot;.trim());&quot;;&quot;gem&quot;;[.A94];&quot;.setGemlvl(TYP&quot;;[.C94];&quot;);&quot;;&quot;GEMS.add(gem&quot;;[.A94];&quot;);&quot;)" office:value-type="string" office:string-value="Gem gem94 = new Gem(&quot;Cold to Fire &quot;.trim());gem94.setGemlvl(TYP19);GEMS.add(gem94);">
            <text:p>Gem gem94 = new Gem("Cold to Fire ".trim());gem94.setGemlvl(TYP19);GEMS.add(gem94)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a xlink:href="http://pathofexile.gamepedia.com/Melee_Splash">Melee Splash</text:a> </text:p>
          </table:table-cell>
          <table:table-cell office:value-type="float" office:value="19">
            <text:p>19</text:p>
          </table:table-cell>
          <table:table-cell table:formula="of:=CONCATENATE(&quot;Gem gem&quot;;[.A95];&quot; = new Gem(&quot;&quot;&quot;;[.B95];&quot;&quot;&quot;.trim());&quot;;&quot;gem&quot;;[.A95];&quot;.setGemlvl(TYP&quot;;[.C95];&quot;);&quot;;&quot;GEMS.add(gem&quot;;[.A95];&quot;);&quot;)" office:value-type="string" office:string-value="Gem gem95 = new Gem(&quot;Melee Splash &quot;.trim());gem95.setGemlvl(TYP19);GEMS.add(gem95);">
            <text:p>Gem gem95 = new Gem("Melee Splash ".trim());gem95.setGemlvl(TYP19);GEMS.add(gem95);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a xlink:href="http://pathofexile.gamepedia.com/Multistrike">Multistrike</text:a> </text:p>
          </table:table-cell>
          <table:table-cell office:value-type="float" office:value="19">
            <text:p>19</text:p>
          </table:table-cell>
          <table:table-cell table:formula="of:=CONCATENATE(&quot;Gem gem&quot;;[.A96];&quot; = new Gem(&quot;&quot;&quot;;[.B96];&quot;&quot;&quot;.trim());&quot;;&quot;gem&quot;;[.A96];&quot;.setGemlvl(TYP&quot;;[.C96];&quot;);&quot;;&quot;GEMS.add(gem&quot;;[.A96];&quot;);&quot;)" office:value-type="string" office:string-value="Gem gem96 = new Gem(&quot;Multistrike &quot;.trim());gem96.setGemlvl(TYP19);GEMS.add(gem96);">
            <text:p>Gem gem96 = new Gem("Multistrike ".trim());gem96.setGemlvl(TYP19);GEMS.add(gem96);</text:p>
          </table:table-cell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<text:a xlink:href="http://pathofexile.gamepedia.com/Melee_Damage_on_Full_Life">Melee Damage on Full Life</text:a> </text:p>
          </table:table-cell>
          <table:table-cell office:value-type="float" office:value="19">
            <text:p>19</text:p>
          </table:table-cell>
          <table:table-cell table:formula="of:=CONCATENATE(&quot;Gem gem&quot;;[.A97];&quot; = new Gem(&quot;&quot;&quot;;[.B97];&quot;&quot;&quot;.trim());&quot;;&quot;gem&quot;;[.A97];&quot;.setGemlvl(TYP&quot;;[.C97];&quot;);&quot;;&quot;GEMS.add(gem&quot;;[.A97];&quot;);&quot;)" office:value-type="string" office:string-value="Gem gem97 = new Gem(&quot;Melee Damage on Full Life &quot;.trim());gem97.setGemlvl(TYP19);GEMS.add(gem97);">
            <text:p>Gem gem97 = new Gem("Melee Damage on Full Life ".trim());gem97.setGemlvl(TYP19);GEMS.add(gem97);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<text:a xlink:href="http://pathofexile.gamepedia.com/Dominating_Blow">Dominating Blow</text:a> </text:p>
          </table:table-cell>
          <table:table-cell office:value-type="float" office:value="24">
            <text:p>24</text:p>
          </table:table-cell>
          <table:table-cell table:formula="of:=CONCATENATE(&quot;Gem gem&quot;;[.A98];&quot; = new Gem(&quot;&quot;&quot;;[.B98];&quot;&quot;&quot;.trim());&quot;;&quot;gem&quot;;[.A98];&quot;.setGemlvl(TYP&quot;;[.C98];&quot;);&quot;;&quot;GEMS.add(gem&quot;;[.A98];&quot;);&quot;)" office:value-type="string" office:string-value="Gem gem98 = new Gem(&quot;Dominating Blow &quot;.trim());gem98.setGemlvl(TYP24);GEMS.add(gem98);">
            <text:p>Gem gem98 = new Gem("Dominating Blow ".trim());gem98.setGemlvl(TYP24);GEMS.add(gem98);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a xlink:href="http://pathofexile.gamepedia.com/Cyclone">Cyclone</text:a> </text:p>
          </table:table-cell>
          <table:table-cell office:value-type="float" office:value="24">
            <text:p>24</text:p>
          </table:table-cell>
          <table:table-cell table:formula="of:=CONCATENATE(&quot;Gem gem&quot;;[.A99];&quot; = new Gem(&quot;&quot;&quot;;[.B99];&quot;&quot;&quot;.trim());&quot;;&quot;gem&quot;;[.A99];&quot;.setGemlvl(TYP&quot;;[.C99];&quot;);&quot;;&quot;GEMS.add(gem&quot;;[.A99];&quot;);&quot;)" office:value-type="string" office:string-value="Gem gem99 = new Gem(&quot;Cyclone &quot;.trim());gem99.setGemlvl(TYP24);GEMS.add(gem99);">
            <text:p>Gem gem99 = new Gem("Cyclone ".trim());gem99.setGemlvl(TYP24);GEMS.add(gem99);</text:p>
          </table:table-cell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<text:a xlink:href="http://pathofexile.gamepedia.com/Conversion_Trap">Conversion Trap</text:a> </text:p>
          </table:table-cell>
          <table:table-cell office:value-type="float" office:value="24">
            <text:p>24</text:p>
          </table:table-cell>
          <table:table-cell table:formula="of:=CONCATENATE(&quot;Gem gem&quot;;[.A100];&quot; = new Gem(&quot;&quot;&quot;;[.B100];&quot;&quot;&quot;.trim());&quot;;&quot;gem&quot;;[.A100];&quot;.setGemlvl(TYP&quot;;[.C100];&quot;);&quot;;&quot;GEMS.add(gem&quot;;[.A100];&quot;);&quot;)" office:value-type="string" office:string-value="Gem gem100 = new Gem(&quot;Conversion Trap &quot;.trim());gem100.setGemlvl(TYP24);GEMS.add(gem100);">
            <text:p>Gem gem100 = new Gem("Conversion Trap ".trim());gem100.setGemlvl(TYP24);GEMS.add(gem100);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a xlink:href="http://pathofexile.gamepedia.com/Discharge">Discharge</text:a> </text:p>
          </table:table-cell>
          <table:table-cell office:value-type="float" office:value="24">
            <text:p>24</text:p>
          </table:table-cell>
          <table:table-cell table:formula="of:=CONCATENATE(&quot;Gem gem&quot;;[.A101];&quot; = new Gem(&quot;&quot;&quot;;[.B101];&quot;&quot;&quot;.trim());&quot;;&quot;gem&quot;;[.A101];&quot;.setGemlvl(TYP&quot;;[.C101];&quot;);&quot;;&quot;GEMS.add(gem&quot;;[.A101];&quot;);&quot;)" office:value-type="string" office:string-value="Gem gem101 = new Gem(&quot;Discharge &quot;.trim());gem101.setGemlvl(TYP24);GEMS.add(gem101);">
            <text:p>Gem gem101 = new Gem("Discharge ".trim());gem101.setGemlvl(TYP24);GEMS.add(gem101);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<text:a xlink:href="http://pathofexile.gamepedia.com/Lightning_Warp">Lightning Warp</text:a> </text:p>
          </table:table-cell>
          <table:table-cell office:value-type="float" office:value="24">
            <text:p>24</text:p>
          </table:table-cell>
          <table:table-cell table:formula="of:=CONCATENATE(&quot;Gem gem&quot;;[.A102];&quot; = new Gem(&quot;&quot;&quot;;[.B102];&quot;&quot;&quot;.trim());&quot;;&quot;gem&quot;;[.A102];&quot;.setGemlvl(TYP&quot;;[.C102];&quot;);&quot;;&quot;GEMS.add(gem&quot;;[.A102];&quot;);&quot;)" office:value-type="string" office:string-value="Gem gem102 = new Gem(&quot;Lightning Warp &quot;.trim());gem102.setGemlvl(TYP24);GEMS.add(gem102);">
            <text:p>Gem gem102 = new Gem("Lightning Warp ".trim());gem102.setGemlvl(TYP24);GEMS.add(gem102)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a xlink:href="http://pathofexile.gamepedia.com/Vulnerability">Vulnerability</text:a> </text:p>
          </table:table-cell>
          <table:table-cell office:value-type="float" office:value="24">
            <text:p>24</text:p>
          </table:table-cell>
          <table:table-cell table:formula="of:=CONCATENATE(&quot;Gem gem&quot;;[.A103];&quot; = new Gem(&quot;&quot;&quot;;[.B103];&quot;&quot;&quot;.trim());&quot;;&quot;gem&quot;;[.A103];&quot;.setGemlvl(TYP&quot;;[.C103];&quot;);&quot;;&quot;GEMS.add(gem&quot;;[.A103];&quot;);&quot;)" office:value-type="string" office:string-value="Gem gem103 = new Gem(&quot;Vulnerability &quot;.trim());gem103.setGemlvl(TYP24);GEMS.add(gem103);">
            <text:p>Gem gem103 = new Gem("Vulnerability ".trim());gem103.setGemlvl(TYP24);GEMS.add(gem103)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a xlink:href="http://pathofexile.gamepedia.com/Minion_Speed">Minion Speed</text:a> </text:p>
          </table:table-cell>
          <table:table-cell office:value-type="float" office:value="24">
            <text:p>24</text:p>
          </table:table-cell>
          <table:table-cell table:formula="of:=CONCATENATE(&quot;Gem gem&quot;;[.A104];&quot; = new Gem(&quot;&quot;&quot;;[.B104];&quot;&quot;&quot;.trim());&quot;;&quot;gem&quot;;[.A104];&quot;.setGemlvl(TYP&quot;;[.C104];&quot;);&quot;;&quot;GEMS.add(gem&quot;;[.A104];&quot;);&quot;)" office:value-type="string" office:string-value="Gem gem104 = new Gem(&quot;Minion Speed &quot;.trim());gem104.setGemlvl(TYP24);GEMS.add(gem104);">
            <text:p>Gem gem104 = new Gem("Minion Speed ".trim());gem104.setGemlvl(TYP24);GEMS.add(gem104);</text:p>
          </table:table-cell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<text:a xlink:href="http://pathofexile.gamepedia.com/Lightning_Penetration">Lightning Penetration</text:a> </text:p>
          </table:table-cell>
          <table:table-cell office:value-type="float" office:value="24">
            <text:p>24</text:p>
          </table:table-cell>
          <table:table-cell table:formula="of:=CONCATENATE(&quot;Gem gem&quot;;[.A105];&quot; = new Gem(&quot;&quot;&quot;;[.B105];&quot;&quot;&quot;.trim());&quot;;&quot;gem&quot;;[.A105];&quot;.setGemlvl(TYP&quot;;[.C105];&quot;);&quot;;&quot;GEMS.add(gem&quot;;[.A105];&quot;);&quot;)" office:value-type="string" office:string-value="Gem gem105 = new Gem(&quot;Lightning Penetration &quot;.trim());gem105.setGemlvl(TYP24);GEMS.add(gem105);">
            <text:p>Gem gem105 = new Gem("Lightning Penetration ".trim());gem105.setGemlvl(TYP24);GEMS.add(gem105);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a xlink:href="http://pathofexile.gamepedia.com/Item_Rarity">Item Rarity</text:a> </text:p>
          </table:table-cell>
          <table:table-cell office:value-type="float" office:value="24">
            <text:p>24</text:p>
          </table:table-cell>
          <table:table-cell table:formula="of:=CONCATENATE(&quot;Gem gem&quot;;[.A106];&quot; = new Gem(&quot;&quot;&quot;;[.B106];&quot;&quot;&quot;.trim());&quot;;&quot;gem&quot;;[.A106];&quot;.setGemlvl(TYP&quot;;[.C106];&quot;);&quot;;&quot;GEMS.add(gem&quot;;[.A106];&quot;);&quot;)" office:value-type="string" office:string-value="Gem gem106 = new Gem(&quot;Item Rarity &quot;.trim());gem106.setGemlvl(TYP24);GEMS.add(gem106);">
            <text:p>Gem gem106 = new Gem("Item Rarity ".trim());gem106.setGemlvl(TYP24);GEMS.add(gem106);</text:p>
          </table:table-cell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<text:a xlink:href="http://pathofexile.gamepedia.com/Cast_when_Stunned">Cast when Stunned</text:a> </text:p>
          </table:table-cell>
          <table:table-cell office:value-type="float" office:value="24">
            <text:p>24</text:p>
          </table:table-cell>
          <table:table-cell table:formula="of:=CONCATENATE(&quot;Gem gem&quot;;[.A107];&quot; = new Gem(&quot;&quot;&quot;;[.B107];&quot;&quot;&quot;.trim());&quot;;&quot;gem&quot;;[.A107];&quot;.setGemlvl(TYP&quot;;[.C107];&quot;);&quot;;&quot;GEMS.add(gem&quot;;[.A107];&quot;);&quot;)" office:value-type="string" office:string-value="Gem gem107 = new Gem(&quot;Cast when Stunned &quot;.trim());gem107.setGemlvl(TYP24);GEMS.add(gem107);">
            <text:p>Gem gem107 = new Gem("Cast when Stunned ".trim());gem107.setGemlvl(TYP24);GEMS.add(gem107);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string">
            <text:p><text:a xlink:href="http://pathofexile.gamepedia.com/Elemental_Proliferation">Elemental Proliferation</text:a> </text:p>
          </table:table-cell>
          <table:table-cell office:value-type="float" office:value="24">
            <text:p>24</text:p>
          </table:table-cell>
          <table:table-cell table:formula="of:=CONCATENATE(&quot;Gem gem&quot;;[.A108];&quot; = new Gem(&quot;&quot;&quot;;[.B108];&quot;&quot;&quot;.trim());&quot;;&quot;gem&quot;;[.A108];&quot;.setGemlvl(TYP&quot;;[.C108];&quot;);&quot;;&quot;GEMS.add(gem&quot;;[.A108];&quot;);&quot;)" office:value-type="string" office:string-value="Gem gem108 = new Gem(&quot;Elemental Proliferation &quot;.trim());gem108.setGemlvl(TYP24);GEMS.add(gem108);">
            <text:p>Gem gem108 = new Gem("Elemental Proliferation ".trim());gem108.setGemlvl(TYP24);GEMS.add(gem108);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a xlink:href="http://pathofexile.gamepedia.com/Immortal_Call">Immortal Call</text:a> </text:p>
          </table:table-cell>
          <table:table-cell office:value-type="float" office:value="24">
            <text:p>24</text:p>
          </table:table-cell>
          <table:table-cell table:formula="of:=CONCATENATE(&quot;Gem gem&quot;;[.A109];&quot; = new Gem(&quot;&quot;&quot;;[.B109];&quot;&quot;&quot;.trim());&quot;;&quot;gem&quot;;[.A109];&quot;.setGemlvl(TYP&quot;;[.C109];&quot;);&quot;;&quot;GEMS.add(gem&quot;;[.A109];&quot;);&quot;)" office:value-type="string" office:string-value="Gem gem109 = new Gem(&quot;Immortal Call &quot;.trim());gem109.setGemlvl(TYP24);GEMS.add(gem109);">
            <text:p>Gem gem109 = new Gem("Immortal Call ".trim());gem109.setGemlvl(TYP24);GEMS.add(gem109)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a xlink:href="http://pathofexile.gamepedia.com/Searing_Bond">Searing Bond</text:a> </text:p>
          </table:table-cell>
          <table:table-cell office:value-type="float" office:value="24">
            <text:p>24</text:p>
          </table:table-cell>
          <table:table-cell table:formula="of:=CONCATENATE(&quot;Gem gem&quot;;[.A110];&quot; = new Gem(&quot;&quot;&quot;;[.B110];&quot;&quot;&quot;.trim());&quot;;&quot;gem&quot;;[.A110];&quot;.setGemlvl(TYP&quot;;[.C110];&quot;);&quot;;&quot;GEMS.add(gem&quot;;[.A110];&quot;);&quot;)" office:value-type="string" office:string-value="Gem gem110 = new Gem(&quot;Searing Bond &quot;.trim());gem110.setGemlvl(TYP24);GEMS.add(gem110);">
            <text:p>Gem gem110 = new Gem("Searing Bond ".trim());gem110.setGemlvl(TYP24);GEMS.add(gem110)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a xlink:href="http://pathofexile.gamepedia.com/Vitality">Vitality</text:a> </text:p>
          </table:table-cell>
          <table:table-cell office:value-type="float" office:value="24">
            <text:p>24</text:p>
          </table:table-cell>
          <table:table-cell table:formula="of:=CONCATENATE(&quot;Gem gem&quot;;[.A111];&quot; = new Gem(&quot;&quot;&quot;;[.B111];&quot;&quot;&quot;.trim());&quot;;&quot;gem&quot;;[.A111];&quot;.setGemlvl(TYP&quot;;[.C111];&quot;);&quot;;&quot;GEMS.add(gem&quot;;[.A111];&quot;);&quot;)" office:value-type="string" office:string-value="Gem gem111 = new Gem(&quot;Vitality &quot;.trim());gem111.setGemlvl(TYP24);GEMS.add(gem111);">
            <text:p>Gem gem111 = new Gem("Vitality ".trim());gem111.setGemlvl(TYP24);GEMS.add(gem111);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a xlink:href="http://pathofexile.gamepedia.com/Trap_%28support_gem%29">Trap</text:a> </text:p>
          </table:table-cell>
          <table:table-cell office:value-type="float" office:value="24">
            <text:p>24</text:p>
          </table:table-cell>
          <table:table-cell table:formula="of:=CONCATENATE(&quot;Gem gem&quot;;[.A112];&quot; = new Gem(&quot;&quot;&quot;;[.B112];&quot;&quot;&quot;.trim());&quot;;&quot;gem&quot;;[.A112];&quot;.setGemlvl(TYP&quot;;[.C112];&quot;);&quot;;&quot;GEMS.add(gem&quot;;[.A112];&quot;);&quot;)" office:value-type="string" office:string-value="Gem gem112 = new Gem(&quot;Trap &quot;.trim());gem112.setGemlvl(TYP24);GEMS.add(gem112);">
            <text:p>Gem gem112 = new Gem("Trap ".trim());gem112.setGemlvl(TYP24);GEMS.add(gem112);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<text:a xlink:href="http://pathofexile.gamepedia.com/Slower_Projectiles">Slower Projectiles</text:a> </text:p>
          </table:table-cell>
          <table:table-cell office:value-type="float" office:value="24">
            <text:p>24</text:p>
          </table:table-cell>
          <table:table-cell table:formula="of:=CONCATENATE(&quot;Gem gem&quot;;[.A113];&quot; = new Gem(&quot;&quot;&quot;;[.B113];&quot;&quot;&quot;.trim());&quot;;&quot;gem&quot;;[.A113];&quot;.setGemlvl(TYP&quot;;[.C113];&quot;);&quot;;&quot;GEMS.add(gem&quot;;[.A113];&quot;);&quot;)" office:value-type="string" office:string-value="Gem gem113 = new Gem(&quot;Slower Projectiles &quot;.trim());gem113.setGemlvl(TYP24);GEMS.add(gem113);">
            <text:p>Gem gem113 = new Gem("Slower Projectiles ".trim());gem113.setGemlvl(TYP24);GEMS.add(gem113)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a xlink:href="http://pathofexile.gamepedia.com/Point_Blank_%28support_gem%29">Point Blank</text:a> </text:p>
          </table:table-cell>
          <table:table-cell office:value-type="float" office:value="24">
            <text:p>24</text:p>
          </table:table-cell>
          <table:table-cell table:formula="of:=CONCATENATE(&quot;Gem gem&quot;;[.A114];&quot; = new Gem(&quot;&quot;&quot;;[.B114];&quot;&quot;&quot;.trim());&quot;;&quot;gem&quot;;[.A114];&quot;.setGemlvl(TYP&quot;;[.C114];&quot;);&quot;;&quot;GEMS.add(gem&quot;;[.A114];&quot;);&quot;)" office:value-type="string" office:string-value="Gem gem114 = new Gem(&quot;Point Blank &quot;.trim());gem114.setGemlvl(TYP24);GEMS.add(gem114);">
            <text:p>Gem gem114 = new Gem("Point Blank ".trim());gem114.setGemlvl(TYP24);GEMS.add(gem114)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a xlink:href="http://pathofexile.gamepedia.com/Blind_%28support_gem%29">Blind</text:a> </text:p>
          </table:table-cell>
          <table:table-cell office:value-type="float" office:value="24">
            <text:p>24</text:p>
          </table:table-cell>
          <table:table-cell table:formula="of:=CONCATENATE(&quot;Gem gem&quot;;[.A115];&quot; = new Gem(&quot;&quot;&quot;;[.B115];&quot;&quot;&quot;.trim());&quot;;&quot;gem&quot;;[.A115];&quot;.setGemlvl(TYP&quot;;[.C115];&quot;);&quot;;&quot;GEMS.add(gem&quot;;[.A115];&quot;);&quot;)" office:value-type="string" office:string-value="Gem gem115 = new Gem(&quot;Blind &quot;.trim());gem115.setGemlvl(TYP24);GEMS.add(gem115);">
            <text:p>Gem gem115 = new Gem("Blind ".trim());gem115.setGemlvl(TYP24);GEMS.add(gem115)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a xlink:href="http://pathofexile.gamepedia.com/Culling_Strike">Culling Strike</text:a> </text:p>
          </table:table-cell>
          <table:table-cell office:value-type="float" office:value="24">
            <text:p>24</text:p>
          </table:table-cell>
          <table:table-cell table:formula="of:=CONCATENATE(&quot;Gem gem&quot;;[.A116];&quot; = new Gem(&quot;&quot;&quot;;[.B116];&quot;&quot;&quot;.trim());&quot;;&quot;gem&quot;;[.A116];&quot;.setGemlvl(TYP&quot;;[.C116];&quot;);&quot;;&quot;GEMS.add(gem&quot;;[.A116];&quot;);&quot;)" office:value-type="string" office:string-value="Gem gem116 = new Gem(&quot;Culling Strike &quot;.trim());gem116.setGemlvl(TYP24);GEMS.add(gem116);">
            <text:p>Gem gem116 = new Gem("Culling Strike ".trim());gem116.setGemlvl(TYP24);GEMS.add(gem116);</text:p>
          </table:table-cell>
        </table:table-row>
        <table:table-row table:style-name="ro4">
          <table:table-cell office:value-type="float" office:value="117">
            <text:p>117</text:p>
          </table:table-cell>
          <table:table-cell office:value-type="string">
            <text:p><text:a xlink:href="http://pathofexile.gamepedia.com/Cold_Penetration">Cold Penetration</text:a> </text:p>
          </table:table-cell>
          <table:table-cell office:value-type="float" office:value="24">
            <text:p>24</text:p>
          </table:table-cell>
          <table:table-cell table:formula="of:=CONCATENATE(&quot;Gem gem&quot;;[.A117];&quot; = new Gem(&quot;&quot;&quot;;[.B117];&quot;&quot;&quot;.trim());&quot;;&quot;gem&quot;;[.A117];&quot;.setGemlvl(TYP&quot;;[.C117];&quot;);&quot;;&quot;GEMS.add(gem&quot;;[.A117];&quot;);&quot;)" office:value-type="string" office:string-value="Gem gem117 = new Gem(&quot;Cold Penetration &quot;.trim());gem117.setGemlvl(TYP24);GEMS.add(gem117);">
            <text:p>Gem gem117 = new Gem("Cold Penetration ".trim());gem117.setGemlvl(TYP24);GEMS.add(gem117);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a xlink:href="http://pathofexile.gamepedia.com/Item_Quantity">Item Quantity</text:a> </text:p>
          </table:table-cell>
          <table:table-cell office:value-type="float" office:value="24">
            <text:p>24</text:p>
          </table:table-cell>
          <table:table-cell table:formula="of:=CONCATENATE(&quot;Gem gem&quot;;[.A118];&quot; = new Gem(&quot;&quot;&quot;;[.B118];&quot;&quot;&quot;.trim());&quot;;&quot;gem&quot;;[.A118];&quot;.setGemlvl(TYP&quot;;[.C118];&quot;);&quot;;&quot;GEMS.add(gem&quot;;[.A118];&quot;);&quot;)" office:value-type="string" office:string-value="Gem gem118 = new Gem(&quot;Item Quantity &quot;.trim());gem118.setGemlvl(TYP24);GEMS.add(gem118);">
            <text:p>Gem gem118 = new Gem("Item Quantity ".trim());gem118.setGemlvl(TYP24);GEMS.add(gem118)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a xlink:href="http://pathofexile.gamepedia.com/Iron_Grip_%28support_gem%29">Iron Grip</text:a> </text:p>
          </table:table-cell>
          <table:table-cell office:value-type="float" office:value="24">
            <text:p>24</text:p>
          </table:table-cell>
          <table:table-cell table:formula="of:=CONCATENATE(&quot;Gem gem&quot;;[.A119];&quot; = new Gem(&quot;&quot;&quot;;[.B119];&quot;&quot;&quot;.trim());&quot;;&quot;gem&quot;;[.A119];&quot;.setGemlvl(TYP&quot;;[.C119];&quot;);&quot;;&quot;GEMS.add(gem&quot;;[.A119];&quot;);&quot;)" office:value-type="string" office:string-value="Gem gem119 = new Gem(&quot;Iron Grip &quot;.trim());gem119.setGemlvl(TYP24);GEMS.add(gem119);">
            <text:p>Gem gem119 = new Gem("Iron Grip ".trim());gem119.setGemlvl(TYP24);GEMS.add(gem119)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a xlink:href="http://pathofexile.gamepedia.com/Blood_Magic_%28support_gem%29">Blood Magic</text:a> </text:p>
          </table:table-cell>
          <table:table-cell office:value-type="float" office:value="24">
            <text:p>24</text:p>
          </table:table-cell>
          <table:table-cell table:formula="of:=CONCATENATE(&quot;Gem gem&quot;;[.A120];&quot; = new Gem(&quot;&quot;&quot;;[.B120];&quot;&quot;&quot;.trim());&quot;;&quot;gem&quot;;[.A120];&quot;.setGemlvl(TYP&quot;;[.C120];&quot;);&quot;;&quot;GEMS.add(gem&quot;;[.A120];&quot;);&quot;)" office:value-type="string" office:string-value="Gem gem120 = new Gem(&quot;Blood Magic &quot;.trim());gem120.setGemlvl(TYP24);GEMS.add(gem120);">
            <text:p>Gem gem120 = new Gem("Blood Magic ".trim());gem120.setGemlvl(TYP24);GEMS.add(gem120);</text:p>
          </table:table-cell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<text:a xlink:href="http://pathofexile.gamepedia.com/Fire_Penetration">Fire Penetration</text:a> </text:p>
          </table:table-cell>
          <table:table-cell office:value-type="float" office:value="24">
            <text:p>24</text:p>
          </table:table-cell>
          <table:table-cell table:formula="of:=CONCATENATE(&quot;Gem gem&quot;;[.A121];&quot; = new Gem(&quot;&quot;&quot;;[.B121];&quot;&quot;&quot;.trim());&quot;;&quot;gem&quot;;[.A121];&quot;.setGemlvl(TYP&quot;;[.C121];&quot;);&quot;;&quot;GEMS.add(gem&quot;;[.A121];&quot;);&quot;)" office:value-type="string" office:string-value="Gem gem121 = new Gem(&quot;Fire Penetration &quot;.trim());gem121.setGemlvl(TYP24);GEMS.add(gem121);">
            <text:p>Gem gem121 = new Gem("Fire Penetration ".trim());gem121.setGemlvl(TYP24);GEMS.add(gem121);</text:p>
          </table:table-cell>
        </table:table-row>
        <table:table-row table:style-name="ro4">
          <table:table-cell office:value-type="float" office:value="122">
            <text:p>122</text:p>
          </table:table-cell>
          <table:table-cell office:value-type="string">
            <text:p><text:a xlink:href="http://pathofexile.gamepedia.com/Increased_Duration">Increased Duration</text:a> </text:p>
          </table:table-cell>
          <table:table-cell office:value-type="float" office:value="24">
            <text:p>24</text:p>
          </table:table-cell>
          <table:table-cell table:formula="of:=CONCATENATE(&quot;Gem gem&quot;;[.A122];&quot; = new Gem(&quot;&quot;&quot;;[.B122];&quot;&quot;&quot;.trim());&quot;;&quot;gem&quot;;[.A122];&quot;.setGemlvl(TYP&quot;;[.C122];&quot;);&quot;;&quot;GEMS.add(gem&quot;;[.A122];&quot;);&quot;)" office:value-type="string" office:string-value="Gem gem122 = new Gem(&quot;Increased Duration &quot;.trim());gem122.setGemlvl(TYP24);GEMS.add(gem122);">
            <text:p>Gem gem122 = new Gem("Increased Duration ".trim());gem122.setGemlvl(TYP24);GEMS.add(gem122);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a xlink:href="http://pathofexile.gamepedia.com/Stun_%28support_gem%29">Stun</text:a> </text:p>
          </table:table-cell>
          <table:table-cell office:value-type="float" office:value="24">
            <text:p>24</text:p>
          </table:table-cell>
          <table:table-cell table:formula="of:=CONCATENATE(&quot;Gem gem&quot;;[.A123];&quot; = new Gem(&quot;&quot;&quot;;[.B123];&quot;&quot;&quot;.trim());&quot;;&quot;gem&quot;;[.A123];&quot;.setGemlvl(TYP&quot;;[.C123];&quot;);&quot;;&quot;GEMS.add(gem&quot;;[.A123];&quot;);&quot;)" office:value-type="string" office:string-value="Gem gem123 = new Gem(&quot;Stun &quot;.trim());gem123.setGemlvl(TYP24);GEMS.add(gem123);">
            <text:p>Gem gem123 = new Gem("Stun ".trim());gem123.setGemlvl(TYP24);GEMS.add(gem123);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a xlink:href="http://pathofexile.gamepedia.com/Flame_Totem">Flame Totem</text:a> </text:p>
          </table:table-cell>
          <table:table-cell office:value-type="float" office:value="31">
            <text:p>31</text:p>
          </table:table-cell>
          <table:table-cell table:formula="of:=CONCATENATE(&quot;Gem gem&quot;;[.A124];&quot; = new Gem(&quot;&quot;&quot;;[.B124];&quot;&quot;&quot;.trim());&quot;;&quot;gem&quot;;[.A124];&quot;.setGemlvl(TYP&quot;;[.C124];&quot;);&quot;;&quot;GEMS.add(gem&quot;;[.A124];&quot;);&quot;)" office:value-type="string" office:string-value="Gem gem124 = new Gem(&quot;Flame Totem &quot;.trim());gem124.setGemlvl(TYP31);GEMS.add(gem124);">
            <text:p>Gem gem124 = new Gem("Flame Totem ".trim());gem124.setGemlvl(TYP31);GEMS.add(gem124);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a xlink:href="http://pathofexile.gamepedia.com/Determination">Determination</text:a> </text:p>
          </table:table-cell>
          <table:table-cell office:value-type="float" office:value="31">
            <text:p>31</text:p>
          </table:table-cell>
          <table:table-cell table:formula="of:=CONCATENATE(&quot;Gem gem&quot;;[.A125];&quot; = new Gem(&quot;&quot;&quot;;[.B125];&quot;&quot;&quot;.trim());&quot;;&quot;gem&quot;;[.A125];&quot;.setGemlvl(TYP&quot;;[.C125];&quot;);&quot;;&quot;GEMS.add(gem&quot;;[.A125];&quot;);&quot;)" office:value-type="string" office:string-value="Gem gem125 = new Gem(&quot;Determination &quot;.trim());gem125.setGemlvl(TYP31);GEMS.add(gem125);">
            <text:p>Gem gem125 = new Gem("Determination ".trim());gem125.setGemlvl(TYP31);GEMS.add(gem125);</text:p>
          </table:table-cell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<text:a xlink:href="http://pathofexile.gamepedia.com/Devouring_Totem">Devouring Totem</text:a> </text:p>
          </table:table-cell>
          <table:table-cell office:value-type="float" office:value="31">
            <text:p>31</text:p>
          </table:table-cell>
          <table:table-cell table:formula="of:=CONCATENATE(&quot;Gem gem&quot;;[.A126];&quot; = new Gem(&quot;&quot;&quot;;[.B126];&quot;&quot;&quot;.trim());&quot;;&quot;gem&quot;;[.A126];&quot;.setGemlvl(TYP&quot;;[.C126];&quot;);&quot;;&quot;GEMS.add(gem&quot;;[.A126];&quot;);&quot;)" office:value-type="string" office:string-value="Gem gem126 = new Gem(&quot;Devouring Totem &quot;.trim());gem126.setGemlvl(TYP31);GEMS.add(gem126);">
            <text:p>Gem gem126 = new Gem("Devouring Totem ".trim());gem126.setGemlvl(TYP31);GEMS.add(gem126);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a xlink:href="http://pathofexile.gamepedia.com/Haste">Haste</text:a> </text:p>
          </table:table-cell>
          <table:table-cell office:value-type="float" office:value="31">
            <text:p>31</text:p>
          </table:table-cell>
          <table:table-cell table:formula="of:=CONCATENATE(&quot;Gem gem&quot;;[.A127];&quot; = new Gem(&quot;&quot;&quot;;[.B127];&quot;&quot;&quot;.trim());&quot;;&quot;gem&quot;;[.A127];&quot;.setGemlvl(TYP&quot;;[.C127];&quot;);&quot;;&quot;GEMS.add(gem&quot;;[.A127];&quot;);&quot;)" office:value-type="string" office:string-value="Gem gem127 = new Gem(&quot;Haste &quot;.trim());gem127.setGemlvl(TYP31);GEMS.add(gem127);">
            <text:p>Gem gem127 = new Gem("Haste ".trim());gem127.setGemlvl(TYP31);GEMS.add(gem127);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a xlink:href="http://pathofexile.gamepedia.com/Grace">Grace</text:a> </text:p>
          </table:table-cell>
          <table:table-cell office:value-type="float" office:value="31">
            <text:p>31</text:p>
          </table:table-cell>
          <table:table-cell table:formula="of:=CONCATENATE(&quot;Gem gem&quot;;[.A128];&quot; = new Gem(&quot;&quot;&quot;;[.B128];&quot;&quot;&quot;.trim());&quot;;&quot;gem&quot;;[.A128];&quot;.setGemlvl(TYP&quot;;[.C128];&quot;);&quot;;&quot;GEMS.add(gem&quot;;[.A128];&quot;);&quot;)" office:value-type="string" office:string-value="Gem gem128 = new Gem(&quot;Grace &quot;.trim());gem128.setGemlvl(TYP31);GEMS.add(gem128);">
            <text:p>Gem gem128 = new Gem("Grace ".trim());gem128.setGemlvl(TYP31);GEMS.add(gem128);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a xlink:href="http://pathofexile.gamepedia.com/Arctic_Breath">Arctic Breath</text:a> </text:p>
          </table:table-cell>
          <table:table-cell office:value-type="float" office:value="31">
            <text:p>31</text:p>
          </table:table-cell>
          <table:table-cell table:formula="of:=CONCATENATE(&quot;Gem gem&quot;;[.A129];&quot; = new Gem(&quot;&quot;&quot;;[.B129];&quot;&quot;&quot;.trim());&quot;;&quot;gem&quot;;[.A129];&quot;.setGemlvl(TYP&quot;;[.C129];&quot;);&quot;;&quot;GEMS.add(gem&quot;;[.A129];&quot;);&quot;)" office:value-type="string" office:string-value="Gem gem129 = new Gem(&quot;Arctic Breath &quot;.trim());gem129.setGemlvl(TYP31);GEMS.add(gem129);">
            <text:p>Gem gem129 = new Gem("Arctic Breath ".trim());gem129.setGemlvl(TYP31);GEMS.add(gem129);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a xlink:href="http://pathofexile.gamepedia.com/Discipline">Discipline</text:a> </text:p>
          </table:table-cell>
          <table:table-cell office:value-type="float" office:value="31">
            <text:p>31</text:p>
          </table:table-cell>
          <table:table-cell table:formula="of:=CONCATENATE(&quot;Gem gem&quot;;[.A130];&quot; = new Gem(&quot;&quot;&quot;;[.B130];&quot;&quot;&quot;.trim());&quot;;&quot;gem&quot;;[.A130];&quot;.setGemlvl(TYP&quot;;[.C130];&quot;);&quot;;&quot;GEMS.add(gem&quot;;[.A130];&quot;);&quot;)" office:value-type="string" office:string-value="Gem gem130 = new Gem(&quot;Discipline &quot;.trim());gem130.setGemlvl(TYP31);GEMS.add(gem130);">
            <text:p>Gem gem130 = new Gem("Discipline ".trim());gem130.setGemlvl(TYP31);GEMS.add(gem130);</text:p>
          </table:table-cell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<text:a xlink:href="http://pathofexile.gamepedia.com/Purity_of_Elements">Purity of Elements</text:a> </text:p>
          </table:table-cell>
          <table:table-cell office:value-type="float" office:value="31">
            <text:p>31</text:p>
          </table:table-cell>
          <table:table-cell table:formula="of:=CONCATENATE(&quot;Gem gem&quot;;[.A131];&quot; = new Gem(&quot;&quot;&quot;;[.B131];&quot;&quot;&quot;.trim());&quot;;&quot;gem&quot;;[.A131];&quot;.setGemlvl(TYP&quot;;[.C131];&quot;);&quot;;&quot;GEMS.add(gem&quot;;[.A131];&quot;);&quot;)" office:value-type="string" office:string-value="Gem gem131 = new Gem(&quot;Purity of Elements &quot;.trim());gem131.setGemlvl(TYP31);GEMS.add(gem131);">
            <text:p>Gem gem131 = new Gem("Purity of Elements ".trim());gem131.setGemlvl(TYP31);GEMS.add(gem131);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a xlink:href="http://pathofexile.gamepedia.com/Remote_Mine">Remote Mine</text:a> </text:p>
          </table:table-cell>
          <table:table-cell office:value-type="float" office:value="31">
            <text:p>31</text:p>
          </table:table-cell>
          <table:table-cell table:formula="of:=CONCATENATE(&quot;Gem gem&quot;;[.A132];&quot; = new Gem(&quot;&quot;&quot;;[.B132];&quot;&quot;&quot;.trim());&quot;;&quot;gem&quot;;[.A132];&quot;.setGemlvl(TYP&quot;;[.C132];&quot;);&quot;;&quot;GEMS.add(gem&quot;;[.A132];&quot;);&quot;)" office:value-type="string" office:string-value="Gem gem132 = new Gem(&quot;Remote Mine &quot;.trim());gem132.setGemlvl(TYP31);GEMS.add(gem132);">
            <text:p>Gem gem132 = new Gem("Remote Mine ".trim());gem132.setGemlvl(TYP31);GEMS.add(gem132);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<text:a xlink:href="http://pathofexile.gamepedia.com/Concentrated_Effect">Concentrated Effect</text:a> </text:p>
          </table:table-cell>
          <table:table-cell office:value-type="float" office:value="31">
            <text:p>31</text:p>
          </table:table-cell>
          <table:table-cell table:formula="of:=CONCATENATE(&quot;Gem gem&quot;;[.A133];&quot; = new Gem(&quot;&quot;&quot;;[.B133];&quot;&quot;&quot;.trim());&quot;;&quot;gem&quot;;[.A133];&quot;.setGemlvl(TYP&quot;;[.C133];&quot;);&quot;;&quot;GEMS.add(gem&quot;;[.A133];&quot;);&quot;)" office:value-type="string" office:string-value="Gem gem133 = new Gem(&quot;Concentrated Effect &quot;.trim());gem133.setGemlvl(TYP31);GEMS.add(gem133);">
            <text:p>Gem gem133 = new Gem("Concentrated Effect ".trim());gem133.setGemlvl(TYP31);GEMS.add(gem133)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a xlink:href="http://pathofexile.gamepedia.com/Faster_Casting">Faster Casting</text:a> </text:p>
          </table:table-cell>
          <table:table-cell office:value-type="float" office:value="31">
            <text:p>31</text:p>
          </table:table-cell>
          <table:table-cell table:formula="of:=CONCATENATE(&quot;Gem gem&quot;;[.A134];&quot; = new Gem(&quot;&quot;&quot;;[.B134];&quot;&quot;&quot;.trim());&quot;;&quot;gem&quot;;[.A134];&quot;.setGemlvl(TYP&quot;;[.C134];&quot;);&quot;;&quot;GEMS.add(gem&quot;;[.A134];&quot;);&quot;)" office:value-type="string" office:string-value="Gem gem134 = new Gem(&quot;Faster Casting &quot;.trim());gem134.setGemlvl(TYP31);GEMS.add(gem134);">
            <text:p>Gem gem134 = new Gem("Faster Casting ".trim());gem134.setGemlvl(TYP31);GEMS.add(gem134);</text:p>
          </table:table-cell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<text:a xlink:href="http://pathofexile.gamepedia.com/Increased_Area_of_Effect">Increased Area of Effect</text:a> </text:p>
          </table:table-cell>
          <table:table-cell office:value-type="float" office:value="31">
            <text:p>31</text:p>
          </table:table-cell>
          <table:table-cell table:formula="of:=CONCATENATE(&quot;Gem gem&quot;;[.A135];&quot; = new Gem(&quot;&quot;&quot;;[.B135];&quot;&quot;&quot;.trim());&quot;;&quot;gem&quot;;[.A135];&quot;.setGemlvl(TYP&quot;;[.C135];&quot;);&quot;;&quot;GEMS.add(gem&quot;;[.A135];&quot;);&quot;)" office:value-type="string" office:string-value="Gem gem135 = new Gem(&quot;Increased Area of Effect &quot;.trim());gem135.setGemlvl(TYP31);GEMS.add(gem135);">
            <text:p>Gem gem135 = new Gem("Increased Area of Effect ".trim());gem135.setGemlvl(TYP31);GEMS.add(gem135);</text:p>
          </table:table-cell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<text:a xlink:href="http://pathofexile.gamepedia.com/Increased_Critical_Strikes">Increased Critical Strikes</text:a> </text:p>
          </table:table-cell>
          <table:table-cell office:value-type="float" office:value="31">
            <text:p>31</text:p>
          </table:table-cell>
          <table:table-cell table:formula="of:=CONCATENATE(&quot;Gem gem&quot;;[.A136];&quot; = new Gem(&quot;&quot;&quot;;[.B136];&quot;&quot;&quot;.trim());&quot;;&quot;gem&quot;;[.A136];&quot;.setGemlvl(TYP&quot;;[.C136];&quot;);&quot;;&quot;GEMS.add(gem&quot;;[.A136];&quot;);&quot;)" office:value-type="string" office:string-value="Gem gem136 = new Gem(&quot;Increased Critical Strikes &quot;.trim());gem136.setGemlvl(TYP31);GEMS.add(gem136);">
            <text:p>Gem gem136 = new Gem("Increased Critical Strikes ".trim());gem136.setGemlvl(TYP31);GEMS.add(gem136);</text:p>
          </table:table-cell>
        </table:table-row>
        <table:table-row table:style-name="ro4">
          <table:table-cell office:value-type="float" office:value="137">
            <text:p>137</text:p>
          </table:table-cell>
          <table:table-cell office:value-type="string">
            <text:p><text:a xlink:href="http://pathofexile.gamepedia.com/Added_Chaos_Damage">Added Chaos Damage</text:a> </text:p>
          </table:table-cell>
          <table:table-cell office:value-type="float" office:value="31">
            <text:p>31</text:p>
          </table:table-cell>
          <table:table-cell table:formula="of:=CONCATENATE(&quot;Gem gem&quot;;[.A137];&quot; = new Gem(&quot;&quot;&quot;;[.B137];&quot;&quot;&quot;.trim());&quot;;&quot;gem&quot;;[.A137];&quot;.setGemlvl(TYP&quot;;[.C137];&quot;);&quot;;&quot;GEMS.add(gem&quot;;[.A137];&quot;);&quot;)" office:value-type="string" office:string-value="Gem gem137 = new Gem(&quot;Added Chaos Damage &quot;.trim());gem137.setGemlvl(TYP31);GEMS.add(gem137);">
            <text:p>Gem gem137 = new Gem("Added Chaos Damage ".trim());gem137.setGemlvl(TYP31);GEMS.add(gem137);</text:p>
          </table:table-cell>
        </table:table-row>
        <table:table-row table:style-name="ro4">
          <table:table-cell office:value-type="float" office:value="138">
            <text:p>138</text:p>
          </table:table-cell>
          <table:table-cell office:value-type="string">
            <text:p><text:a xlink:href="http://pathofexile.gamepedia.com/Greater_Multiple_Projectiles">Greater Multiple Projectiles</text:a> </text:p>
          </table:table-cell>
          <table:table-cell office:value-type="float" office:value="31">
            <text:p>31</text:p>
          </table:table-cell>
          <table:table-cell table:formula="of:=CONCATENATE(&quot;Gem gem&quot;;[.A138];&quot; = new Gem(&quot;&quot;&quot;;[.B138];&quot;&quot;&quot;.trim());&quot;;&quot;gem&quot;;[.A138];&quot;.setGemlvl(TYP&quot;;[.C138];&quot;);&quot;;&quot;GEMS.add(gem&quot;;[.A138];&quot;);&quot;)" office:value-type="string" office:string-value="Gem gem138 = new Gem(&quot;Greater Multiple Projectiles &quot;.trim());gem138.setGemlvl(TYP31);GEMS.add(gem138);">
            <text:p>Gem gem138 = new Gem("Greater Multiple Projectiles ".trim());gem138.setGemlvl(TYP31);GEMS.add(gem138);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a xlink:href="http://pathofexile.gamepedia.com/Mana_Leech">Mana Leech</text:a> </text:p>
          </table:table-cell>
          <table:table-cell office:value-type="float" office:value="31">
            <text:p>31</text:p>
          </table:table-cell>
          <table:table-cell table:formula="of:=CONCATENATE(&quot;Gem gem&quot;;[.A139];&quot; = new Gem(&quot;&quot;&quot;;[.B139];&quot;&quot;&quot;.trim());&quot;;&quot;gem&quot;;[.A139];&quot;.setGemlvl(TYP&quot;;[.C139];&quot;);&quot;;&quot;GEMS.add(gem&quot;;[.A139];&quot;);&quot;)" office:value-type="string" office:string-value="Gem gem139 = new Gem(&quot;Mana Leech &quot;.trim());gem139.setGemlvl(TYP31);GEMS.add(gem139);">
            <text:p>Gem gem139 = new Gem("Mana Leech ".trim());gem139.setGemlvl(TYP31);GEMS.add(gem139);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a xlink:href="http://pathofexile.gamepedia.com/Chain">Chain</text:a> </text:p>
          </table:table-cell>
          <table:table-cell office:value-type="float" office:value="31">
            <text:p>31</text:p>
          </table:table-cell>
          <table:table-cell table:formula="of:=CONCATENATE(&quot;Gem gem&quot;;[.A140];&quot; = new Gem(&quot;&quot;&quot;;[.B140];&quot;&quot;&quot;.trim());&quot;;&quot;gem&quot;;[.A140];&quot;.setGemlvl(TYP&quot;;[.C140];&quot;);&quot;;&quot;GEMS.add(gem&quot;;[.A140];&quot;);&quot;)" office:value-type="string" office:string-value="Gem gem140 = new Gem(&quot;Chain &quot;.trim());gem140.setGemlvl(TYP31);GEMS.add(gem140);">
            <text:p>Gem gem140 = new Gem("Chain ".trim());gem140.setGemlvl(TYP31);GEMS.add(gem140);</text:p>
          </table:table-cell>
        </table:table-row>
        <table:table-row table:style-name="ro4">
          <table:table-cell office:value-type="float" office:value="141">
            <text:p>141</text:p>
          </table:table-cell>
          <table:table-cell office:value-type="string">
            <text:p><text:a xlink:href="http://pathofexile.gamepedia.com/Faster_Attacks">Faster Attacks</text:a> </text:p>
          </table:table-cell>
          <table:table-cell office:value-type="float" office:value="31">
            <text:p>31</text:p>
          </table:table-cell>
          <table:table-cell table:formula="of:=CONCATENATE(&quot;Gem gem&quot;;[.A141];&quot; = new Gem(&quot;&quot;&quot;;[.B141];&quot;&quot;&quot;.trim());&quot;;&quot;gem&quot;;[.A141];&quot;.setGemlvl(TYP&quot;;[.C141];&quot;);&quot;;&quot;GEMS.add(gem&quot;;[.A141];&quot;);&quot;)" office:value-type="string" office:string-value="Gem gem141 = new Gem(&quot;Faster Attacks &quot;.trim());gem141.setGemlvl(TYP31);GEMS.add(gem141);">
            <text:p>Gem gem141 = new Gem("Faster Attacks ".trim());gem141.setGemlvl(TYP31);GEMS.add(gem141);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a xlink:href="http://pathofexile.gamepedia.com/Knockback_%28support_gem%29">Knockback</text:a> </text:p>
          </table:table-cell>
          <table:table-cell office:value-type="float" office:value="31">
            <text:p>31</text:p>
          </table:table-cell>
          <table:table-cell table:formula="of:=CONCATENATE(&quot;Gem gem&quot;;[.A142];&quot; = new Gem(&quot;&quot;&quot;;[.B142];&quot;&quot;&quot;.trim());&quot;;&quot;gem&quot;;[.A142];&quot;.setGemlvl(TYP&quot;;[.C142];&quot;);&quot;;&quot;GEMS.add(gem&quot;;[.A142];&quot;);&quot;)" office:value-type="string" office:string-value="Gem gem142 = new Gem(&quot;Knockback &quot;.trim());gem142.setGemlvl(TYP31);GEMS.add(gem142);">
            <text:p>Gem gem142 = new Gem("Knockback ".trim());gem142.setGemlvl(TYP31);GEMS.add(gem142);</text:p>
          </table:table-cell>
        </table:table-row>
        <table:table-row table:style-name="ro4">
          <table:table-cell office:value-type="float" office:value="143">
            <text:p>143</text:p>
          </table:table-cell>
          <table:table-cell office:value-type="string">
            <text:p><text:a xlink:href="http://pathofexile.gamepedia.com/Melee_Physical_Damage">Melee Physical Damage</text:a> </text:p>
          </table:table-cell>
          <table:table-cell office:value-type="float" office:value="31">
            <text:p>31</text:p>
          </table:table-cell>
          <table:table-cell table:formula="of:=CONCATENATE(&quot;Gem gem&quot;;[.A143];&quot; = new Gem(&quot;&quot;&quot;;[.B143];&quot;&quot;&quot;.trim());&quot;;&quot;gem&quot;;[.A143];&quot;.setGemlvl(TYP&quot;;[.C143];&quot;);&quot;;&quot;GEMS.add(gem&quot;;[.A143];&quot;);&quot;)" office:value-type="string" office:string-value="Gem gem143 = new Gem(&quot;Melee Physical Damage &quot;.trim());gem143.setGemlvl(TYP31);GEMS.add(gem143);">
            <text:p>Gem gem143 = new Gem("Melee Physical Damage ".trim());gem143.setGemlvl(TYP31);GEMS.add(gem143);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a xlink:href="http://pathofexile.gamepedia.com/Life_Leech">Life Leech</text:a> </text:p>
          </table:table-cell>
          <table:table-cell office:value-type="float" office:value="31">
            <text:p>31</text:p>
          </table:table-cell>
          <table:table-cell table:formula="of:=CONCATENATE(&quot;Gem gem&quot;;[.A144];&quot; = new Gem(&quot;&quot;&quot;;[.B144];&quot;&quot;&quot;.trim());&quot;;&quot;gem&quot;;[.A144];&quot;.setGemlvl(TYP&quot;;[.C144];&quot;);&quot;;&quot;GEMS.add(gem&quot;;[.A144];&quot;);&quot;)" office:value-type="string" office:string-value="Gem gem144 = new Gem(&quot;Life Leech &quot;.trim());gem144.setGemlvl(TYP31);GEMS.add(gem144);">
            <text:p>Gem gem144 = new Gem("Life Leech ".trim());gem144.setGemlvl(TYP31);GEMS.add(gem144);</text:p>
          </table:table-cell>
        </table:table-row>
        <table:table-row table:style-name="ro4">
          <table:table-cell office:value-type="float" office:value="145">
            <text:p>145</text:p>
          </table:table-cell>
          <table:table-cell office:value-type="string">
            <text:p><text:a xlink:href="http://pathofexile.gamepedia.com/Reduced_Mana">Reduced Mana</text:a> </text:p>
          </table:table-cell>
          <table:table-cell office:value-type="float" office:value="31">
            <text:p>31</text:p>
          </table:table-cell>
          <table:table-cell table:formula="of:=CONCATENATE(&quot;Gem gem&quot;;[.A145];&quot; = new Gem(&quot;&quot;&quot;;[.B145];&quot;&quot;&quot;.trim());&quot;;&quot;gem&quot;;[.A145];&quot;.setGemlvl(TYP&quot;;[.C145];&quot;);&quot;;&quot;GEMS.add(gem&quot;;[.A145];&quot;);&quot;)" office:value-type="string" office:string-value="Gem gem145 = new Gem(&quot;Reduced Mana &quot;.trim());gem145.setGemlvl(TYP31);GEMS.add(gem145);">
            <text:p>Gem gem145 = new Gem("Reduced Mana ".trim());gem145.setGemlvl(TYP31);GEMS.add(gem145);</text:p>
          </table:table-cell>
        </table:table-row>
        <table:table-row table:style-name="ro4">
          <table:table-cell office:value-type="float" office:value="146">
            <text:p>146</text:p>
          </table:table-cell>
          <table:table-cell office:value-type="string">
            <text:p><text:a xlink:href="http://pathofexile.gamepedia.com/Ranged_Attack_Totem">Ranged Attack Totem</text:a> </text:p>
          </table:table-cell>
          <table:table-cell office:value-type="float" office:value="31">
            <text:p>31</text:p>
          </table:table-cell>
          <table:table-cell table:formula="of:=CONCATENATE(&quot;Gem gem&quot;;[.A146];&quot; = new Gem(&quot;&quot;&quot;;[.B146];&quot;&quot;&quot;.trim());&quot;;&quot;gem&quot;;[.A146];&quot;.setGemlvl(TYP&quot;;[.C146];&quot;);&quot;;&quot;GEMS.add(gem&quot;;[.A146];&quot;);&quot;)" office:value-type="string" office:string-value="Gem gem146 = new Gem(&quot;Ranged Attack Totem &quot;.trim());gem146.setGemlvl(TYP31);GEMS.add(gem146);">
            <text:p>Gem gem146 = new Gem("Ranged Attack Totem ".trim());gem146.setGemlvl(TYP31);GEMS.add(gem146)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a xlink:href="http://pathofexile.gamepedia.com/Spell_Totem">Spell Totem</text:a> </text:p>
          </table:table-cell>
          <table:table-cell office:value-type="float" office:value="31">
            <text:p>31</text:p>
          </table:table-cell>
          <table:table-cell table:formula="of:=CONCATENATE(&quot;Gem gem&quot;;[.A147];&quot; = new Gem(&quot;&quot;&quot;;[.B147];&quot;&quot;&quot;.trim());&quot;;&quot;gem&quot;;[.A147];&quot;.setGemlvl(TYP&quot;;[.C147];&quot;);&quot;;&quot;GEMS.add(gem&quot;;[.A147];&quot;);&quot;)" office:value-type="string" office:string-value="Gem gem147 = new Gem(&quot;Spell Totem &quot;.trim());gem147.setGemlvl(TYP31);GEMS.add(gem147);">
            <text:p>Gem gem147 = new Gem("Spell Totem ".trim());gem147.setGemlvl(TYP31);GEMS.add(gem147);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table:style-name="Default" office:value-type="string">
            <text:p>Empower</text:p>
          </table:table-cell>
          <table:table-cell table:style-name="Default" office:value-type="string">
            <text:p>Special</text:p>
          </table:table-cell>
          <table:table-cell table:formula="of:=CONCATENATE(&quot;Gem gem&quot;;[.A148];&quot; = new Gem(&quot;&quot;&quot;;[.B148];&quot;&quot;&quot;.trim());&quot;;&quot;gem&quot;;[.A148];&quot;.setGemlvl(TYP&quot;;[.C148];&quot;);&quot;;&quot;GEMS.add(gem&quot;;[.A148];&quot;);&quot;)" office:value-type="string" office:string-value="Gem gem148 = new Gem(&quot;Empower&quot;.trim());gem148.setGemlvl(TYPSpecial);GEMS.add(gem148);">
            <text:p>Gem gem148 = new Gem("Empower".trim());gem148.setGemlvl(TYPSpecial);GEMS.add(gem148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1.12.2013</text:date>, <text:time>19:23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1T18:16:21.63</meta:creation-date>
    <dc:date>2013-12-01T19:23:03.03</dc:date>
    <meta:editing-duration>PT51M25S</meta:editing-duration>
    <meta:editing-cycles>10</meta:editing-cycles>
    <meta:generator>OpenOffice.org/3.3$Win32 OpenOffice.org_project/330m20$Build-9567</meta:generator>
    <meta:document-statistic meta:table-count="2" meta:cell-count="928" meta:object-count="0"/>
  </office:meta>
</office:document-meta>
</file>